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amie_data_ranked_by_conf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?s78 <text:s/>&lt;isMarriedTo&gt; <text:s/>?s4 <text:s/>?s78 <text:s/>&lt;hasChild&gt; <text:s/>?o4 <text:s text:c="2"/>=&gt; ?s4 <text:s/>&lt;hasChild&gt; <text:s/>?o4 <text:s/>Support: 0.003880621574526077 Head coverage: 0.31839030722630896 Confidence: 0.5756532624002504 Improved confidence: 0.5756532624002504 Predictiveness: 0.0 Improved Predictiveness: 0.0 Std. Improved Predictiveness: 0.0 Cardinality: 3679 Pred*Conf*Body: 0.0 Pred*ImprConf*Body: 0.0 Body size: 6391 Key variable: ?o4</text:p>
          </table:table-cell>
          <table:table-cell table:number-columns-repeated="1023"/>
        </table:table-row>
        <table:table-row table:style-name="ro1">
          <table:table-cell office:value-type="string">
            <text:p>?s4 <text:s/>&lt;isMarriedTo&gt; <text:s/>?o78 <text:s/>?o78 <text:s/>&lt;hasChild&gt; <text:s/>?o4 <text:s text:c="2"/>=&gt; ?s4 <text:s/>&lt;hasChild&gt; <text:s/>?o4 <text:s/>Support: 0.003886950394707419 Head coverage: 0.3189095629597577 Confidence: 0.5611390284757118 Improved confidence: 0.5611390284757118 Predictiveness: 0.0 Improved Predictiveness: 0.0 Std. Improved Predictiveness: 0.0 Cardinality: 3685 Pred*Conf*Body: 0.0 Pred*ImprConf*Body: 0.0 Body size: 6567 Key variable: ?o4</text:p>
          </table:table-cell>
          <table:table-cell table:number-columns-repeated="1023"/>
        </table:table-row>
        <table:table-row table:style-name="ro1">
          <table:table-cell office:value-type="string">
            <text:p>?o34 <text:s/>&lt;isMarriedTo&gt; <text:s/>?s34 <text:s text:c="2"/>=&gt; ?s34 <text:s/>&lt;isMarriedTo&gt; <text:s/>?o34 <text:s/>Support: 0.006706439785495188 Head coverage: 0.5301425831735179 Confidence: 0.5301425831735179 Improved confidence: 0.9178576584379963 Predictiveness: 0.42241307429333774 Improved Predictiveness: 0.38771507526447835 Std. Improved Predictiveness: 0.2239391583721372 Cardinality: 6358 Pred*Conf*Body: 2685.7023263570413 Pred*ImprConf*Body: 2685.7023263570413 Body size: 11993 Key variable: ?o34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Leslie_Bricusse&gt;/&lt;isMarriedTo&gt;/&lt;Yvonne_Roma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elma_Botman&gt;/&lt;isMarriedTo&gt;/&lt;Tom_Birmingha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ncarnaciÃ³n_Ezcurra&gt;/&lt;isMarriedTo&gt;/&lt;Juan_Manuel_de_Rosa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Vivien_Noakes&gt;/&lt;isMarriedTo&gt;/&lt;Michael_Noak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teffi_Duna&gt;/&lt;isMarriedTo&gt;/&lt;John_Carroll_(actor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guerite_Churchill&gt;/&lt;isMarriedTo&gt;/&lt;George_O'Brien_(actor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ter_Birrel&gt;/&lt;isMarriedTo&gt;/&lt;Stephanie_Co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III_of_Hungary&gt;/&lt;isMarriedTo&gt;/&lt;Agnes_of_Austria_(12811364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quire_Bancroft&gt;/&lt;isMarriedTo&gt;/&lt;Effie_Bancrof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Baldwin_(Coronation_Street)&gt;/&lt;isMarriedTo&gt;/&lt;Linda_Baldwin_(Coronation_Street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anni_Ossott&gt;/&lt;isMarriedTo&gt;/&lt;Manuel_Caballer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uÃ°rÃºn_KatrÃ­n_ÃorbergsdÃ³ttir&gt;/&lt;isMarriedTo&gt;/&lt;Ãlafur_Ragnar_GrÃ­mss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rina_Skobtseva&gt;/&lt;isMarriedTo&gt;/&lt;Sergei_Bondarchu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erick_William_II_of_Prussia&gt;/&lt;isMarriedTo&gt;/&lt;Wilhelmine_von_Lichtenau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hn_II_Casimir_Vasa&gt;/&lt;isMarriedTo&gt;/&lt;Marie_Louise_Gonzag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arey,_2nd_Baron_Hunsdon&gt;/&lt;isMarriedTo&gt;/&lt;Elizabeth_Spencer,_Baroness_Hunsd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ian_Hargrove&gt;/&lt;isMarriedTo&gt;/&lt;David_Hyde_Pierc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hn_Adams_Kuakini&gt;/&lt;isMarriedTo&gt;/&lt;Keohoklol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ma_Bennett_Morgan&gt;/&lt;isMarriedTo&gt;/&lt;Ephraim_F._Morg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Newton_Howard&gt;/&lt;isMarriedTo&gt;/&lt;Rosanna_Arquett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Olivia_Newton-John&gt;/&lt;isMarriedTo&gt;/&lt;Matt_Lattanz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hn_Pasquin&gt;/&lt;isMarriedTo&gt;/&lt;JoBeth_William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y_Faires&gt;/&lt;isMarriedTo&gt;/&lt;Debbie_Matenopoulo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imitra_Liani&gt;/&lt;isMarriedTo&gt;/&lt;Andreas_Papandreo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da_Dalser&gt;/&lt;isMarriedTo&gt;/&lt;Benito_Mussolin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ay_Wray&gt;/&lt;isMarriedTo&gt;/&lt;Robert_Risk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ren_Philipp&gt;/&lt;isMarriedTo&gt;/&lt;Pat_Prof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yan_Atwood&gt;/&lt;isMarriedTo&gt;/&lt;Theresa_Diaz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ames_II_of_Scotland&gt;/&lt;isMarriedTo&gt;/&lt;Mary_of_Guelder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e_Morrow_Lindbergh&gt;/&lt;isMarriedTo&gt;/&lt;Charles_Lindbe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rothy_Montagu,_Countess_of_Sandwich&gt;/&lt;isMarriedTo&gt;/&lt;John_Montagu,_4th_Earl_of_Sandwic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rchibald_Bulloch_Roosevelt,_Jr.&gt;/&lt;isMarriedTo&gt;/&lt;Selwa_Roosevel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alian_of_Ibelin&gt;/&lt;isMarriedTo&gt;/&lt;Maria_Komnene,_Queen_of_Jerusale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elanie_Peres&gt;/&lt;isMarriedTo&gt;/&lt;Itay_Ti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pencer,_8th_Earl_Spencer&gt;/&lt;isMarriedTo&gt;/&lt;Raine_Spencer,_Countess_Spenc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e_Warenne,_7th_Earl_of_Surrey&gt;/&lt;isMarriedTo&gt;/&lt;Alice_de_Lusignan,_Countess_of_Surr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Chase&gt;/&lt;isMarriedTo&gt;/&lt;Allison_Camer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tian_Karembeu&gt;/&lt;isMarriedTo&gt;/&lt;Adriana_Karembeu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anco_Cristaldi&gt;/&lt;isMarriedTo&gt;/&lt;Claudia_Cardinal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ter_Tchernyshev&gt;/&lt;isMarriedTo&gt;/&lt;Anastasia_Zavorotnyu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uchess_Louise_Amalie_of_Brunswick-WolfenbÃ¼ttel&gt;/&lt;isMarriedTo&gt;/&lt;Prince_Augustus_William_of_Prus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Campbell_(film_actor)&gt;/&lt;isMarriedTo&gt;/&lt;Judith_Exn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eannie_Ritter&gt;/&lt;isMarriedTo&gt;/&lt;Bill_Rit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de_Beauchamp,_Lady_of_Abergavenny&gt;/&lt;isMarriedTo&gt;/&lt;Edward_Nevill,_3rd_Baron_Bergaven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atalia_Sedova&gt;/&lt;isMarriedTo&gt;/&lt;Leon_Trots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g_Snyder&gt;/&lt;isMarriedTo&gt;/&lt;Dusty_Donov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nna_Walska&gt;/&lt;isMarriedTo&gt;/&lt;Theos_Casimir_Bernar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ia_FurtwÃ¤ngler&gt;/&lt;isMarriedTo&gt;/&lt;Hubert_Bur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gnes_of_Habsburg&gt;/&lt;isMarriedTo&gt;/&lt;Albert_II,_Duke_of_Saxo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exis_of_Russia&gt;/&lt;isMarriedTo&gt;/&lt;Maria_Miloslavskay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i,_Prince_of_CondÃ©_(15521588)&gt;/&lt;isMarriedTo&gt;/&lt;Charlotte_Catherine_de_La_TrÃ©moill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illian_Kesner-Graver&gt;/&lt;isMarriedTo&gt;/&lt;Gary_Gra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leen_McCullough&gt;/&lt;isMarriedTo&gt;/&lt;Nic_Nol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Hogan_(actor)&gt;/&lt;isMarriedTo&gt;/&lt;Michael_Hogan_(Canadian_actor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yÃ¶rgy_GÃ¡t&gt;/&lt;isMarriedTo&gt;/&lt;NÃ³ra_GÃ¶rb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isa_Spoonhauer&gt;/&lt;isMarriedTo&gt;/&lt;Jeff_Anders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ary_Stretch&gt;/&lt;isMarriedTo&gt;/&lt;Roselyn_SÃ¡nche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gan_Fahlenbock&gt;/&lt;isMarriedTo&gt;/&lt;Alex_Karz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Valdemar_I_of_Denmark&gt;/&lt;isMarriedTo&gt;/&lt;Sophia_of_Mins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wrence_D._Foldes&gt;/&lt;isMarriedTo&gt;/&lt;Victoria_Paige_Meyerin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llie_Connally&gt;/&lt;isMarriedTo&gt;/&lt;John_Connal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mi_Smith&gt;/&lt;isMarriedTo&gt;/&lt;George_Toogood_Smit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ederick_William_II_of_Prussia&gt;/&lt;isMarriedTo&gt;/&lt;Julie_von_Vos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Ibrahim_I&gt;/&lt;isMarriedTo&gt;/&lt;Saliha_DilÃ¢_ub_Sult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izuko_Hoshi&gt;/&lt;isMarriedTo&gt;/&lt;Mako_Iwamatsu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ggy_Lee&gt;/&lt;isMarriedTo&gt;/&lt;Dave_Barbou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ta_Fernandez_Miranda_de_Batista&gt;/&lt;isMarriedTo&gt;/&lt;Fulgencio_Batist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gar_Khan&gt;/&lt;isMarriedTo&gt;/&lt;Sahil_Kh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Otto_V,_Duke_of_Bavaria&gt;/&lt;isMarriedTo&gt;/&lt;Catherine_of_Bohem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ane_Brolly&gt;/&lt;isMarriedTo&gt;/&lt;Sarah_G._Buxt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orothy_Ayer_Gardner_Ford&gt;/&lt;isMarriedTo&gt;/&lt;Leslie_Lynch_King,_Sr.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san_Douglas_Rubes&gt;/&lt;isMarriedTo&gt;/&lt;Jan_Rub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uke_Alexander_of_WÃ¼rttemberg&gt;/&lt;isMarriedTo&gt;/&lt;Claudine_RhÃ©dey_von_Kis-RhÃ©d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im_Simpson_(director)&gt;/&lt;isMarriedTo&gt;/&lt;Sigourney_Weav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gela_Morant&gt;/&lt;isMarriedTo&gt;/&lt;Ben_Kingsle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erence_Alexander&gt;/&lt;isMarriedTo&gt;/&lt;Jane_Dow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ngxu_Emperor&gt;/&lt;isMarriedTo&gt;/&lt;Imperial_Consort_Zh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garet_of_Burgundy,_Queen_of_Sicily&gt;/&lt;isMarriedTo&gt;/&lt;Charles_I_of_Napl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cia_Euphemia&gt;/&lt;isMarriedTo&gt;/&lt;Anthemiu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ul_Simon&gt;/&lt;isMarriedTo&gt;/&lt;Carrie_Fish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ancy_Kissinger&gt;/&lt;isMarriedTo&gt;/&lt;Henry_Kissing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orothy_M._Needham&gt;/&lt;isMarriedTo&gt;/&lt;Joseph_Needha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ed_Perry&gt;/&lt;isMarriedTo&gt;/&lt;Helen_Vin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mehameha_II&gt;/&lt;isMarriedTo&gt;/&lt;Kaahumanu_II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ion_Fairfax&gt;/&lt;isMarriedTo&gt;/&lt;Tully_Marsha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n_Percy,_8th_Duke_of_Northumberland&gt;/&lt;isMarriedTo&gt;/&lt;Helen_Percy,_Duchess_of_Northumb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elima_Azeem&gt;/&lt;isMarriedTo&gt;/&lt;Pankaj_Kapoo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Zahida_Hina&gt;/&lt;isMarriedTo&gt;/&lt;Jon_El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eueen_MacGrath&gt;/&lt;isMarriedTo&gt;/&lt;George_S._Kauf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Colville,_Viscountess_Colville_of_Culross&gt;/&lt;isMarriedTo&gt;/&lt;Andrew_Davidson,_2nd_Viscount_Davids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ice_Massey&gt;/&lt;isMarriedTo&gt;/&lt;Vincent_Masse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tian_VII_of_Denmark&gt;/&lt;isMarriedTo&gt;/&lt;Caroline_Matilda_of_Great_Brita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ilton_Friedman&gt;/&lt;isMarriedTo&gt;/&lt;Rose_Fried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ksandra_BillewiczÃ³wna&gt;/&lt;isMarriedTo&gt;/&lt;Andrzej_Kmicic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annah_Chaplin&gt;/&lt;isMarriedTo&gt;/&lt;Leo_Dry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hamerernebty_I&gt;/&lt;isMarriedTo&gt;/&lt;Khafr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ylvia_Fine&gt;/&lt;isMarriedTo&gt;/&lt;Danny_Kay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ic_VI_of_Denmark&gt;/&lt;isMarriedTo&gt;/&lt;Ingeborg_Magnusdotter_of_Swed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hristiane_Vulpius&gt;/&lt;isMarriedTo&gt;/&lt;Johann_Wolfgang_von_Goeth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oguang_Emperor&gt;/&lt;isMarriedTo&gt;/&lt;Niuhuru,_Empress_Mu_Cheng&gt;</text:p>
          </table:table-cell>
          <table:table-cell table:number-columns-repeated="1022"/>
        </table:table-row>
        <table:table-row table:style-name="ro1">
          <table:table-cell office:value-type="string">
            <text:p>?s33 <text:s/>&lt;created&gt; <text:s/>?o33 <text:s/>?s33 <text:s/>&lt;produced&gt; <text:s/>?o33 <text:s text:c="2"/>=&gt; ?s33 <text:s/>&lt;directed&gt; <text:s/>?o33 <text:s/>Support: 0.0010664062005560923 Head coverage: 0.030203447554745615 Confidence: 0.4982750123213406 Improved confidence: 0.5867672663958212 Predictiveness: 0.15081320847708235 Improved Predictiveness: 0.0884922540744807 Std. Improved Predictiveness: 0.07514645331213911 Cardinality: 1011 Pred*Conf*Body: 152.47215377033027 Pred*ImprConf*Body: 152.47215377033027 Body size: 2029 Key variable: ?o33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Amy_Sewell&gt;/&lt;directed&gt;/&lt;Mad_Hot_Ballro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dhu_Vinod_Chopra&gt;/&lt;directed&gt;/&lt;Taalisma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heryl_Leach&gt;/&lt;directed&gt;/&lt;Barney's_Great_Advent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c_Besson&gt;/&lt;directed&gt;/&lt;Taxi_(200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mesh_Reshammiya&gt;/&lt;directed&gt;/&lt;Aap_Kaa_Surroor__The_Moviee__The_Real_Luv_Sto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chin_Dev_Burman&gt;/&lt;directed&gt;/&lt;Baat_Ek_Raat_K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Thulluvadho_Ilama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vid_Koepp&gt;/&lt;directed&gt;/&lt;Apartment_Ze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ge_Ivarson&gt;/&lt;directed&gt;/&lt;The_Lustful_Vica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._R._Rahman&gt;/&lt;directed&gt;/&lt;Parasuram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._R._Rahman&gt;/&lt;directed&gt;/&lt;Tehzeeb_(2003_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rew_J._Rausch&gt;/&lt;directed&gt;/&lt;Zombieged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ny_Carpenter&gt;/&lt;directed&gt;/&lt;Son_of_the_Reneg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lman_Ahmad&gt;/&lt;directed&gt;/&lt;Ghoom_Ta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_Mullins&gt;/&lt;directed&gt;/&lt;Canticle_of_the_Plai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ff_Wayne&gt;/&lt;directed&gt;/&lt;Jeff_Wayne's_Musical_Version_of_The_War_of_the_Worl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Bos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eer_Sultan&gt;/&lt;directed&gt;/&lt;Yogi_(200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xPx&gt;/&lt;directed&gt;/&lt;B-Movie_(DVD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Thennav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nny_Medina&gt;/&lt;directed&gt;/&lt;Above_the_Ri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ck_Wolf&gt;/&lt;directed&gt;/&lt;No_Man's_Land_(198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Manadhai_Thirudivitt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ushad&gt;/&lt;directed&gt;/&lt;Babul_(195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Winslow&gt;/&lt;directed&gt;/&lt;Lenny_the_Wonder_Do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u_Malik&gt;/&lt;directed&gt;/&lt;Judwa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u_Malik&gt;/&lt;directed&gt;/&lt;Fiz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n_Le_May&gt;/&lt;directed&gt;/&lt;The_Sundowners_(1950_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nnava_Balayya&gt;/&lt;directed&gt;/&lt;Chelleli_Kapur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mal_Haasan&gt;/&lt;directed&gt;/&lt;Nala_Damayanth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Arinthum_Ariyamalu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rank_Joslyn_Baum&gt;/&lt;directed&gt;/&lt;The_Gray_Nun_of_Belg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Aravind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sa_Morton&gt;/&lt;directed&gt;/&lt;Adventures_in_Dinosaur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Carlin&gt;/&lt;directed&gt;/&lt;Life_Is_Worth_Los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than_Wiley&gt;/&lt;directed&gt;/&lt;Bear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nowy_White&gt;/&lt;directed&gt;/&lt;The_Way_It_Is...Live!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Siva_Manasula_Sakt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Oliver_Curwood&gt;/&lt;directed&gt;/&lt;Back_to_God's_Country_(191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Theeradha_Vilaiyattu_Pill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F._Friedman&gt;/&lt;directed&gt;/&lt;A_Smell_of_Honey,_a_Swallow_of_Br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_Disney&gt;/&lt;directed&gt;/&lt;Lt._Robin_Crusoe,_U.S.N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Bernard&gt;/&lt;directed&gt;/&lt;The_Gran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mian_Lee&gt;/&lt;directed&gt;/&lt;Jungle_Boy_(199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directed&gt;/&lt;Katha_Parayump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borah_Warner&gt;/&lt;directed&gt;/&lt;Demon_Under_Glas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hankar-Ehsaan-Loy&gt;/&lt;directed&gt;/&lt;Lakshya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illiam_Davies_(screenwriter)&gt;/&lt;directed&gt;/&lt;Alien_Autopsy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Sadler&gt;/&lt;directed&gt;/&lt;Coyot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Willmott&gt;/&lt;directed&gt;/&lt;Ninth_Stre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Da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uvan_Shankar_Raja&gt;/&lt;directed&gt;/&lt;Vaazhth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Schwahn&gt;/&lt;directed&gt;/&lt;Whatever_It_Take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dow_Birk&gt;/&lt;directed&gt;/&lt;Dante's_Inferno_(2007_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tacy_Keach&gt;/&lt;directed&gt;/&lt;The_Long_Rider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tt_Heath&gt;/&lt;directed&gt;/&lt;The_Devil_Dared_Me_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_Cohen&gt;/&lt;directed&gt;/&lt;I_Was_a_Teenage_Werewol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nni&gt;/&lt;directed&gt;/&lt;Yanni_Voic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on_Hee_Newbold&gt;/&lt;directed&gt;/&lt;Alien_Invasion_Arizo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._Gardner_Sullivan&gt;/&lt;directed&gt;/&lt;Cheap_Kiss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nni&gt;/&lt;directed&gt;/&lt;Tribute_(Yanni_albu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uri_Jagannadh&gt;/&lt;directed&gt;/&lt;Bumper_Off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loyd_Kaufman&gt;/&lt;directed&gt;/&lt;Sugar_Cookie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Batt&gt;/&lt;directed&gt;/&lt;The_Katie_Melua_Collecti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rris_Jayaraj&gt;/&lt;directed&gt;/&lt;Aya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tin_Lalit&gt;/&lt;directed&gt;/&lt;Chand_Sifari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xi_Alexander&gt;/&lt;directed&gt;/&lt;Johnny_Flyn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k_Molloy&gt;/&lt;directed&gt;/&lt;BoyTow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man_Coppola&gt;/&lt;directed&gt;/&lt;The_Spirit_of_'76_(199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Edge&gt;/&lt;directed&gt;/&lt;Captive_(soundtrack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rek_Lamb&gt;/&lt;directed&gt;/&lt;Every_Child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sari_Narayana_Rao&gt;/&lt;directed&gt;/&lt;Aadivaram_Adavallaku_Selav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Parkinson&gt;/&lt;directed&gt;/&lt;Soultaker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ah_Sife&gt;/&lt;directed&gt;/&lt;The_Adventures_of_Noah_Sife_V._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Paul&gt;/&lt;directed&gt;/&lt;The_Double_0_K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and-Milind&gt;/&lt;directed&gt;/&lt;Jaagrut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my_Bridges_(actor)&gt;/&lt;directed&gt;/&lt;Big_Ball'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hn_Candy&gt;/&lt;directed&gt;/&lt;The_Last_Pol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nce_Orlando&gt;/&lt;directed&gt;/&lt;Life_Goes_On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arry_Alan_Towers&gt;/&lt;directed&gt;/&lt;Circus_of_Fe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Sesh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Gitelson&gt;/&lt;directed&gt;/&lt;Handy_Manny's_Motorcycle_Advent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_Kammerud&gt;/&lt;directed&gt;/&lt;Tarzan_I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cas_Grabeel&gt;/&lt;directed&gt;/&lt;The_Real_S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jay_Antony&gt;/&lt;directed&gt;/&lt;Dishyu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._R._Rahman&gt;/&lt;directed&gt;/&lt;Sangama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._R._Rahman&gt;/&lt;directed&gt;/&lt;Thenal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Puthiya_Geeth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nni&gt;/&lt;directed&gt;/&lt;Yanni_Live!_The_Concert_Eve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and_Raj_Anand&gt;/&lt;directed&gt;/&lt;Hote_Hote_Pyar_Ho_Gay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er_Guldbrandsen&gt;/&lt;directed&gt;/&lt;I,_a_Lo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di_Banomyong&gt;/&lt;directed&gt;/&lt;King_of_the_White_Elephan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._R._Rahman&gt;/&lt;directed&gt;/&lt;Kadhalar_Dhin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van_Shankar_Raja&gt;/&lt;directed&gt;/&lt;Kunguma_Poovum_Konjum_Purav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Gouldman&gt;/&lt;directed&gt;/&lt;Animalympics_soundtra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hail_Khan&gt;/&lt;directed&gt;/&lt;Kissan_(2009_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deem-Shravan&gt;/&lt;directed&gt;/&lt;Dil_Hai_Tumha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Ã©sar_A._AmigÃ³&gt;/&lt;directed&gt;/&lt;Un_aliado_en_el_tiemp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jay_Antony&gt;/&lt;directed&gt;/&lt;Ninaithale_Inikkum_(200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y_Widen&gt;/&lt;directed&gt;/&lt;The_Prophecy_II&gt;</text:p>
          </table:table-cell>
          <table:table-cell table:number-columns-repeated="1022"/>
        </table:table-row>
        <table:table-row table:style-name="ro1">
          <table:table-cell office:value-type="string">
            <text:p>?s33 <text:s/>&lt;actedIn&gt; <text:s/>?o33 <text:s/>?s33 <text:s/>&lt;created&gt; <text:s/>?o33 <text:s text:c="2"/>=&gt; ?s33 <text:s/>&lt;directed&gt; <text:s/>?o33 <text:s/>Support: 4.0504449160587484E-4 Head coverage: 0.01147193260239596 Confidence: 0.382851445663011 Improved confidence: 0.45229681978798586 Predictiveness: 0.15353938185443672 Improved Predictiveness: 0.06944537412497491 Std. Improved Predictiveness: 0.058782774309176174 Cardinality: 384 Pred*Conf*Body: 58.9591226321037 Pred*ImprConf*Body: 58.9591226321037 Body size: 1003 Key variable: ?o33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dyker_upp_i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Elizabeth_Ellis&gt;/&lt;directed&gt;/&lt;A_Quiet_Little_Marri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lva_Dadiani&gt;/&lt;directed&gt;/&lt;The_Exile_(1922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_Schuster&gt;/&lt;directed&gt;/&lt;You_Must_Be_Joking!_(1986_film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pike_Lee&gt;/&lt;directed&gt;/&lt;Crookly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Follow_a_Sta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ob_Monkhouse&gt;/&lt;directed&gt;/&lt;Dentist_on_the_Jo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my_Chong&gt;/&lt;directed&gt;/&lt;Best_Bu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Gottschalk&gt;/&lt;directed&gt;/&lt;Die_Supernas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ce_Cube&gt;/&lt;directed&gt;/&lt;Janky_Promot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ie_Wright&gt;/&lt;directed&gt;/&lt;Hairshirt_(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imon_Lui&gt;/&lt;directed&gt;/&lt;Last_Ghost_Standi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n_Heder&gt;/&lt;directed&gt;/&lt;Napoleon_Dynamit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emaine_Clement&gt;/&lt;directed&gt;/&lt;Tongan_Ninj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car_Kightley&gt;/&lt;directed&gt;/&lt;Sione's_Wedd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mer_Hosny&gt;/&lt;directed&gt;/&lt;Noor_Eie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Billion_Dollar_Hob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Yathrakarude_Sradhakku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vingston_(actor)&gt;/&lt;directed&gt;/&lt;Sundara_Purus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Mull&gt;/&lt;directed&gt;/&lt;Rented_Lip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_Aleandro&gt;/&lt;directed&gt;/&lt;The_Inheritors_(1970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JosÃ©&gt;/&lt;directed&gt;/&lt;PerdÃ³name_To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Dujardin&gt;/&lt;directed&gt;/&lt;Brice_de_Nic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eenivasan_(actor)&gt;/&lt;directed&gt;/&lt;Bhargavacharitham_Moonam_Khan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ie_Chan&gt;/&lt;directed&gt;/&lt;Half_a_Loaf_of_Kung_F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tte_Midler&gt;/&lt;directed&gt;/&lt;The_Bette_Midler_Sh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Waits&gt;/&lt;directed&gt;/&lt;Big_Time_(198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Weeks&gt;/&lt;directed&gt;/&lt;29_Reasons_to_Ru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bel_Normand&gt;/&lt;directed&gt;/&lt;Mabel's_Married_Li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dy_Ray_Moore&gt;/&lt;directed&gt;/&lt;Shaolin_Dolem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a_Carvey&gt;/&lt;directed&gt;/&lt;The_Master_of_Disgui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_Private_Eyes_(198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directed&gt;/&lt;La_Sog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der_Khan&gt;/&lt;directed&gt;/&lt;Mr._Natwarl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Jackson&gt;/&lt;directed&gt;/&lt;The_Passage_(200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Corbett&gt;/&lt;directed&gt;/&lt;The_Film_Cre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J._Nelson&gt;/&lt;directed&gt;/&lt;The_Film_Cre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Gillette&gt;/&lt;directed&gt;/&lt;Sherlock_Holmes_(191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lary_Howard&gt;/&lt;directed&gt;/&lt;Kaaterskill_Fall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lambarasan_Rajendar&gt;/&lt;directed&gt;/&lt;Manmad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yce_D._Applegate&gt;/&lt;directed&gt;/&lt;Loose_Sho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ey_Boy&gt;/&lt;directed&gt;/&lt;The_Possib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directed&gt;/&lt;JÃ¶nssonligan_pÃ¥_Mallor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no_Cheng&gt;/&lt;directed&gt;/&lt;Summer's_Ta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der_Khan&gt;/&lt;directed&gt;/&lt;Yaarana_(198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onora_Duse&gt;/&lt;directed&gt;/&lt;Cene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directed&gt;/&lt;They_Went_That-A-Way_&amp;_That-A-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P._Davis&gt;/&lt;directed&gt;/&lt;Fighting_Tommy_Ri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JosÃ©&gt;/&lt;directed&gt;/&lt;GavilÃ¡n_o_Paloma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_Gordon&gt;/&lt;directed&gt;/&lt;Black_Patch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key_Rourke&gt;/&lt;directed&gt;/&lt;F.T.W.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ved_Jaffrey&gt;/&lt;directed&gt;/&lt;Hum_Hain_Lajawa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Proctor&gt;/&lt;directed&gt;/&lt;J-Men_Foreve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ionel_Barrymore&gt;/&lt;directed&gt;/&lt;The_Burglar's_Dilem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._Madhavan&gt;/&lt;directed&gt;/&lt;Ramji_Londonwa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Neal&gt;/&lt;directed&gt;/&lt;Future-K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Andre&gt;/&lt;directed&gt;/&lt;Jangan_Pandang_Belaka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vek_Oberoi&gt;/&lt;directed&gt;/&lt;Kyun!_Ho_Gaya_Na..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mer_Hosny&gt;/&lt;directed&gt;/&lt;Omar_&amp;_Salma_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tta_May&gt;/&lt;directed&gt;/&lt;In_Love_with_Barbar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ader_Khan&gt;/&lt;directed&gt;/&lt;Khoon_Pas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_Rimes&gt;/&lt;directed&gt;/&lt;Holiday_in_Your_He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Miller_(actor)&gt;/&lt;directed&gt;/&lt;Christmas_Mountai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Tonderai&gt;/&lt;directed&gt;/&lt;Dog_Eat_Dog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yush_Mishra&gt;/&lt;directed&gt;/&lt;1971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y_Mollen&gt;/&lt;directed&gt;/&lt;Kidnapping_Caitly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e_Snider&gt;/&lt;directed&gt;/&lt;Strange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mrata_Singh_Gujral&gt;/&lt;directed&gt;/&lt;Americanizing_Shel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lip_Kumar&gt;/&lt;directed&gt;/&lt;Leader_(196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Leguizamo&gt;/&lt;directed&gt;/&lt;The_Pest_(199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Wisdom&gt;/&lt;directed&gt;/&lt;The_Early_Bi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ores_Taylor&gt;/&lt;directed&gt;/&lt;Billy_Ja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Sullivan&gt;/&lt;directed&gt;/&lt;Mr._Broadway_(1933_film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obby_Clark_(comedian)&gt;/&lt;directed&gt;/&lt;Alibi_Bye_By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pade&gt;/&lt;directed&gt;/&lt;Lost_&amp;_Found_(199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_Brood&gt;/&lt;directed&gt;/&lt;Cha_Cha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jÃ¶rn_Gustafson&gt;/&lt;directed&gt;/&lt;JÃ¶nssonligan_spelar_hÃ¶g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hew_Carey&gt;/&lt;directed&gt;/&lt;Ojai_Bum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MacIvor&gt;/&lt;directed&gt;/&lt;Whole_New_Thi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om_McGrath_(animator)&gt;/&lt;directed&gt;/&lt;Merry_Madagasc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Naschy&gt;/&lt;directed&gt;/&lt;Horror_Rises_from_the_Tomb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mie_Kennedy&gt;/&lt;directed&gt;/&lt;Malibu's_Most_Wante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leese&gt;/&lt;directed&gt;/&lt;Wine_for_the_Confuse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asco_Santana&gt;/&lt;directed&gt;/&lt;O_PÃ¡tio_das_Cantig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achy_Hulme&gt;/&lt;directed&gt;/&lt;Let's_Get_Skas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hil_Vischer&gt;/&lt;directed&gt;/&lt;An_Easter_Car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Miller_(actor)&gt;/&lt;directed&gt;/&lt;Savannah_Smi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Pickford&gt;/&lt;directed&gt;/&lt;Hearts_Adrif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Ã«l_Youn&gt;/&lt;directed&gt;/&lt;Les_11_commandemen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hesh_Manjrekar&gt;/&lt;directed&gt;/&lt;Me_Shivajiraje_Bhosale_Bolto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ma_Thompson&gt;/&lt;directed&gt;/&lt;Nanny_McPh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Jaccard&gt;/&lt;directed&gt;/&lt;Trapped_in_a_Forest_Fi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nny_Perez&gt;/&lt;directed&gt;/&lt;Washington_Height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Alazraqui&gt;/&lt;directed&gt;/&lt;The_Last_White_Dishwas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Griffith&gt;/&lt;directed&gt;/&lt;Return_to_Mayber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ny_Perez&gt;/&lt;directed&gt;/&lt;Forged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ney_Dangerfield&gt;/&lt;directed&gt;/&lt;Back_by_Midnigh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_Leary&gt;/&lt;directed&gt;/&lt;Rescue_Me_(TV_seri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leese&gt;/&lt;directed&gt;/&lt;The_Human_Fa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._Prabhakar_Reddy&gt;/&lt;directed&gt;/&lt;Karthika_Deepam_(film)&gt;</text:p>
          </table:table-cell>
          <table:table-cell table:number-columns-repeated="1022"/>
        </table:table-row>
        <table:table-row table:style-name="ro1">
          <table:table-cell office:value-type="string">
            <text:p>?s9 <text:s/>&lt;isMarriedTo&gt; <text:s/>?o82 <text:s/>?o82 <text:s/>&lt;livesIn&gt; <text:s/>?o9 <text:s text:c="2"/>=&gt; ?s9 <text:s/>&lt;livesIn&gt; <text:s/>?o9 <text:s/>Support: 1.909194088038108E-4 Head coverage: 0.012403207017062975 Confidence: 0.3370577281191806 Improved confidence: 0.6988416988416989 Predictiveness: 0.5176908752327747 Improved Predictiveness: 0.3617839707225182 Std. Improved Predictiveness: 0.17449171027398921 Cardinality: 181 Pred*Conf*Body: 93.70204841713222 Pred*ImprConf*Body: 93.70204841713222 Body size: 537 Key variable: ?s9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Noah_Bennett&gt;/&lt;livesIn&gt;/&lt;New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s_Aitoro&gt;/&lt;livesIn&gt;/&lt;Gree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lma_Santos&gt;/&lt;livesIn&gt;/&lt;Batang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ch_KaczyDski&gt;/&lt;livesIn&gt;/&lt;Presidential_Palace,_Warsa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jorie_Rendell&gt;/&lt;livesIn&gt;/&lt;Philadelp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jorie_Rendell&gt;/&lt;livesIn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enzie_Browning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kenzie_Browning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udia_Zacchara&gt;/&lt;livesIn&gt;/&lt;Port_Charles,_New_York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wn_Gibbons&gt;/&lt;livesIn&gt;/&lt;Reno,_Nev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_Craig&gt;/&lt;livesIn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_Foster_(TV_Character)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_Foster_(TV_Character)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livesIn&gt;/&lt;Cav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i_Mercado&gt;/&lt;livesIn&gt;/&lt;Bacoor,_Cavit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ennifer_Horton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ncy_D._Freudenthal&gt;/&lt;livesIn&gt;/&lt;Cheyenne,_Wyom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amer_family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ia_Kabbah&gt;/&lt;livesIn&gt;/&lt;Goderich,_Sierra_Leo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lly_Cramer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azir_Bhutto&gt;/&lt;livesIn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ementine_Churchill,_Baroness_Spencer-Churchill&gt;/&lt;livesIn&gt;/&lt;Chartw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ndhil_Ramamurthy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Grey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Yvette_Cooper&gt;/&lt;livesIn&gt;/&lt;Castle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ridan_Crane&gt;/&lt;livesIn&gt;/&lt;New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y_Manning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Robert_Scorpio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McBride_(candidate)&gt;/&lt;livesIn&gt;/&lt;Tampa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llista_Gingrich&gt;/&lt;livesIn&gt;/&lt;Carrollton,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llista_Gingrich&gt;/&lt;livesIn&gt;/&lt;Marietta,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mpy_Mahajan&gt;/&lt;livesIn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mpy_Mahajan&gt;/&lt;livesIn&gt;/&lt;Mum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ewman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Birmingham&gt;/&lt;livesIn&gt;/&lt;Portland,_M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.W._Thompson&gt;/&lt;livesIn&gt;/&lt;Doyline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_Miguel,_Duke_of_Viseu&gt;/&lt;livesIn&gt;/&lt;Newport,_Rhode_I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ow_Bay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idan_Devane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n_Ho&gt;/&lt;livesIn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ntti_ArajÃ¤rvi&gt;/&lt;livesIn&gt;/&lt;MÃ¤ntyniem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trangada_Singh&gt;/&lt;livesIn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McCain&gt;/&lt;livesIn&gt;/&lt;Toron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aci_Abbott_Connolly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e_Howard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e_Howard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atrick_Williams&gt;/&lt;livesIn&gt;/&lt;Missoula,_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Walker_(Brothers_&amp;_Sisters)&gt;/&lt;livesIn&gt;/&lt;San_Marino,_Californ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ichelle_Obama&gt;/&lt;livesIn&gt;/&lt;White_Hous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ichelle_Obama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Munson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l_Munson&gt;/&lt;livesIn&gt;/&lt;Oakdale_(As_the_World_Turn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le_Paige_Paterson&gt;/&lt;livesIn&gt;/&lt;Guilderland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Marx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ica_Prieto-Teodoro&gt;/&lt;livesIn&gt;/&lt;Mayantoc,_Tarla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Cudahy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Ryan_(As_the_World_Turns)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na_Lord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Daniel_Romalotti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aniel_Romalotti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na_Frye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Cheney&gt;/&lt;livesIn&gt;/&lt;McLean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loe_Mitchell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hynne&gt;/&lt;livesIn&gt;/&lt;Mansion_House,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oke_Astor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na_Von_Amberg&gt;/&lt;livesIn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ssy_Margera&gt;/&lt;livesIn&gt;/&lt;Pocopson_Township,_Chester_Count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a_Love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nna_Love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dd_Purdum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_White&gt;/&lt;livesIn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_Mann&gt;/&lt;livesIn&gt;/&lt;DÃ¼sseldor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azon_Aquino&gt;/&lt;livesIn&gt;/&lt;Quezon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Lambert&gt;/&lt;livesIn&gt;/&lt;Port_Charles,_New_York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Wilson_(broadcaster)&gt;/&lt;lives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Wilson_(broadcaster)&gt;/&lt;livesIn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Parizeau&gt;/&lt;livesIn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ce_de_Toeni,_Countess_of_Warwick&gt;/&lt;livesIn&gt;/&lt;Warwick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x_Sterling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x_Sterling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wai_Kibaki&gt;/&lt;livesIn&gt;/&lt;Keny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Neville,_16th_Countess_of_Warwick&gt;/&lt;livesIn&gt;/&lt;Middleham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_Gilbert&gt;/&lt;livesIn&gt;/&lt;Hampstead_Garden_Subur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e_Garroway&gt;/&lt;livesIn&gt;/&lt;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Scorsese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Scorsese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Devane_Marick&gt;/&lt;livesIn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Taylor&gt;/&lt;livesIn&gt;/&lt;Alexandria,_Virgi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illie_Reed&gt;/&lt;livesIn&gt;/&lt;Salem_(Days_of_our_Liv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fried_Martens&gt;/&lt;livesIn&gt;/&lt;Loker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ttice_Knollys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Bauer&gt;/&lt;livesIn&gt;/&lt;San_Francisco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amantha_Power&gt;/&lt;livesIn&gt;/&lt;Cambridge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ge_Vargas_GonzÃ¡lez&gt;/&lt;livesIn&gt;/&lt;Ch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y_Robsart&gt;/&lt;livesIn&gt;/&lt;Warwickshir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v_Desjarlais&gt;/&lt;livesIn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ginald_Gardiner&gt;/&lt;livesIn&gt;/&lt;Miam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hdi_Karroubi&gt;/&lt;livesIn&gt;/&lt;I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hdi_Karroubi&gt;/&lt;livesIn&gt;/&lt;Tehran&gt;</text:p>
          </table:table-cell>
          <table:table-cell table:number-columns-repeated="1022"/>
        </table:table-row>
        <table:table-row table:style-name="ro1">
          <table:table-cell office:value-type="string">
            <text:p>?s63 <text:s/>&lt;dealsWith&gt; <text:s/>?o21 <text:s/>?s21 <text:s/>&lt;dealsWith&gt; <text:s/>?s63 <text:s text:c="2"/>=&gt; ?s21 <text:s/>&lt;dealsWith&gt; <text:s/>?o21 <text:s/>Support: 4.841547438726473E-4 Head coverage: 0.6661828737300436 Confidence: 0.2819410319410319 Improved confidence: 0.2819410319410319 Predictiveness: 0.0 Improved Predictiveness: 0.0 Std. Improved Predictiveness: 0.0 Cardinality: 459 Pred*Conf*Body: 0.0 Pred*ImprConf*Body: 0.0 Body size: 1628 Key variable: ?s21</text:p>
          </table:table-cell>
          <table:table-cell table:number-columns-repeated="1023"/>
        </table:table-row>
        <table:table-row table:style-name="ro1">
          <table:table-cell office:value-type="string">
            <text:p>?s21 <text:s/>&lt;dealsWith&gt; <text:s/>?o63 <text:s/>?o63 <text:s/>&lt;dealsWith&gt; <text:s/>?o21 <text:s text:c="2"/>=&gt; ?s21 <text:s/>&lt;dealsWith&gt; <text:s/>?o21 <text:s/>Support: 4.841547438726473E-4 Head coverage: 0.6661828737300436 Confidence: 0.2819410319410319 Improved confidence: 0.2819410319410319 Predictiveness: 0.0 Improved Predictiveness: 0.0 Std. Improved Predictiveness: 0.0 Cardinality: 459 Pred*Conf*Body: 0.0 Pred*ImprConf*Body: 0.0 Body size: 1628 Key variable: ?s21</text:p>
          </table:table-cell>
          <table:table-cell table:number-columns-repeated="1023"/>
        </table:table-row>
        <table:table-row table:style-name="ro1">
          <table:table-cell office:value-type="string">
            <text:p>?s82 <text:s/>&lt;isMarriedTo&gt; <text:s/>?s9 <text:s/>?s82 <text:s/>&lt;livesIn&gt; <text:s/>?o9 <text:s text:c="2"/>=&gt; ?s9 <text:s/>&lt;livesIn&gt; <text:s/>?o9 <text:s/>Support: 1.782617684411272E-4 Head coverage: 0.011580894949633385 Confidence: 0.22807017543859648 Improved confidence: 0.6842105263157895 Predictiveness: 0.6666666666666667 Improved Predictiveness: 0.45614035087719307 Std. Improved Predictiveness: 0.152046783625731 Cardinality: 169 Pred*Conf*Body: 112.66666666666669 Pred*ImprConf*Body: 112.66666666666669 Body size: 741 Key variable: ?s9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Gursharan_Kaur&gt;/&lt;livesIn&gt;/&lt;Guwahat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sa_LetÃ­cia_Lula_da_Silva&gt;/&lt;livesIn&gt;/&lt;Granja_do_Tor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sa_LetÃ­cia_Lula_da_Silva&gt;/&lt;livesIn&gt;/&lt;PalÃ¡cio_da_Alvor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ug_Hattaway&gt;/&lt;livesIn&gt;/&lt;Cambridge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vlos_Bakoyannis&gt;/&lt;livesIn&gt;/&lt;Athe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mille_Andrews&gt;/&lt;livesIn&gt;/&lt;Haddon_Heights,_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stair_Petrie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_Hope_(Emmerdale)&gt;/&lt;livesIn&gt;/&lt;Moroc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Hislop&gt;/&lt;livesIn&gt;/&lt;Sissinghur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ith_Ogden_Harrison&gt;/&lt;livesIn&gt;/&lt;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ith_Ogden_Harrison&gt;/&lt;livesIn&gt;/&lt;Illino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Ã§a_Machel&gt;/&lt;livesIn&gt;/&lt;Houghton_Estate,_Gaute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lene_Perly_Rae&gt;/&lt;livesIn&gt;/&lt;Toron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lene_Perly_Rae&gt;/&lt;livesIn&gt;/&lt;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Rockefeller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_Willis&gt;/&lt;livesIn&gt;/&lt;London_Borough_of_Camde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odd_Manning&gt;/&lt;livesIn&gt;/&lt;Llanview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elley_Martel&gt;/&lt;livesIn&gt;/&lt;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d_Chase&gt;/&lt;livesIn&gt;/&lt;Bos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umba_Bush&gt;/&lt;livesIn&gt;/&lt;Coral_Gables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_Knight&gt;/&lt;livesIn&gt;/&lt;Albany,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_Walsingham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hea_Pillai&gt;/&lt;livesIn&gt;/&lt;Orlando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ggy_Cripps&gt;/&lt;livesIn&gt;/&lt;Kumas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ll_Biden&gt;/&lt;lives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yle_Conelly_Manchin&gt;/&lt;livesIn&gt;/&lt;West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da_Rockefeller_Messinger&gt;/&lt;livesIn&gt;/&lt;Minneapol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Tsvangirai&gt;/&lt;livesIn&gt;/&lt;Zimbabw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Ã°rÃºn_KatrÃ­n_ÃorbergsdÃ³ttir&gt;/&lt;livesIn&gt;/&lt;BessastaÃ°i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Ã°rÃºn_KatrÃ­n_ÃorbergsdÃ³ttir&gt;/&lt;livesIn&gt;/&lt;Ãlfta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no&gt;/&lt;livesIn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anor_Searle&gt;/&lt;livesIn&gt;/&lt;Old_Westbury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._Maheswaran&gt;/&lt;livesIn&gt;/&lt;Colomb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ki_Risch&gt;/&lt;livesIn&gt;/&lt;Boise,_Idah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._Gary_Sebelius&gt;/&lt;livesIn&gt;/&lt;Topeka,_Kans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thy_Lette&gt;/&lt;lives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wrence_Lewis_(17671839)&gt;/&lt;livesIn&gt;/&lt;Woodlawn_(plantation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ss_Deborah_of_Saudi_Arabia&gt;/&lt;livesIn&gt;/&lt;Riyad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Kellner&gt;/&lt;lives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D._Neal&gt;/&lt;livesIn&gt;/&lt;Fond_du_Lac,_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han_Divinsky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_Aqeel&gt;/&lt;livesIn&gt;/&lt;Mum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i_Easley&gt;/&lt;livesIn&gt;/&lt;Star,_Idaho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larke_Garrison&gt;/&lt;livesIn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loma_O'Shea&gt;/&lt;livesIn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ia_Nuland&gt;/&lt;livesIn&gt;/&lt;Virgin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san_Lynch_(pediatrician)&gt;/&lt;livesIn&gt;/&lt;Hopkinton,_New_Hamp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nie_Madikizela-Mandela&gt;/&lt;livesIn&gt;/&lt;Houghton_Estate,_Gaute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Emerson&gt;/&lt;livesIn&gt;/&lt;Cape_Girardeau,_Missou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Williams_(theologian)&gt;/&lt;livesIn&gt;/&lt;Canterbu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hmed_I&gt;/&lt;livesIn&gt;/&lt;Ottom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amila_Bouhired&gt;/&lt;lives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uck_Hunt&gt;/&lt;livesIn&gt;/&lt;Williamstown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S._Paley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a_von_Lahnstein&gt;/&lt;livesIn&gt;/&lt;Bos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Romalotti&gt;/&lt;livesIn&gt;/&lt;Wiscons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ny_Romalotti&gt;/&lt;lives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e_Tifo&gt;/&lt;livesIn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Samorajczyk&gt;/&lt;livesIn&gt;/&lt;Falls_Church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il_Sheehy&gt;/&lt;lives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line_Herfkens&gt;/&lt;lives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enita_Binay&gt;/&lt;livesIn&gt;/&lt;Makati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anzano&gt;/&lt;livesIn&gt;/&lt;Portland,_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dy_Agnew&gt;/&lt;livesIn&gt;/&lt;Baltim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Eriksen&gt;/&lt;livesIn&gt;/&lt;Vancou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Eriksen&gt;/&lt;livesIn&gt;/&lt;British_Colu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_Ann_Krukar&gt;/&lt;livesIn&gt;/&lt;Falls_Church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Auster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ills_Turner&gt;/&lt;livesIn&gt;/&lt;Vancou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ayward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Baldwin_(Coronation_Street)&gt;/&lt;lives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shop_of_Worcester&gt;/&lt;livesIn&gt;/&lt;Isle_of_E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eri_Kehn_Thompson&gt;/&lt;livesIn&gt;/&lt;McLean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atrice_Plummer,_Baroness_Plummer&gt;/&lt;livesIn&gt;/&lt;Hampstea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rakash_Karat&gt;/&lt;livesIn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Dudley_Ward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ah_Norquist&gt;/&lt;lives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shey_Felder&gt;/&lt;lives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ia_Paay&gt;/&lt;lives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mond_Blanco&gt;/&lt;livesIn&gt;/&lt;Lafayette,_Louis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_Mann&gt;/&lt;livesIn&gt;/&lt;US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rgaret_Whitlam&gt;/&lt;livesIn&gt;/&lt;Elizabeth_Bay,_New_South_Wa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tty_Dukakis&gt;/&lt;livesIn&gt;/&lt;Brookline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McCartney&gt;/&lt;livesIn&gt;/&lt;Manhat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McCartney&gt;/&lt;livesIn&gt;/&lt;Ho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McCartney&gt;/&lt;livesIn&gt;/&lt;Roberts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nsoles_Espinosa&gt;/&lt;livesIn&gt;/&lt;Palacio_de_la_Monclo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eke_Alberti&gt;/&lt;livesIn&gt;/&lt;Blaric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Marcus_(journalist)&gt;/&lt;livesIn&gt;/&lt;Bethesda,_Mary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yson_Sinclair&gt;/&lt;livesIn&gt;/&lt;Isl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ron_Cuneta&gt;/&lt;livesIn&gt;/&lt;Mandaluyong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Barlow_(Coronation_Street)&gt;/&lt;livesIn&gt;/&lt;Peak_Distric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a_Fortuna&gt;/&lt;lives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Gamboa&gt;/&lt;livesIn&gt;/&lt;Metro_Mani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chelle_Lefkowitz&gt;/&lt;livesIn&gt;/&lt;Redwood_Cit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z_Fox&gt;/&lt;livesIn&gt;/&lt;Las_Vegas,_Nev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_Gardner_(All_My_Children)&gt;/&lt;livesIn&gt;/&lt;Pine_Valle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nny_Bono&gt;/&lt;livesIn&gt;/&lt;Palm_Springs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nny_Bono&gt;/&lt;lives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k_Noriega&gt;/&lt;livesIn&gt;/&lt;Texas&gt;</text:p>
          </table:table-cell>
          <table:table-cell table:number-columns-repeated="1022"/>
        </table:table-row>
        <table:table-row table:style-name="ro1">
          <table:table-cell office:value-type="string">
            <text:p>?s26 <text:s/>&lt;actedIn&gt; <text:s/>?o26 <text:s/>?s26 <text:s/>&lt;created&gt; <text:s/>?o26 <text:s text:c="2"/>=&gt; ?s26 <text:s/>&lt;produced&gt; <text:s/>?o26 <text:s/>Support: 2.1834429625629191E-4 Head coverage: 0.010259714512291832 Confidence: 0.20638085742771686 Improved confidence: 0.3898305084745763 Predictiveness: 0.47058823529411764 Improved Predictiveness: 0.18344965104685942 Std. Improved Predictiveness: 0.09712040349539616 Cardinality: 207 Pred*Conf*Body: 97.41176470588235 Pred*ImprConf*Body: 97.41176470588235 Body size: 1003 Key variable: ?o2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s_MÃ©liÃ¨s&gt;/&lt;produced&gt;/&lt;The_Impossible_Voy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Naschy&gt;/&lt;produced&gt;/&lt;Panic_Bea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produced&gt;/&lt;Pattanapravesh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ce_Cunard&gt;/&lt;produced&gt;/&lt;Lucille_Love,_Girl_of_Myste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produced&gt;/&lt;The_Sherif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beke_LÃ¸kkeberg&gt;/&lt;produced&gt;/&lt;Liv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scoe_Arbuckle&gt;/&lt;produced&gt;/&lt;Good_Night,_Nurse!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produced&gt;/&lt;Mukunthetta_Sumitra_Vilikkunn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nja_Sohn&gt;/&lt;produced&gt;/&lt;Slam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rzog&gt;/&lt;produced&gt;/&lt;Werner_Herzog_Eats_His_Sho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produced&gt;/&lt;They_Went_That-A-Way_&amp;_That-A-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Ustinov&gt;/&lt;produced&gt;/&lt;Hot_Millio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key_Rourke&gt;/&lt;produced&gt;/&lt;Bullet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onel_Barrymore&gt;/&lt;produced&gt;/&lt;The_Burglar's_Dilem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Neal&gt;/&lt;produced&gt;/&lt;Future-K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Nawrocki&gt;/&lt;produced&gt;/&lt;The_Toy_That_Saved_Christm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cky_McKee&gt;/&lt;produced&gt;/&lt;Roma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Anthony_(actor)&gt;/&lt;produced&gt;/&lt;Treasure_of_the_Four_Crow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gurd_WallÃ©n&gt;/&lt;produced&gt;/&lt;The_Storholmen_Broth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der_Khan&gt;/&lt;produced&gt;/&lt;Suhaag_(197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y_Mollen&gt;/&lt;produced&gt;/&lt;Kidnapping_Caitly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ija_DiGiorgio&gt;/&lt;produced&gt;/&lt;Bitter_J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Gross&gt;/&lt;produced&gt;/&lt;Men_with_Broom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Palin&gt;/&lt;produced&gt;/&lt;American_Frie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et_Berto&gt;/&lt;produced&gt;/&lt;Nei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io_Castellitto&gt;/&lt;produced&gt;/&lt;Don't_Mov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_Vischer&gt;/&lt;produced&gt;/&lt;God_Wants_Me_to_Forgive_Them!?!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halie_Richard&gt;/&lt;produced&gt;/&lt;Up,_Down,_Frag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ce_Cunard&gt;/&lt;produced&gt;/&lt;The_Broken_Co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ie_Burroughs&gt;/&lt;produced&gt;/&lt;A_Winter_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Smith&gt;/&lt;produced&gt;/&lt;Live_Free_or_Die_Ha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nardo_Pieraccioni&gt;/&lt;produced&gt;/&lt;Gunslinger's_Reven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Carey_(actor_born_1878)&gt;/&lt;produced&gt;/&lt;Hearts_U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ast_Garin&gt;/&lt;produced&gt;/&lt;An_Ordinary_Miracle_(196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i_Bondarchuk&gt;/&lt;produced&gt;/&lt;Boris_Godunov_(198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Carey_(actor_born_1878)&gt;/&lt;produced&gt;/&lt;A_Gambler's_Hon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gesh_Kukunoor&gt;/&lt;produced&gt;/&lt;3_Deeware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talia_Oreiro&gt;/&lt;produced&gt;/&lt;Un_Argentino_en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Fusco&gt;/&lt;produced&gt;/&lt;Project_AL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lary_Howard&gt;/&lt;produced&gt;/&lt;Kaaterskill_Fall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nÃ¨s_Jaoui&gt;/&lt;produced&gt;/&lt;Look_at_M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ney_Carrington&gt;/&lt;produced&gt;/&lt;Beer_for_My_Horse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da_Bara&gt;/&lt;produced&gt;/&lt;The_Soul_of_Buddh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Chapman&gt;/&lt;produced&gt;/&lt;The_Odd_Jo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hsun_K1rm1z1gÃ¼l&gt;/&lt;produced&gt;/&lt;I_Saw_the_Su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do_Fabrizi&gt;/&lt;produced&gt;/&lt;Flesh_Will_Surren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ne_Gauntier&gt;/&lt;produced&gt;/&lt;A_Lad_from_Old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_Blanc&gt;/&lt;produced&gt;/&lt;Grosse_Fatig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ney_Dangerfield&gt;/&lt;produced&gt;/&lt;Back_by_Midnigh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._S._Ravikumar&gt;/&lt;produced&gt;/&lt;Panchathantir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mrata_Singh_Gujral&gt;/&lt;produced&gt;/&lt;1_a_Minu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e_Murray&gt;/&lt;produced&gt;/&lt;Danger,_Go_Sl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Stevens&gt;/&lt;produced&gt;/&lt;The_Terror_Within_I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oke_Mikey_Anderson&gt;/&lt;produced&gt;/&lt;Off_the_Le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yce_Bartok&gt;/&lt;produced&gt;/&lt;The_Cake_Eat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d_Spencer&gt;/&lt;produced&gt;/&lt;Banana_Jo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1lmaz_GÃ¼ney&gt;/&lt;produced&gt;/&lt;Zavall1l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ifer_Westfeldt&gt;/&lt;produced&gt;/&lt;Kissing_Jessica_Ste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melo_Bene&gt;/&lt;produced&gt;/&lt;One_Hamlet_Les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ny_Hotz&gt;/&lt;produced&gt;/&lt;Pitch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produced&gt;/&lt;Bhargavacharitham_Moonam_Khan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do_Fabrizi&gt;/&lt;produced&gt;/&lt;The_Last_Wagon_(194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Carey_(actor_born_1878)&gt;/&lt;produced&gt;/&lt;The_Kickback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_Corbett&gt;/&lt;produced&gt;/&lt;The_Film_Cre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ewlett&gt;/&lt;produced&gt;/&lt;Nothing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assavetes&gt;/&lt;produced&gt;/&lt;Husband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ved_Jaffrey&gt;/&lt;produced&gt;/&lt;Hum_Hain_Lajawa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d_Healy&gt;/&lt;produced&gt;/&lt;Nertsery_Rhym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_Aykroyd&gt;/&lt;produced&gt;/&lt;Ghostbusters_I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do_Fabrizi&gt;/&lt;produced&gt;/&lt;Prepotenti_piÃ¹_di_pri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._Ramlee&gt;/&lt;produced&gt;/&lt;Antara_Dua_Darja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ncent_Gallo&gt;/&lt;produced&gt;/&lt;Buffalo_6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ru_Dutt&gt;/&lt;produced&gt;/&lt;Baa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._Ramlee&gt;/&lt;produced&gt;/&lt;Nujum_Pak_Belala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anie_Morgenstern&gt;/&lt;produced&gt;/&lt;Remembrance_(short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orgos_Konstadinou&gt;/&lt;produced&gt;/&lt;THE...Kopano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Nolot&gt;/&lt;produced&gt;/&lt;La_matiouette_ou_l'arriÃ¨re-pay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Campan&gt;/&lt;produced&gt;/&lt;Les_Trois_FrÃ¨r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iji_Okuda&gt;/&lt;produced&gt;/&lt;A_Long_Wal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Chow&gt;/&lt;produced&gt;/&lt;King_of_Comedy_(199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Conway&gt;/&lt;produced&gt;/&lt;The_Billion_Dollar_Hob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tthew_Bright&gt;/&lt;produced&gt;/&lt;Forbidden_Zo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ma_Thompson&gt;/&lt;produced&gt;/&lt;Wit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rol_Flynn&gt;/&lt;produced&gt;/&lt;Cuban_Rebel_Girl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Mix&gt;/&lt;produced&gt;/&lt;The_Telltale_Kni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ego_Abatantuono&gt;/&lt;produced&gt;/&lt;Eccezzziunale..._veramen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Chandon&gt;/&lt;produced&gt;/&lt;Bad_Karma_(199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Ekman&gt;/&lt;produced&gt;/&lt;JÃ¶nssonligan_pÃ¥_Mallor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no_Cheng&gt;/&lt;produced&gt;/&lt;Summer's_Ta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mir_Khan&gt;/&lt;produced&gt;/&lt;Hum_Hain_Rahi_Pyar_K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rzog&gt;/&lt;produced&gt;/&lt;My_Best_Fie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Buscemi&gt;/&lt;produced&gt;/&lt;Interview_(200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Green&gt;/&lt;produced&gt;/&lt;Freddy_Got_Fingere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eenivasan_(actor)&gt;/&lt;produced&gt;/&lt;Ponmuttayidunna_Tharav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o_Sordi&gt;/&lt;produced&gt;/&lt;Ladro_lui,_ladra_le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_McKellar&gt;/&lt;produced&gt;/&lt;Childst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ney_Dangerfield&gt;/&lt;produced&gt;/&lt;Meet_Wally_Spark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ston_Hibler&gt;/&lt;produced&gt;/&lt;Water_Bir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urturro&gt;/&lt;produced&gt;/&lt;Illuminata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is_Leary&gt;/&lt;produced&gt;/&lt;Rescue_Me_(TV_series)&gt;</text:p>
          </table:table-cell>
          <table:table-cell table:number-columns-repeated="1022"/>
        </table:table-row>
        <table:table-row table:style-name="ro1">
          <table:table-cell office:value-type="string">
            <text:p>?s8 <text:s/>&lt;directed&gt; <text:s/>?o8 <text:s text:c="2"/>=&gt; ?s8 <text:s/>&lt;created&gt; <text:s/>?o8 <text:s/>Support: 0.006621000713047074 Head coverage: 0.03136022542191669 Confidence: 0.1875242732948944 Improved confidence: 0.32464442720455133 Predictiveness: 0.4223702685746721 Improved Predictiveness: 0.13712015390965693 Std. Improved Predictiveness: 0.07920467767583476 Cardinality: 6277 Pred*Conf*Body: 2651.2181758432166 Pred*ImprConf*Body: 2651.2181758432166 Body size: 33473 Key variable: ?o8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Daughter_of_Don_Q&gt;/&lt;created&gt;/&lt;Fred_C._Brann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-Men_Never_Forget&gt;/&lt;created&gt;/&lt;Fred_C._Brann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Invention_of_Lying&gt;/&lt;created&gt;/&lt;Ricky_Gerva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t's_a_Great_Feeling&gt;/&lt;created&gt;/&lt;David_Butler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w_York,_I_Love_You&gt;/&lt;created&gt;/&lt;Hughes_broth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way_We_Go&gt;/&lt;created&gt;/&lt;Sam_Mend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rzan_the_Tiger&gt;/&lt;created&gt;/&lt;Henry_MacRa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dy_Godiva_of_Coventry&gt;/&lt;created&gt;/&lt;Arthur_Lub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wo_Flags_West&gt;/&lt;created&gt;/&lt;Robert_Wi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re_Goes_My_Heart&gt;/&lt;created&gt;/&lt;Norman_Z._McLe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Gun_That_Won_the_West&gt;/&lt;created&gt;/&lt;William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_Roy_(film)&gt;/&lt;created&gt;/&lt;Michael_Caton-Jo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y_Bye_Beauty&gt;/&lt;created&gt;/&lt;PÃ¥l_Hollen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ager_to_Live&gt;/&lt;created&gt;/&lt;Claudio_Go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r_Preis_fÃ¼rs_Ãberleben&gt;/&lt;created&gt;/&lt;Hans_Noev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yrus_(film)&gt;/&lt;created&gt;/&lt;Jay_Duplas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cond_Time_Around_(film)&gt;/&lt;created&gt;/&lt;Jeffrey_La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vil_(film)&gt;/&lt;created&gt;/&lt;John_Erick_Dowd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Painted_Hills&gt;/&lt;created&gt;/&lt;Harold_F._Kres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_Love_Another&gt;/&lt;created&gt;/&lt;Lau_Lauritzen,_Jr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rn!&gt;/&lt;created&gt;/&lt;Gillo_Pontecorv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ss_of_Life_(film)&gt;/&lt;created&gt;/&lt;Emily_Young_(film_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_Cowgirl&gt;/&lt;created&gt;/&lt;Gregory_Hatana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ormbreaker_(film)&gt;/&lt;created&gt;/&lt;Geoffrey_Sa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Charles_Bukowski_Tapes&gt;/&lt;created&gt;/&lt;Barbet_Schroe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r_BlindgÃ¤nger&gt;/&lt;created&gt;/&lt;Andreas_Sam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wordsmen_in_Double_Flag_Town&gt;/&lt;created&gt;/&lt;He_P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oyage_in_Time&gt;/&lt;created&gt;/&lt;Andrei_Tarkovsk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rcerous_Stabber_Orphen&gt;/&lt;created&gt;/&lt;Hiroshi_Watanabe_(anima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re_of_the_Circus&gt;/&lt;created&gt;/&lt;J._P._McGow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ack_Belt_Jones&gt;/&lt;created&gt;/&lt;Robert_Clou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orces_occultes&gt;/&lt;created&gt;/&lt;Jean_Mam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rutha_Varshini&gt;/&lt;created&gt;/&lt;Dinesh_Babo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ptain_Mike_Across_America&gt;/&lt;created&gt;/&lt;Michael_Mo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is_Way_Out&gt;/&lt;created&gt;/&lt;Bobby_Bur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iter_(film)&gt;/&lt;created&gt;/&lt;Alex_van_Warm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u_Chacha&gt;/&lt;created&gt;/&lt;Anil_Dev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rrents_of_Spring_(film)&gt;/&lt;created&gt;/&lt;Jerzy_Skolimows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Dream_Machine_(film)&gt;/&lt;created&gt;/&lt;Satoshi_K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ing_Greek&gt;/&lt;created&gt;/&lt;Justin_Zackh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hen_Were_You_Born&gt;/&lt;created&gt;/&lt;William_C._McGa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lody_(1971_film)&gt;/&lt;created&gt;/&lt;Waris_Husse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_Segundo_Sombra_(film)&gt;/&lt;created&gt;/&lt;Manuel_AntÃ­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Richard_Boone_Show&gt;/&lt;created&gt;/&lt;Robert_Butler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October_Man&gt;/&lt;created&gt;/&lt;Roy_Ward_Bak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mily_(Masters_of_Horror_episode)&gt;/&lt;created&gt;/&lt;John_Land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ehistoric_Pink&gt;/&lt;created&gt;/&lt;Hawley_Pra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mash_Palace&gt;/&lt;created&gt;/&lt;Roger_Donald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pringtime_for_Thomas&gt;/&lt;created&gt;/&lt;Joseph_Barbe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efoot_Savage&gt;/&lt;created&gt;/&lt;Clemente_Fracass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ank_You_for_Smoking&gt;/&lt;created&gt;/&lt;Jason_Reit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FJ_Holden&gt;/&lt;created&gt;/&lt;Michael_Thornh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ou_Ought_to_Be_in_Pictures&gt;/&lt;created&gt;/&lt;Friz_Frele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Hire&gt;/&lt;created&gt;/&lt;John_Frankenheim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Young_Lovers&gt;/&lt;created&gt;/&lt;Anthony_Asqui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Jolson_Story&gt;/&lt;created&gt;/&lt;Alfred_E._Gre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Blackout&gt;/&lt;created&gt;/&lt;Ian_Inab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wo_Family_House&gt;/&lt;created&gt;/&lt;Raymond_De_Felit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urbulence_(2000_film)&gt;/&lt;created&gt;/&lt;Ruy_Guer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sions_of_Eight&gt;/&lt;created&gt;/&lt;Kon_Ichik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ddie_Kure&gt;/&lt;created&gt;/&lt;Edward_Cahn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Perfect_Man&gt;/&lt;created&gt;/&lt;Mark_Ros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Ã¨moni_3&gt;/&lt;created&gt;/&lt;Umberto_Lenz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chna_Ae_Haseeno&gt;/&lt;created&gt;/&lt;Siddharth_An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Defiant_Ones&gt;/&lt;created&gt;/&lt;Stanley_Kram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sbarred_(1939_film)&gt;/&lt;created&gt;/&lt;Robert_Flor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ra_Road_(film)&gt;/&lt;created&gt;/&lt;Gillies_MacKinn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_Rage_in_Harlem_(film)&gt;/&lt;created&gt;/&lt;Bill_Duk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ck_to_the_Future_Part_III&gt;/&lt;created&gt;/&lt;Robert_Zemeck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re_Fighters_(film)&gt;/&lt;created&gt;/&lt;Charley_Cha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inless_Love&gt;/&lt;created&gt;/&lt;Charley_Cha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ppu_Chesi_Pappu_Koodu&gt;/&lt;created&gt;/&lt;L._V._Pras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tlas_(film)&gt;/&lt;created&gt;/&lt;Roger_Cor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elda_(film)&gt;/&lt;created&gt;/&lt;Pat_O'Connor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ris_Is_Always_Paris&gt;/&lt;created&gt;/&lt;Luciano_Emm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ning_in_Byzantium&gt;/&lt;created&gt;/&lt;Jerry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_Gentleman_After_Dark&gt;/&lt;created&gt;/&lt;Edwin_L._Mar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ve_Songs_(film)&gt;/&lt;created&gt;/&lt;Christophe_HonorÃ©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2_Days_in_the_Valley&gt;/&lt;created&gt;/&lt;John_Herzfe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-Turn_(1973_film)&gt;/&lt;created&gt;/&lt;George_Kaczen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d_Boy_Bubby&gt;/&lt;created&gt;/&lt;Rolf_de_He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Undertaker_(film)&gt;/&lt;created&gt;/&lt;Karel_Lama</text:p>
          </table:table-cell>
          <table:table-cell table:number-columns-repeated="1022"/>
        </table:table-row>
        <table:table-row table:style-name="ro1">
          <table:table-cell office:value-type="string">
            <text:p>&gt;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Music_Lovers&gt;/&lt;created&gt;/&lt;Ken_Russ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yam&gt;/&lt;created&gt;/&lt;Joshi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ven_Times_Seven&gt;/&lt;created&gt;/&lt;Michele_Lup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Lost_Jungle&gt;/&lt;created&gt;/&lt;Armand_Schaef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uma_(film)&gt;/&lt;created&gt;/&lt;Carroll_Balla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res_of_Rebellion&gt;/&lt;created&gt;/&lt;Ida_May_P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a_(film)&gt;/&lt;created&gt;/&lt;S._P._Rajkum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ger_on_Beat&gt;/&lt;created&gt;/&lt;Lau_Kar-leu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cape_by_Night_(1960_film)&gt;/&lt;created&gt;/&lt;Roberto_Rossellin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_Name_Only&gt;/&lt;created&gt;/&lt;John_Cromwell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J7&gt;/&lt;created&gt;/&lt;Stephen_Ch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n_of_Zorro&gt;/&lt;created&gt;/&lt;Spencer_Gordon_Benn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Price_of_Betrayal&gt;/&lt;created&gt;/&lt;Victor_SjÃ¶strÃ¶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Pursuit_of_Happiness_(1971_film)&gt;/&lt;created&gt;/&lt;Robert_Mull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es,_But...&gt;/&lt;created&gt;/&lt;Yves_Lavandi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rek_2&gt;/&lt;created&gt;/&lt;Kelly_Asbu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sin'_It&gt;/&lt;created&gt;/&lt;Curtis_Han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autiful_Girl_(film)&gt;/&lt;created&gt;/&lt;Douglas_Barr&gt;</text:p>
          </table:table-cell>
          <table:table-cell table:number-columns-repeated="1022"/>
        </table:table-row>
        <table:table-row table:style-name="ro1">
          <table:table-cell office:value-type="string">
            <text:p>?s9 <text:s/>&lt;livesIn&gt; <text:s/>?o82 <text:s/>?o82 <text:s/>&lt;hasCapital&gt; <text:s/>?o9 <text:s text:c="2"/>=&gt; ?s9 <text:s/>&lt;livesIn&gt; <text:s/>?o9 <text:s/>Support: 6.930058098569264E-4 Head coverage: 0.045021585691770026 Confidence: 0.18533145275035262 Improved confidence: 0.18533145275035262 Predictiveness: 0.0 Improved Predictiveness: 0.0 Std. Improved Predictiveness: 0.0 Cardinality: 657 Pred*Conf*Body: 0.0 Pred*ImprConf*Body: 0.0 Body size: 3545 Key variable: ?s9</text:p>
          </table:table-cell>
          <table:table-cell table:number-columns-repeated="1023"/>
        </table:table-row>
        <table:table-row table:style-name="ro1">
          <table:table-cell office:value-type="string">
            <text:p>?s9 <text:s/>&lt;livesIn&gt; <text:s/>?o82 <text:s/>?o82 <text:s/>&lt;isLocatedIn&gt; <text:s/>?o9 <text:s text:c="2"/>=&gt; ?s9 <text:s/>&lt;livesIn&gt; <text:s/>?o9 <text:s/>Support: 9.89405555016434E-4 Head coverage: 0.06427739327074625 Confidence: 0.17802239514139306 Improved confidence: 0.17802239514139306 Predictiveness: 0.0 Improved Predictiveness: 0.0 Std. Improved Predictiveness: 0.0 Cardinality: 938 Pred*Conf*Body: 0.0 Pred*ImprConf*Body: 0.0 Body size: 5269 Key variable: ?s9</text:p>
          </table:table-cell>
          <table:table-cell table:number-columns-repeated="1023"/>
        </table:table-row>
        <table:table-row table:style-name="ro1">
          <table:table-cell office:value-type="string">
            <text:p>?s34 <text:s/>&lt;hasChild&gt; <text:s/>?o99 <text:s/>?o34 <text:s/>&lt;hasChild&gt; <text:s/>?o99 <text:s text:c="2"/>=&gt; ?s34 <text:s/>&lt;isMarriedTo&gt; <text:s/>?o34 <text:s/>Support: 0.0019819755201235384 Head coverage: 0.15667472692403903 Confidence: 0.17321165191740412 Improved confidence: 0.409814612868048 Predictiveness: 0.5773414454277286 Improved Predictiveness: 0.23660296095064384 Std. Improved Predictiveness: 0.10000226548291868 Cardinality: 1879 Pred*Conf*Body: 1084.8245759587019 Pred*ImprConf*Body: 1084.8245759587019 Body size: 10848 Key variable: ?o34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erick_Mansfield&gt;/&lt;isMarriedTo&gt;/&lt;Frederick_Mansfie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Button&gt;/&lt;isMarriedTo&gt;/&lt;Jack_But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ggy_Mitchell&gt;/&lt;isMarriedTo&gt;/&lt;Peggy_Mitch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ud_of_Chester,_Countess_of_Huntingdon&gt;/&lt;isMarriedTo&gt;/&lt;Maud_of_Chester,_Countess_of_Hunting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pal_Cortlandt&gt;/&lt;isMarriedTo&gt;/&lt;Ruth_Martin_(All_My_Children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enjamin_Sainsbury&gt;/&lt;isMarriedTo&gt;/&lt;John_Benjamin_Sainsbu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odrow_Wyatt&gt;/&lt;isMarriedTo&gt;/&lt;Woodrow_Wya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Brown&gt;/&lt;isMarriedTo&gt;/&lt;Bruce_Brow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ve_Russell&gt;/&lt;isMarriedTo&gt;/&lt;Eve_Russ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,_Prince_of_Schaumburg-Lippe&gt;/&lt;isMarriedTo&gt;/&lt;Georg,_Prince_of_Schaumburg-Lipp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na_Maria_of_Hungary&gt;/&lt;isMarriedTo&gt;/&lt;Anna_Maria_of_Hunga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ynthia_Lennon&gt;/&lt;isMarriedTo&gt;/&lt;Cynthia_Lenn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hayne_Lewis&gt;/&lt;isMarriedTo&gt;/&lt;Eleni_Andros_Coope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paakea&gt;/&lt;isMarriedTo&gt;/&lt;Keohoklo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BÃ©del_Bokassa&gt;/&lt;isMarriedTo&gt;/&lt;Jean-BÃ©del_Bokas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bn_Saud_of_Saudi_Arabia&gt;/&lt;isMarriedTo&gt;/&lt;Fahda_bint_Asi_Al_Shurai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illiam_Randolph_Hearst&gt;/&lt;isMarriedTo&gt;/&lt;William_Randolph_Hear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William_Drexel&gt;/&lt;isMarriedTo&gt;/&lt;Joseph_William_Drex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imuraz_II&gt;/&lt;isMarriedTo&gt;/&lt;Teimuraz_I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bel_de_Clare,_4th_Countess_of_Pembroke&gt;/&lt;isMarriedTo&gt;/&lt;Isabel_de_Clare,_4th_Countess_of_Pembrok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ncess_Karoline_Mathilde_of_Schleswig-Holstein-Sonderburg-GlÃ¼cksburg&gt;/&lt;isMarriedTo&gt;/&lt;Princess_Karoline_Mathilde_of_Schleswig-Holstein-Sonderburg-GlÃ¼cks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II&gt;/&lt;isMarriedTo&gt;/&lt;Thekla,_wife_of_Michael_I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rginia_Clinton_Kelley&gt;/&lt;isMarriedTo&gt;/&lt;Virginia_Clinton_Kell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hristian_IV_of_Denmark&gt;/&lt;isMarriedTo&gt;/&lt;Christian_IV_of_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io_Bagioli&gt;/&lt;isMarriedTo&gt;/&lt;Antonio_Bagiol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nny_Corinthos&gt;/&lt;isMarriedTo&gt;/&lt;Olivia_Falcone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Melville_Bell&gt;/&lt;isMarriedTo&gt;/&lt;Alexander_Melville_B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aig_Stadler&gt;/&lt;isMarriedTo&gt;/&lt;Craig_Stadl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rangzeb&gt;/&lt;isMarriedTo&gt;/&lt;Aurangzeb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enachem_Mendel_Schneersohn&gt;/&lt;isMarriedTo&gt;/&lt;Menachem_Mendel_Schneersoh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Theodore_Russell&gt;/&lt;isMarriedTo&gt;/&lt;Charles_Theodore_Russ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trude_of_Trier&gt;/&lt;isMarriedTo&gt;/&lt;Charles_Mart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pal_Cortlandt&gt;/&lt;isMarriedTo&gt;/&lt;Dixie_Cooney_Marti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etsie_III_of_Lesotho&gt;/&lt;isMarriedTo&gt;/&lt;Queen_'Masenate_Mohato_Seeis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bert_I,_Duke_of_Bar&gt;/&lt;isMarriedTo&gt;/&lt;Robert_I,_Duke_of_B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ine_Kochanski&gt;/&lt;isMarriedTo&gt;/&lt;Kristine_Kochansk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nstantine_V&gt;/&lt;isMarriedTo&gt;/&lt;Constantine_V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Oliver_Wheeler&gt;/&lt;isMarriedTo&gt;/&lt;Arthur_Oliver_Wheel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mi_Lockhart&gt;/&lt;isMarriedTo&gt;/&lt;Mimi_Lockhar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Lucius_Aelius&gt;/&lt;isMarriedTo&gt;/&lt;Avidia_Plaut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ctor_Og_Maclean,_13th_Chief&gt;/&lt;isMarriedTo&gt;/&lt;Hector_Og_Maclean,_13th_Chie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Richard_Fairey&gt;/&lt;isMarriedTo&gt;/&lt;Charles_Richard_Fair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lysses_S._Grant&gt;/&lt;isMarriedTo&gt;/&lt;Ulysses_S._Grant_presidential_administration_scandal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us_Ulpius_Traianus_(senator)&gt;/&lt;isMarriedTo&gt;/&lt;Marcus_Ulpius_Traianus_(sena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bian_Slavs&gt;/&lt;isMarriedTo&gt;/&lt;Polabian_Slav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deni_Batur&gt;/&lt;isMarriedTo&gt;/&lt;Erdeni_Batu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Fabyan_Parrott&gt;/&lt;isMarriedTo&gt;/&lt;John_Fabyan_Parrot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n_Davies_(actress)&gt;/&lt;isMarriedTo&gt;/&lt;Richard_Bri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simir_IV_Jagiellon&gt;/&lt;isMarriedTo&gt;/&lt;Casimir_IV_Jagiell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mmy_Winslow_Randall&gt;/&lt;isMarriedTo&gt;/&lt;Tammy_Winslow_Randa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beg_NigÃ¼lesÃ¼gchi_Khan&gt;/&lt;isMarriedTo&gt;/&lt;Elbeg_NigÃ¼lesÃ¼gchi_Kh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lfonso_V_of_Aragon&gt;/&lt;isMarriedTo&gt;/&lt;Alfonso_V_of_Ara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son_Stewart_(As_the_World_Turns)&gt;/&lt;isMarriedTo&gt;/&lt;Barbara_Ry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Kerr_(Royal_Navy_officer)&gt;/&lt;isMarriedTo&gt;/&lt;Mark_Kerr_(Royal_Navy_offic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Slim&gt;/&lt;isMarriedTo&gt;/&lt;Carlos_Sli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ord_Randolph_Churchill&gt;/&lt;isMarriedTo&gt;/&lt;Lord_Randolph_Churchil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miltsena_Palaiologina&gt;/&lt;isMarriedTo&gt;/&lt;Smiltsena_Palaiolog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arry_Payne_Whitney&gt;/&lt;isMarriedTo&gt;/&lt;Gertrude_Vanderbilt_Whitn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pin_the_Short&gt;/&lt;isMarriedTo&gt;/&lt;Bertrada_of_La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hnea_cel_Ru&gt;/&lt;isMarriedTo&gt;/&lt;Mihnea_cel_R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Kerr_(Royal_Navy_officer)&gt;/&lt;isMarriedTo&gt;/&lt;Rose_Ker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uzu_Angel&gt;/&lt;isMarriedTo&gt;/&lt;Zuzu_Ang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jamin_Pickman,_Jr.&gt;/&lt;isMarriedTo&gt;/&lt;Benjamin_Pickman,_Jr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Somerset,_8th_Duke_of_Beaufort&gt;/&lt;isMarriedTo&gt;/&lt;Henry_Somerset,_8th_Duke_of_Beaufo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_Evans&gt;/&lt;isMarriedTo&gt;/&lt;Pete_Bea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th_Martin_(All_My_Children)&gt;/&lt;isMarriedTo&gt;/&lt;Gillian_Andrass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Keyes&gt;/&lt;isMarriedTo&gt;/&lt;Henry_Key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yprian_Bhekuzulu_kaSolomon&gt;/&lt;isMarriedTo&gt;/&lt;Cyprian_Bhekuzulu_kaSolom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wis_Nixon_(naval_architect)&gt;/&lt;isMarriedTo&gt;/&lt;Lewis_Nixon_(naval_architect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taliano_I_Borromeo&gt;/&lt;isMarriedTo&gt;/&lt;Vitaliano_I_Borrome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ustace_III,_Count_of_Boulogne&gt;/&lt;isMarriedTo&gt;/&lt;Eustace_III,_Count_of_Boulog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isal_I_of_Iraq&gt;/&lt;isMarriedTo&gt;/&lt;Faisal_I_of_Iraq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erick_Spencer,_4th_Earl_Spencer&gt;/&lt;isMarriedTo&gt;/&lt;Frederick_Spencer,_4th_Earl_Spenc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erry_Logan_Emerson_(engineer)&gt;/&lt;isMarriedTo&gt;/&lt;Cherry_Logan_Emerson_(engine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helm_Kettler&gt;/&lt;isMarriedTo&gt;/&lt;Sophia_of_Prussia_(15821610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anna_of_Bourbon&gt;/&lt;isMarriedTo&gt;/&lt;Joanna_of_Bourb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gida_Haraldsdotter&gt;/&lt;isMarriedTo&gt;/&lt;Brigida_Haraldsdot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nstantine_I_of_Georgia&gt;/&lt;isMarriedTo&gt;/&lt;Constantine_I_of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chduchess_Elisabeth_Franziska_of_Austria&gt;/&lt;isMarriedTo&gt;/&lt;Archduke_Karl_Ferdinand_of_Aust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urice,_Elector_of_Saxony&gt;/&lt;isMarriedTo&gt;/&lt;Maurice,_Elector_of_Saxo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doniram_Judson&gt;/&lt;isMarriedTo&gt;/&lt;Adoniram_Jud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rapatisithu&gt;/&lt;isMarriedTo&gt;/&lt;Narapatisith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Ã³n_de_la_Fuente_MuÃ±iz&gt;/&lt;isMarriedTo&gt;/&lt;RamÃ³n_de_la_Fuente_MuÃ±i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lbert_Peterson&gt;/&lt;isMarriedTo&gt;/&lt;Gilbert_Peter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d_Edmund_Howard&gt;/&lt;isMarriedTo&gt;/&lt;Joyce_Culpep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psimia_of_Armenia&gt;/&lt;isMarriedTo&gt;/&lt;Comita_Niko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uel_Bentham&gt;/&lt;isMarriedTo&gt;/&lt;Samuel_Benth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dburga&gt;/&lt;isMarriedTo&gt;/&lt;Egbert_of_Wesse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Curtis&gt;/&lt;isMarriedTo&gt;/&lt;Mickey_Hor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ggie_Horton&gt;/&lt;isMarriedTo&gt;/&lt;Mickey_Hor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Hinton&gt;/&lt;isMarriedTo&gt;/&lt;Ed_Hin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ulothunga_Chola_II&gt;/&lt;isMarriedTo&gt;/&lt;Kulothunga_Chola_I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Sclater&gt;/&lt;isMarriedTo&gt;/&lt;Philip_Scla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rgan_W._Walker,_Sr.&gt;/&lt;isMarriedTo&gt;/&lt;Morgan_W._Walker,_Sr.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se_Friedman&gt;/&lt;isMarriedTo&gt;/&lt;Rose_Fried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a_Dosamantes&gt;/&lt;isMarriedTo&gt;/&lt;Susana_Dosaman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Neville,_5th_Earl_of_Westmorland&gt;/&lt;isMarriedTo&gt;/&lt;Henry_Neville,_5th_Earl_of_Westmo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ael_of_Wollo&gt;/&lt;isMarriedTo&gt;/&lt;Mikael_of_Wol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_Hughes&gt;/&lt;isMarriedTo&gt;/&lt;Bob_Hugh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hnyin_Thado&gt;/&lt;isMarriedTo&gt;/&lt;Mohnyin_Thado&gt;</text:p>
          </table:table-cell>
          <table:table-cell table:number-columns-repeated="1022"/>
        </table:table-row>
        <table:table-row table:style-name="ro1">
          <table:table-cell office:value-type="string">
            <text:p>?s26 <text:s/>&lt;created&gt; <text:s/>?o26 <text:s/>?s26 <text:s/>&lt;directed&gt; <text:s/>?o26 <text:s text:c="2"/>=&gt; ?s26 <text:s/>&lt;produced&gt; <text:s/>?o26 <text:s/>Support: 0.0010664062005560923 Head coverage: 0.05010904044409199 Confidence: 0.16106420264457544 Improved confidence: 0.3747220163083766 Predictiveness: 0.5701768360681854 Improved Predictiveness: 0.21365781366380113 Std. Improved Predictiveness: 0.09183507746772908 Cardinality: 1011 Pred*Conf*Body: 576.4487812649354 Pred*ImprConf*Body: 576.4487812649354 Body size: 6277 Key variable: ?o2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Boggs&gt;/&lt;produced&gt;/&lt;The_New_Superintende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ng_Vidor&gt;/&lt;produced&gt;/&lt;Three_Wise_Fools_(192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Kaczender&gt;/&lt;produced&gt;/&lt;Don't_Let_the_Angels_Fa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Gilling&gt;/&lt;produced&gt;/&lt;The_Quiet_Wo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die_Romero&gt;/&lt;produced&gt;/&lt;Sinong_Kapiling?_Sinong_Kasiping?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i_Tarkovsky&gt;/&lt;produced&gt;/&lt;The_Mirror_(1975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vin_Heffernan&gt;/&lt;produced&gt;/&lt;Expiratio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rell_Roodt&gt;/&lt;produced&gt;/&lt;Yesterday_(200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die_Romero&gt;/&lt;produced&gt;/&lt;Desire_(1982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zy_Kawalerowicz&gt;/&lt;produced&gt;/&lt;Pharaoh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Ã©_A._Ferreyra&gt;/&lt;produced&gt;/&lt;PerdÃ³n,_vieji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ssim_Mossek&gt;/&lt;produced&gt;/&lt;Shalom_Abu_Bass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Jones_(director)&gt;/&lt;produced&gt;/&lt;Fudge_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naud_Larrieu&gt;/&lt;produced&gt;/&lt;Les_derniers_jours_du_mon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toshi_Kon&gt;/&lt;produced&gt;/&lt;Millennium_Actres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igi_Comencini&gt;/&lt;produced&gt;/&lt;Pane,_amore_e_gelo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Ã³lveig_Anspach&gt;/&lt;produced&gt;/&lt;Stormy_Weather_(200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_Nagai&gt;/&lt;produced&gt;/&lt;The_Ninja_Dra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o_Frenkel&gt;/&lt;produced&gt;/&lt;Ray_of_Sunsh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Leclerc&gt;/&lt;produced&gt;/&lt;MÃ©moires_affectiv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ter_Kuijpers&gt;/&lt;produced&gt;/&lt;Gruesome_School_Tri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Tzavellas&gt;/&lt;produced&gt;/&lt;Antigon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i_Colpi&gt;/&lt;produced&gt;/&lt;La_Isla_misteriosa_y_el_capitÃ¡n_Nem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el_AoziDski&gt;/&lt;produced&gt;/&lt;89mm_from_Europ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ake_Edwards&gt;/&lt;produced&gt;/&lt;The_Great_Ra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u_Hsiao-Hsien&gt;/&lt;produced&gt;/&lt;CafÃ©_LumiÃ¨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rence_Fishburne&gt;/&lt;produced&gt;/&lt;Once_in_the_Li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rnille_Fischer_Christensen&gt;/&lt;produced&gt;/&lt;En_Soa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Rosen_(director)&gt;/&lt;produced&gt;/&lt;Watership_Dow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poldo_Torre_Nilsson&gt;/&lt;produced&gt;/&lt;The_Terra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_Gopal_Varma&gt;/&lt;produced&gt;/&lt;Sarkar_Raj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ecil_B._DeMille&gt;/&lt;produced&gt;/&lt;After_Fi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dio_Greco&gt;/&lt;produced&gt;/&lt;Morel's_Inventio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a_Thomas&gt;/&lt;produced&gt;/&lt;Foreign_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_Fulle&gt;/&lt;produced&gt;/&lt;Love_10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_Loevy&gt;/&lt;produced&gt;/&lt;Barricades_(documentary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useppe_De_Santis&gt;/&lt;produced&gt;/&lt;Tragic_Hu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lmer_Daves&gt;/&lt;produced&gt;/&lt;Drum_Bea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lvaraghavan&gt;/&lt;produced&gt;/&lt;Maruv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igori_Kozintsev&gt;/&lt;produced&gt;/&lt;The_Vyborg_Si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ran_Karanovi&gt;/&lt;produced&gt;/&lt;Neato_izme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S._Cardone&gt;/&lt;produced&gt;/&lt;The_Forsaken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bert_Brenon&gt;/&lt;produced&gt;/&lt;The_Kreutzer_Sonata_(1915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o_Rossellini&gt;/&lt;produced&gt;/&lt;La_Pau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¶sta_Bernhard&gt;/&lt;produced&gt;/&lt;Sju_svarta_be-hÃ¥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}elimir_}ilnik&gt;/&lt;produced&gt;/&lt;Early_Works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._Goyer&gt;/&lt;produced&gt;/&lt;Blade_(film_series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Kalangis&gt;/&lt;produced&gt;/&lt;The_Mad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shram_Sawant&gt;/&lt;produced&gt;/&lt;Risk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et_Schroeder&gt;/&lt;produced&gt;/&lt;La_VallÃ©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i_Kaul&gt;/&lt;produced&gt;/&lt;Arising_from_the_Surfa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ki_Bilal&gt;/&lt;produced&gt;/&lt;Immortal_(2004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an_Khosa&gt;/&lt;produced&gt;/&lt;Dance_of_the_Wi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._S._Ravikumar&gt;/&lt;produced&gt;/&lt;Aethir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_Renoir&gt;/&lt;produced&gt;/&lt;The_Elusive_Corpor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manno_Olmi&gt;/&lt;produced&gt;/&lt;The_Tree_of_Wooden_Clog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ti_Shah&gt;/&lt;produced&gt;/&lt;Loha_(199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van_Passer&gt;/&lt;produced&gt;/&lt;Born_to_W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uart_Cooper&gt;/&lt;produced&gt;/&lt;Overlord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nn_Henriksen&gt;/&lt;produced&gt;/&lt;Girls_at_S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lfgang_Staudte&gt;/&lt;produced&gt;/&lt;Destination_Dea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Feyder&gt;/&lt;produced&gt;/&lt;L'Atlantide_(192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r_Kusturica&gt;/&lt;produced&gt;/&lt;Black_Cat,_White_Ca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k_Love&gt;/&lt;produced&gt;/&lt;Outlaw_(2007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rishikesh_Mukherjee&gt;/&lt;produced&gt;/&lt;Abhimaan_(197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lrich_Schamoni&gt;/&lt;produced&gt;/&lt;It_(1966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Ã©a_Pool&gt;/&lt;produced&gt;/&lt;Emporte-mo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anni_Puccini&gt;/&lt;produced&gt;/&lt;My_Wife's_Enem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hang_Yang_(director)&gt;/&lt;produced&gt;/&lt;Quitt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yadarshan&gt;/&lt;produced&gt;/&lt;Poochakkoru_Mookkut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te_Tomaselli&gt;/&lt;produced&gt;/&lt;Satan's_Playgrou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io_FernÃ¡ndez&gt;/&lt;produced&gt;/&lt;Flor_Silvest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is_BayÃ³n_Herrera&gt;/&lt;produced&gt;/&lt;Buenos_Aires_a_la_vis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ff_Murphy&gt;/&lt;produced&gt;/&lt;Spooked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tan_Mehta&gt;/&lt;produced&gt;/&lt;Hero_Hiral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el_OphÃ¼ls&gt;/&lt;produced&gt;/&lt;Love_at_Twen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ge_Furtado&gt;/&lt;produced&gt;/&lt;Isle_of_Flow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io_Argento&gt;/&lt;produced&gt;/&lt;Giallo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ls_Reinhardt_Christensen&gt;/&lt;produced&gt;/&lt;The_Passionate_Demo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Gray&gt;/&lt;produced&gt;/&lt;Wavelength_(1983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Greenaway&gt;/&lt;produced&gt;/&lt;The_Baby_of_MÃ¢c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ddy_Honigmann&gt;/&lt;produced&gt;/&lt;Crazy_(1999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rokazu_Koreeda&gt;/&lt;produced&gt;/&lt;Distance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Sander&gt;/&lt;produced&gt;/&lt;Man_Conquers_Spa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tom_Egoyan&gt;/&lt;produced&gt;/&lt;The_Adju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edek_Fliegauf&gt;/&lt;produced&gt;/&lt;Womb_(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tus_Leber&gt;/&lt;produced&gt;/&lt;Anima__Symphonie_phantastiq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therine_Corsini&gt;/&lt;produced&gt;/&lt;Replay_(2001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_Soutter&gt;/&lt;produced&gt;/&lt;The_Surveyo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clan_O'Brien&gt;/&lt;produced&gt;/&lt;Rock_Mon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shiharu_Ikeda&gt;/&lt;produced&gt;/&lt;Hasami_otok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SjÃ¶strÃ¶m&gt;/&lt;produced&gt;/&lt;Marriage_Burea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ish_Gupta&gt;/&lt;produced&gt;/&lt;The_Stoneman_Murd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Yemysl_Pra~skÃ½&gt;/&lt;produced&gt;/&lt;Two_Moth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y_Milligan&gt;/&lt;produced&gt;/&lt;The_Rats_Are_Coming!_The_Werewolves_Are_Here!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orella_Infascelli&gt;/&lt;produced&gt;/&lt;The_Mask_(1988_film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harathiraja&gt;/&lt;produced&gt;/&lt;16_Vayathin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Ford_(actor)&gt;/&lt;produced&gt;/&lt;Officer_4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thyan_Anthikkad&gt;/&lt;produced&gt;/&lt;Bhagyadevatha&gt;</text:p>
          </table:table-cell>
          <table:table-cell table:number-columns-repeated="1022"/>
        </table:table-row>
        <table:table-row table:style-name="ro1">
          <table:table-cell office:value-type="string">
            <office:annotation draw:style-name="gr1" draw:text-style-name="P1" svg:width="1.1413in" svg:height="0.2346in" svg:x="1.1252in" svg:y="161.4681in" draw:caption-point-x="-0.2402in" draw:caption-point-y="0.5949in">
              <dc:date>2012-11-23T00:00:00</dc:date>
              <text:p text:style-name="P1">Christina</text:p>
            </office:annotation>
            <text:p>?</text:p>
          </table:table-cell>
          <table:table-cell office:value-type="string">
            <text:p>&lt;JosÃ©_MarÃ­a_ForquÃ©&gt;/&lt;produced&gt;/&lt;MarÃ­a_Morena&gt;</text:p>
          </table:table-cell>
          <table:table-cell table:number-columns-repeated="1022"/>
        </table:table-row>
        <table:table-row table:style-name="ro1">
          <table:table-cell office:value-type="string">
            <text:p>?s63 <text:s/>&lt;dealsWith&gt; <text:s/>?s21 <text:s/>?s63 <text:s/>&lt;dealsWith&gt; <text:s/>?o21 <text:s text:c="2"/>=&gt; ?s21 <text:s/>&lt;dealsWith&gt; <text:s/>?o21 <text:s/>Support: 2.8163249806970985E-4 Head coverage: 0.3875181422351234 Confidence: 0.15442452284557548 Improved confidence: 0.21778140293637846 Predictiveness: 0.29091960670908035 Improved Predictiveness: 0.06335688009080298 Std. Improved Predictiveness: 0.04492512145247221 Cardinality: 267 Pred*Conf*Body: 77.67553499132445 Pred*ImprConf*Body: 77.67553499132445 Body size: 1729 Key variable: ?s21</text:p>
          </table:table-cell>
          <table:table-cell table:number-columns-repeated="1023"/>
        </table:table-row>
        <table:table-row table:style-name="ro1">
          <table:table-cell office:value-type="string">
            <text:p>~</text:p>
          </table:table-cell>
          <table:table-cell office:value-type="string">
            <text:p>&lt;Croatia&gt;/&lt;dealsWith&gt;/&lt;Gree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roati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sta_Rica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dealsWith&gt;/&lt;Leban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dealsWith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dealsWith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dealsWith&gt;/&lt;Esto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dealsWith&gt;/&lt;Fin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Zimbabwe&gt;/&lt;dealsWith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Finland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Zimbabwe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gand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dealsWith&gt;/&lt;Slove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dealsWith&gt;/&lt;Bulga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public_of_China&gt;/&lt;dealsWith&gt;/&lt;Hong_Kong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Belgium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Cameroo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rocco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Ã´te_d'Ivoire&gt;/&lt;dealsWith&gt;/&lt;CÃ´te_d'Ivo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Ã´te_d'Ivoire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Ã´te_d'Ivoire&gt;/&lt;dealsWith&gt;/&lt;Cub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Ã´te_d'Ivoire&gt;/&lt;dealsWith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ece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Denmark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Belgium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Gibraltar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Norwa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Slovak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Eston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Ukrain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Latv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Iraq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Israe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Keny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Alger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dealsWith&gt;/&lt;Croat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Monteneg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Kazakh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lgaria&gt;/&lt;dealsWith&gt;/&lt;Croat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dealsWith&gt;/&lt;Niger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Togo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Niger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zbekistan&gt;/&lt;dealsWith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zbekistan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Luxembo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Democratic_Republic_of_Afghan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Uzbek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dealsWith&gt;/&lt;Fin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int_Lucia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Belg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Ir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onesi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CÃ´te_d'Ivo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atemala&gt;/&lt;dealsWith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braltar&gt;/&lt;dealsWith&gt;/&lt;Lithu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uba&gt;/&lt;dealsWith&gt;/&lt;CÃ´te_d'Ivo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dealsWith&gt;/&lt;O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dealsWith&gt;/&lt;United_Arab_Emir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dealsWith&gt;/&lt;Yem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dealsWith&gt;/&lt;Puerto_Ri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ladesh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aragua&gt;/&lt;dealsWith&gt;/&lt;Nicaragu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dealsWith&gt;/&lt;Moroc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oa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SA&gt;/&lt;dealsWith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SA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S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dealsWith&gt;/&lt;Monteneg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dealsWith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negal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mocratic_Republic_of_Afghanistan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Ir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Georgia_(country)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srael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dealsWith&gt;/&lt;Belgiu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geri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s94 <text:s/>&lt;hasOfficialLanguage&gt; <text:s/>?o36 <text:s/>?s94 <text:s/>&lt;isLocatedIn&gt; <text:s/>?s36 <text:s text:c="2"/>=&gt; ?s36 <text:s/>&lt;hasOfficialLanguage&gt; <text:s/>?o36 <text:s/>Support: 1.898646054402538E-5 Head coverage: 0.0224159402241594 Confidence: 0.14285714285714285 Improved confidence: 0.6428571428571429 Predictiveness: 0.7777777777777778 Improved Predictiveness: 0.5 Std. Improved Predictiveness: 0.1111111111111111 Cardinality: 18 Pred*Conf*Body: 14.0 Pred*ImprConf*Body: 14.0 Body size: 126 Key variable: ?s3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Thrissur_district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iruvananthapuram_district&gt;/&lt;hasOfficialLanguage&gt;/&lt;Malayal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lwa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lwa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ilabad_district&gt;/&lt;hasOfficialLanguage&gt;/&lt;Telugu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nur_district&gt;/&lt;hasOfficialLanguage&gt;/&lt;Malayal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dodara_district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dodara_district&gt;/&lt;hasOfficialLanguage&gt;/&lt;Gujarat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United_Kingdom_of_Great_Britain_and_Northern_Ireland_2635167&gt;/&lt;hasOfficialLanguage&gt;/&lt;Ulster_Sco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United_Kingdom_of_Great_Britain_and_Northern_Ireland_2635167&gt;/&lt;hasOfficialLanguage&gt;/&lt;Ir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United_Kingdom_of_Great_Britain_and_Northern_Ireland_2635167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harsa_district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harsa_district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harsa_district&gt;/&lt;hasOfficialLanguage&gt;/&lt;Maithil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Cze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Rom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West_Fris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D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Serb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Ukrai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Dut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Faro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Europe_6255148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ohi_district&gt;/&lt;hasOfficialLanguage&gt;/&lt;Marwar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rohi_district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akulam_district&gt;/&lt;hasOfficialLanguage&gt;/&lt;Malayal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saragod_district&gt;/&lt;hasOfficialLanguage&gt;/&lt;Tulu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saragod_district&gt;/&lt;hasOfficialLanguage&gt;/&lt;Konk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Inuktitu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Dogrib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Slave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Dene_Sulin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Cre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Inuvialuktu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Inuit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Canada_6251999&gt;/&lt;hasOfficialLanguage&gt;/&lt;Gwichi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Union_Territory_of_Puducherry_1259424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Union_Territory_of_Puducherry_1259424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Georgia_614540&gt;/&lt;hasOfficialLanguage&gt;/&lt;Abkhaz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Georgia_614540&gt;/&lt;hasOfficialLanguage&gt;/&lt;Russ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jeeling_district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jeeling_district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Confederation&gt;/&lt;hasOfficialLanguage&gt;/&lt;Luxembourg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Confederation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Confederation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Greek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Sotho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Afrikaa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Northern_Sotho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Zulu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Tsong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Xhos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South_African_Engli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Hebrew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South_African_Sig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Swat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Gujarat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Vend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Languages_of_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Southern_Ndebel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Tswan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frica_6255146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ppuzha_district&gt;/&lt;hasOfficialLanguage&gt;/&lt;Malayal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shiarpur_district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dupi_district&gt;/&lt;hasOfficialLanguage&gt;/&lt;Kan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dupi_district&gt;/&lt;hasOfficialLanguage&gt;/&lt;Konk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a_district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Bosnia_and_Herzegovina_3277605&gt;/&lt;hasOfficialLanguage&gt;/&lt;Bos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Bosnia_and_Herzegovina_3277605&gt;/&lt;hasOfficialLanguage&gt;/&lt;Croat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Bosnia_and_Herzegovina_3277605&gt;/&lt;hasOfficialLanguage&gt;/&lt;Serb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Oceania_6255151&gt;/&lt;hasOfficialLanguage&gt;/&lt;Tokelau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Oceania_6255151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hid_Bhagat_Singh_Nagar_district&gt;/&lt;hasOfficialLanguage&gt;/&lt;Punjab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America&gt;/&lt;hasOfficialLanguage&gt;/&lt;Papiamen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America&gt;/&lt;hasOfficialLanguage&gt;/&lt;Dut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_America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ern_Europe&gt;/&lt;hasOfficialLanguage&gt;/&lt;Ir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thern_Europe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sia_6255147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sia_6255147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sia_6255147&gt;/&lt;hasOfficialLanguage&gt;/&lt;Mala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Asia_6255147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Democratic_Socialist_Republic_of_Sri_Lanka_1227603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Democratic_Socialist_Republic_of_Sri_Lanka_1227603&gt;/&lt;hasOfficialLanguage&gt;/&lt;Sinhal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rnik_Province&gt;/&lt;hasOfficialLanguage&gt;/&lt;Bulgar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ntur_district&gt;/&lt;hasOfficialLanguage&gt;/&lt;Telugu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ntur_district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ent_Funchal_2267827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o21 <text:s/>&lt;dealsWith&gt; <text:s/>?s21 <text:s text:c="2"/>=&gt; ?s21 <text:s/>&lt;dealsWith&gt; <text:s/>?o21 <text:s/>Support: 9.915151617435478E-5 Head coverage: 0.13642960812772134 Confidence: 0.13642960812772134 Improved confidence: 0.18323586744639375 Predictiveness: 0.2554426705370102 Improved Predictiveness: 0.04680625931867243 Std. Improved Predictiveness: 0.03484994344046293 Cardinality: 94 Pred*Conf*Body: 24.01161103047896 Pred*ImprConf*Body: 24.01161103047896 Body size: 689 Key variable: ?s21</text:p>
          </table:table-cell>
          <table:table-cell table:number-columns-repeated="1023"/>
        </table:table-row>
        <table:table-row table:style-name="ro1">
          <table:table-cell office:value-type="string">
            <text:p>Y</text:p>
          </table:table-cell>
          <table:table-cell office:value-type="string">
            <text:p>&lt;Bolivia&gt;/&lt;dealsWith&gt;/&lt;Chil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pines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pines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hilippines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Kazakhst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yrgyzstan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uyana&gt;/&lt;dealsWith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uyana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uyan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malia&gt;/&lt;dealsWith&gt;/&lt;Keny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malia&gt;/&lt;dealsWith&gt;/&lt;United_Arab_Emirat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dealsWith&gt;/&lt;Norwa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acau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kina_Faso&gt;/&lt;dealsWith&gt;/&lt;Gha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onga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ldova&gt;/&lt;dealsWith&gt;/&lt;Belaru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Egyp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dan&gt;/&lt;dealsWith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emocratic_Republic_of_the_Congo&gt;/&lt;dealsWith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e_Bahamas&gt;/&lt;dealsWith&gt;/&lt;Po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e_Bahamas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Croat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Serb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epublic_of_Macedonia&gt;/&lt;dealsWith&gt;/&lt;Gree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pal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pal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ape_Verde&gt;/&lt;dealsWith&gt;/&lt;Brazil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nama&gt;/&lt;dealsWith&gt;/&lt;Costa_Ric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bania&gt;/&lt;dealsWith&gt;/&lt;Gree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lbani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l_Salvador&gt;/&lt;dealsWith&gt;/&lt;Hondura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l_Salvador&gt;/&lt;dealsWith&gt;/&lt;Nicaragu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l_Salvador&gt;/&lt;dealsWith&gt;/&lt;Guatemal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ngolia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ngolia&gt;/&lt;dealsWith&gt;/&lt;Luxembourg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dealsWith&gt;/&lt;Keny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fghanistan&gt;/&lt;dealsWith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dealsWith&gt;/&lt;Turkmenist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United_Arab_Emirate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ri_Lanka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ri_Lanka&gt;/&lt;dealsWith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elize&gt;/&lt;dealsWith&gt;/&lt;Cub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ustralia&gt;/&lt;dealsWith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amaica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Brazi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enland&gt;/&lt;dealsWith&gt;/&lt;Denmark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reenland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renada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uinea-Bissau&gt;/&lt;dealsWith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uinea-Bissau&gt;/&lt;dealsWith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oviet_Union&gt;/&lt;dealsWith&gt;/&lt;Democratic_Republic_of_Afghanist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uritania&gt;/&lt;dealsWith&gt;/&lt;Belgiu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hutan&gt;/&lt;dealsWith&gt;/&lt;Hong_Kon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hutan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Alge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uebec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dealsWith&gt;/&lt;Brazi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eru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dealsWith&gt;/&lt;Canad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merican_Samoa&gt;/&lt;dealsWith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alta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lta&gt;/&lt;dealsWith&gt;/&lt;German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ersey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Ind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urma&gt;/&lt;dealsWith&gt;/&lt;Japa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entral_African_Republic&gt;/&lt;dealsWith&gt;/&lt;Moroc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entral_African_Republic&gt;/&lt;dealsWith&gt;/&lt;Franc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ritrea&gt;/&lt;dealsWith&gt;/&lt;Russ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itish_Virgin_Islands&gt;/&lt;dealsWith&gt;/&lt;Puerto_R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olombia&gt;/&lt;dealsWith&gt;/&lt;Mexic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arbados&gt;/&lt;dealsWith&gt;/&lt;Brazi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runei&gt;/&lt;dealsWith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runei&gt;/&lt;dealsWith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dealsWith&gt;/&lt;Poland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dealsWith&gt;/&lt;Spa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dealsWith&gt;/&lt;Ital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Ethiopia&gt;/&lt;dealsWith&gt;/&lt;Saudi_Arabia&gt;</text:p>
          </table:table-cell>
          <table:table-cell table:number-columns-repeated="1022"/>
        </table:table-row>
        <table:table-row table:style-name="ro1">
          <table:table-cell office:value-type="string">
            <text:p>?s9 <text:s/>&lt;livesIn&gt; <text:s/>?o82 <text:s/>?o9 <text:s/>&lt;hasCapital&gt; <text:s/>?o82 <text:s text:c="2"/>=&gt; ?s9 <text:s/>&lt;livesIn&gt; <text:s/>?o9 <text:s/>Support: 7.003894334018252E-4 Head coverage: 0.04550126773110395 Confidence: 0.1349045103616416 Improved confidence: 0.1349045103616416 Predictiveness: 0.0 Improved Predictiveness: 0.0 Std. Improved Predictiveness: 0.0 Cardinality: 664 Pred*Conf*Body: 0.0 Pred*ImprConf*Body: 0.0 Body size: 4922 Key variable: ?s9</text:p>
          </table:table-cell>
          <table:table-cell table:number-columns-repeated="1023"/>
        </table:table-row>
        <table:table-row table:style-name="ro1">
          <table:table-cell office:value-type="string">
            <text:p>?s67 <text:s/>&lt;hasAcademicAdvisor&gt; <text:s/>?s22 <text:s/>?s67 <text:s/>&lt;graduatedFrom&gt; <text:s/>?o22 <text:s text:c="2"/>=&gt; ?s22 <text:s/>&lt;worksAt&gt; <text:s/>?o22 <text:s/>Support: 9.387749935656995E-5 Head coverage: 0.036535303776683084 Confidence: 0.13444108761329304 Improved confidence: 0.39035087719298245 Predictiveness: 0.6555891238670695 Improved Predictiveness: 0.2559097895796894 Std. Improved Predictiveness: 0.08813811484013472 Cardinality: 89 Pred*Conf*Body: 58.34743202416918 Pred*ImprConf*Body: 58.34743202416918 Body size: 662 Key variable: ?s22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Lisa_Randall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gnus_Hestenes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Barlow&gt;/&lt;worksAt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James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ie_Jayaratnam_Eliezer&gt;/&lt;worksAt&gt;/&lt;La_Trob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Baade&gt;/&lt;worksAt&gt;/&lt;California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recht_Kossel&gt;/&lt;worksAt&gt;/&lt;University_of_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Balls&gt;/&lt;worksAt&gt;/&lt;University_of_East_Ang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Goguen&gt;/&lt;worksAt&gt;/&lt;University_of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Higman&gt;/&lt;worksAt&gt;/&lt;University_of_the_Punja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p_Thorne&gt;/&lt;worksAt&gt;/&lt;University_of_the_Witwatersr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p_Thorne&gt;/&lt;worksAt&gt;/&lt;Ric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rsten_Wiesel&gt;/&lt;worksAt&gt;/&lt;University_of_British_Colu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fan_Bergman&gt;/&lt;worksAt&gt;/&lt;Hebrew_University_of_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lles_Brassard&gt;/&lt;worksAt&gt;/&lt;UniversitÃ©_de_MontrÃ©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uben_Goodstein&gt;/&lt;worksAt&gt;/&lt;University_of_Leiceste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aurent_Schwartz&gt;/&lt;worksAt&gt;/&lt;University_of_Algier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Laurent_Schwartz&gt;/&lt;worksAt&gt;/&lt;University_of_Montpelli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Henry_Perkin,_Jr.&gt;/&lt;worksAt&gt;/&lt;University_of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uncan_T._Moore&gt;/&lt;worksAt&gt;/&lt;University_of_Roch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Robert_Woodyard&gt;/&lt;worksAt&gt;/&lt;Oregon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fred_Kleiner&gt;/&lt;worksAt&gt;/&lt;ETH_Zuri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urrie_Gunn&gt;/&lt;worksAt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uel_Blum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_Kreisel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iam_Browder_(mathematician)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_Friedrich_Pfaff&gt;/&lt;worksAt&gt;/&lt;University_of_Helmsted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suneo_Tamagawa&gt;/&lt;worksAt&gt;/&lt;Yal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enz_Heister&gt;/&lt;worksAt&gt;/&lt;University_of_Helmsted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H._C._Whitehead&gt;/&lt;worksAt&gt;/&lt;University_of_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Schuchert&gt;/&lt;worksAt&gt;/&lt;Queen's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A._Muller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rton_Miller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ques_Monod&gt;/&lt;worksAt&gt;/&lt;Ãcole_Normale_SupÃ©rie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y_Abowd&gt;/&lt;worksAt&gt;/&lt;Georgia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nrich_Limpricht&gt;/&lt;worksAt&gt;/&lt;University_of_Greifswa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nrich_Limpricht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ate&gt;/&lt;worksAt&gt;/&lt;Brow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Condon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F._Stevens&gt;/&lt;worksAt&gt;/&lt;Northwester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-Gustaf_Rossby&gt;/&lt;worksAt&gt;/&lt;Tsinghu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H._Frisch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eev_Motwani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o_Wang_(academic)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asayoshi_Nagata&gt;/&lt;worksAt&gt;/&lt;Kyoto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man_Jackiw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_Warburg&gt;/&lt;worksAt&gt;/&lt;Humboldt_University_of_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._Slater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tasko&gt;/&lt;worksAt&gt;/&lt;Georgia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_Moran_(statistician)&gt;/&lt;worksAt&gt;/&lt;Victoria_University_of_Wellingt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vid_Hilbert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Krein&gt;/&lt;worksAt&gt;/&lt;Odess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aiyengar_Sridharan&gt;/&lt;worksAt&gt;/&lt;University_of_Mum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yril_Burt&gt;/&lt;worksAt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erick_Gowland_Hopkins&gt;/&lt;worksAt&gt;/&lt;University_of_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rdon_Plotkin&gt;/&lt;worksAt&gt;/&lt;University_of_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co_Rossetti&gt;/&lt;worksAt&gt;/&lt;University_of_Padu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Samuelson&gt;/&lt;worksAt&gt;/&lt;Columbi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ssily_Leontief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helm_Ostwald&gt;/&lt;worksAt&gt;/&lt;University_of_Graz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nrico_Fermi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cques_Dixmier&gt;/&lt;worksAt&gt;/&lt;Ãcole_Normale_SupÃ©rie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E._M._Pearce&gt;/&lt;worksAt&gt;/&lt;University_of_Adelaid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harles_Ãmile_Picard&gt;/&lt;worksAt&gt;/&lt;Ãcole_Normale_SupÃ©rie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Marshak&gt;/&lt;worksAt&gt;/&lt;University_of_Madr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E._Low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pÃ³t_FejÃ©r&gt;/&lt;worksAt&gt;/&lt;EÃ¶tvÃ¶s_LorÃ¡n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Gordon_Webster&gt;/&lt;worksAt&gt;/&lt;Vassar_Colle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go_von_Seeliger&gt;/&lt;worksAt&gt;/&lt;Ludwig_Maximilian_University_of_Muni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a_Gray&gt;/&lt;worksAt&gt;/&lt;Michigan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y_Markov&gt;/&lt;worksAt&gt;/&lt;Saint_Petersburg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alter_Gilbert&gt;/&lt;worksAt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Mundell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Born&gt;/&lt;worksAt&gt;/&lt;University_of_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Born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Born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Kuck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r_Teodor_Cleve&gt;/&lt;worksAt&gt;/&lt;Uppsala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Ãmile_Borel&gt;/&lt;worksAt&gt;/&lt;Ãcole_Normale_SupÃ©rie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jnar_Hertzsprung&gt;/&lt;worksAt&gt;/&lt;Leide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yril_Domb&gt;/&lt;worksAt&gt;/&lt;King's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Schultz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Frederick_Weisskopf&gt;/&lt;worksAt&gt;/&lt;Yal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egor_Wentzel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Alfred_Weiss&gt;/&lt;worksAt&gt;/&lt;Oberlin_Colle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ugo_Steinhaus&gt;/&lt;worksAt&gt;/&lt;Lviv_Polytechnic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areth_Roberts_(statistician)&gt;/&lt;worksAt&gt;/&lt;University_of_Brist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Langevin&gt;/&lt;worksAt&gt;/&lt;Ãcole_Normale_SupÃ©rieu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lfgang_Wahlster&gt;/&lt;worksAt&gt;/&lt;Saarlan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lip_Allen_Sharp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Kraft_(astronomer)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an_Heilbron&gt;/&lt;worksAt&gt;/&lt;Imperial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fred_K._Warmuth&gt;/&lt;worksAt&gt;/&lt;University_of_California,_Santa_Cru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ger_Schank&gt;/&lt;worksAt&gt;/&lt;Yal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brahmanyan_Chandrasekhar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randt&gt;/&lt;worksAt&gt;/&lt;Harvard_Law_Scho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odor_Estermann&gt;/&lt;worksAt&gt;/&lt;University_of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Francis_Gray_Swann&gt;/&lt;worksAt&gt;/&lt;University_of_Sou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Weierstrass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Turvey&gt;/&lt;worksAt&gt;/&lt;Brandeis_University&gt;</text:p>
          </table:table-cell>
          <table:table-cell table:number-columns-repeated="1022"/>
        </table:table-row>
        <table:table-row table:style-name="ro1">
          <table:table-cell office:value-type="string">
            <text:p>?s19 <text:s/>&lt;imports&gt; <text:s/>?o19 <text:s text:c="2"/>=&gt; ?s19 <text:s/>&lt;exports&gt; <text:s/>?o19 <text:s/>Support: 4.641134799650649E-5 Head coverage: 0.08678500986193294 Confidence: 0.13095238095238096 Improved confidence: 0.14473684210526316 Predictiveness: 0.09523809523809523 Improved Predictiveness: 0.013784461152882205 Std. Improved Predictiveness: 0.012471655328798186 Cardinality: 44 Pred*Conf*Body: 4.19047619047619 Pred*ImprConf*Body: 4.19047619047619 Body size: 336 Key variable: ?o19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Boli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nergy_111452218&gt;/&lt;exports&gt;/&lt;Ukra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Surina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Burkina_Fas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Moldov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Paragu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People's_Republic_of_Ch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The_Baham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industry_100923444&gt;/&lt;exports&gt;/&lt;The_Baham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Luxembo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onics_106099269&gt;/&lt;exports&gt;/&lt;Guatema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Sy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Papua_New_Guin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Papua_New_Guin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Cape_Ver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North_Kore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Panam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Alb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aircraft_102686568&gt;/&lt;exports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Costa_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raw_material_114596700&gt;/&lt;exports&gt;/&lt;Costa_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Kazakh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Nig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twear_103381126&gt;/&lt;exports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base_metal_114618674&gt;/&lt;exports&gt;/&lt;Portug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Cambo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Gre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icity_111449907&gt;/&lt;exports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edicine_106043075&gt;/&lt;exports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Belgi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ereal_112141495&gt;/&lt;exports&gt;/&lt;Vietn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cycle_103790512&gt;/&lt;exports&gt;/&lt;Vietn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tobacco_104442831&gt;/&lt;exports&gt;/&lt;Mal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otor_vehicle_103791235&gt;/&lt;exports&gt;/&lt;Central_Afr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Central_Afr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Central_Afr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British_Virgin_Is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Gibralt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Gh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Liby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Libe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Ethiop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Swazi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Faroe_Is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industry_100923444&gt;/&lt;exports&gt;/&lt;Guy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Guy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oma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Democratic_Republic_of_the_Con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uel_114875077&gt;/&lt;exports&gt;/&lt;Republic_of_Macedo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Republic_of_Macedo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Taiw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aircraft_102686568&gt;/&lt;exports&gt;/&lt;Queens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Ch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natural_gas_114960090&gt;/&lt;exports&gt;/&lt;Ch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Ch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El_Salvad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El_Salvad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icity_111449907&gt;/&lt;exports&gt;/&lt;El_Salvad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Mauriti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Mauriti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sugar_107859284&gt;/&lt;exports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building_material_114786479&gt;/&lt;exports&gt;/&lt;Mongo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Afghan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Yem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Za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icity_111449907&gt;/&lt;exports&gt;/&lt;Zam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harmaceutical_103920989&gt;/&lt;exports&gt;/&lt;Beliz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onics_106099269&gt;/&lt;exports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Malay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wheat_112142085&gt;/&lt;exports&gt;/&lt;Moroc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electronics_106099269&gt;/&lt;exports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Guinea-Bissa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aircraft_102686568&gt;/&lt;exports&gt;/&lt;Bhu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Bhu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onsumer_goods_103093574&gt;/&lt;exports&gt;/&lt;Maurit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machinery_103701640&gt;/&lt;exports&gt;/&lt;Per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lastic_114592610&gt;/&lt;exports&gt;/&lt;Per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stuff_107566340&gt;/&lt;exports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abric_103309808&gt;/&lt;exports&gt;/&lt;Liechtenste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raw_material_114596700&gt;/&lt;exports&gt;/&lt;Liechtenste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Ango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Lat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etroleum_114980579&gt;/&lt;exports&gt;/&lt;Cub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vehicle_104524313&gt;/&lt;exports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pharmaceutical_103920989&gt;/&lt;exports&gt;/&lt;Georgia_(countr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food_100021265&gt;/&lt;exports&gt;/&lt;Venezue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rdnet_chemical_114806838&gt;/&lt;exports&gt;/&lt;Italy&gt;</text:p>
          </table:table-cell>
          <table:table-cell table:number-columns-repeated="1022"/>
        </table:table-row>
        <table:table-row table:style-name="ro1">
          <table:table-cell office:value-type="string">
            <text:p>?s33 <text:s/>&lt;produced&gt; <text:s/>?o33 <text:s text:c="2"/>=&gt; ?s33 <text:s/>&lt;directed&gt; <text:s/>?o33 <text:s/>Support: 0.002395458438637869 Head coverage: 0.06784572640635736 Confidence: 0.11255947660586836 Improved confidence: 0.13395069010263064 Predictiveness: 0.15969468675654241 Improved Predictiveness: 0.021391213496762287 Std. Improved Predictiveness: 0.017975150358054512 Cardinality: 2271 Pred*Conf*Body: 362.6666336241078 Pred*ImprConf*Body: 362.6666336241078 Body size: 20176 Key variable: ?o33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Amphibious_Fighters&gt;/&lt;directed&gt;/&lt;Grantland_Ri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h_to_War&gt;/&lt;directed&gt;/&lt;John_Frankenheim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ther_Wore_Tights&gt;/&lt;directed&gt;/&lt;Lamar_Trott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bysitter_Wanted&gt;/&lt;directed&gt;/&lt;Kimberley_Kat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ass_3D&gt;/&lt;directed&gt;/&lt;Johnny_Knoxvil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rsa&gt;/&lt;directed&gt;/&lt;Jawad_Ahm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rky's_Duck_Hunt&gt;/&lt;directed&gt;/&lt;Leon_Schlesing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laying_Columbine&gt;/&lt;directed&gt;/&lt;Danny_Ledon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gionnaire_(film)&gt;/&lt;directed&gt;/&lt;Jean-Claude_Van_Dam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Lost_Special_(serial)&gt;/&lt;directed&gt;/&lt;Henry_MacRa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Rainmaker_(1997_film)&gt;/&lt;directed&gt;/&lt;Steven_Reut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asonable_Doubt_(1936_film)&gt;/&lt;directed&gt;/&lt;Gabriel_Pasc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Racket&gt;/&lt;directed&gt;/&lt;Howard_Hugh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cond_Chance_(1953_film)&gt;/&lt;directed&gt;/&lt;Howard_Hugh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arlift&gt;/&lt;directed&gt;/&lt;Robert_Arthur_(film_produc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ranger_Inside&gt;/&lt;directed&gt;/&lt;Jim_McK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ngratulations_It's_Pink&gt;/&lt;directed&gt;/&lt;David_H._DePat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ckled_Pink&gt;/&lt;directed&gt;/&lt;David_H._DePat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hoothnath&gt;/&lt;directed&gt;/&lt;Ravi_Chop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8_Mile_(film)&gt;/&lt;directed&gt;/&lt;Brian_Graz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Method_(2005_film)&gt;/&lt;directed&gt;/&lt;Gerardo_Herre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j_Mahal_(2000_film)&gt;/&lt;directed&gt;/&lt;Bharathiraj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mmer_of_Sam&gt;/&lt;directed&gt;/&lt;Spike_L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perbad_(film)&gt;/&lt;directed&gt;/&lt;Shauna_Robert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Real_Howard_Spitz&gt;/&lt;directed&gt;/&lt;Paul_Brook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rtal_Thoughts&gt;/&lt;directed&gt;/&lt;Taylor_Hack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gham_Young_(film)&gt;/&lt;directed&gt;/&lt;Darryl_F._Zanu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gend_of_a_Fighter&gt;/&lt;directed&gt;/&lt;Ng_See-yu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adhal_Kondein&gt;/&lt;directed&gt;/&lt;Yuvan_Shankar_Raj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our_Christmases&gt;/&lt;directed&gt;/&lt;Vince_Vaugh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ds_(film)&gt;/&lt;directed&gt;/&lt;Gus_Van_Sa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aky_Friday_(1976_film)&gt;/&lt;directed&gt;/&lt;Tom_Leet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ity_for_Conquest&gt;/&lt;directed&gt;/&lt;Hal_B._Wall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king_Woodstock&gt;/&lt;directed&gt;/&lt;James_Scham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Charge_of_the_Light_Brigade_(1968_film)&gt;/&lt;directed&gt;/&lt;Neil_Hart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Iron_Curtain_(film)&gt;/&lt;directed&gt;/&lt;Sol_C._Sieg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cott_of_the_Antarctic_(film)&gt;/&lt;directed&gt;/&lt;Michael_Balc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quiescant&gt;/&lt;directed&gt;/&lt;Carlo_Lizzan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ian_Queen&gt;/&lt;directed&gt;/&lt;Roger_Cor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ick_Millions&gt;/&lt;directed&gt;/&lt;William_Fox_(produc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Visitor_(1979_film)&gt;/&lt;directed&gt;/&lt;Ovidio_G._Assonit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_Time_to_Love_(film)&gt;/&lt;directed&gt;/&lt;He_P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ne_Last_Thing...&gt;/&lt;directed&gt;/&lt;Jason_Klio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ading_Places&gt;/&lt;directed&gt;/&lt;Aaron_Russ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Ã©on_Morin,_Priest&gt;/&lt;directed&gt;/&lt;Georges_de_Beaurega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gel_Eyes_(film)&gt;/&lt;directed&gt;/&lt;Mark_Can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Wind_Cannot_Read&gt;/&lt;directed&gt;/&lt;Earl_St._Joh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Land_Before_Time&gt;/&lt;directed&gt;/&lt;Gary_Gold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reyfus_(1930_film)&gt;/&lt;directed&gt;/&lt;Richard_Oswa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Woman_Who_Willed_a_Miracle&gt;/&lt;directed&gt;/&lt;Sharron_Mill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Black_Knight_(film)&gt;/&lt;directed&gt;/&lt;Albert_R._Broccol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l-Bent_for_Election&gt;/&lt;directed&gt;/&lt;John_Hub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ven_Pounds&gt;/&lt;directed&gt;/&lt;Will_Smi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nder_Man_(film)&gt;/&lt;directed&gt;/&lt;Samuel_Goldwy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day's_Child_(film)&gt;/&lt;directed&gt;/&lt;Leopoldo_Torre_Nils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iffhanger_(film)&gt;/&lt;directed&gt;/&lt;Mario_Kass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rewell_Again&gt;/&lt;directed&gt;/&lt;Erich_Pomm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sic_(film)&gt;/&lt;directed&gt;/&lt;Mike_Medavo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lento_de_Barrio&gt;/&lt;directed&gt;/&lt;Daddy_Yank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ast_(film)&gt;/&lt;directed&gt;/&lt;Joel_Sois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Road_to_Wellville_(film)&gt;/&lt;directed&gt;/&lt;Alan_Park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Saint_(film)&gt;/&lt;directed&gt;/&lt;David_Brown_(produc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nghis_Khan_(1965_film)&gt;/&lt;directed&gt;/&lt;Irving_All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Bench_(film)&gt;/&lt;directed&gt;/&lt;Robert_Coomb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mbo's_Express&gt;/&lt;directed&gt;/&lt;Max_Fleisc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tty_Boop's_Museum&gt;/&lt;directed&gt;/&lt;Max_Fleisc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2_Champions_of_Shaolin&gt;/&lt;directed&gt;/&lt;Mona_F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tel_Berlin&gt;/&lt;directed&gt;/&lt;Louis_F._Edel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rls_About_Town_(film)&gt;/&lt;directed&gt;/&lt;Raymond_Griffi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Man_Who_Cheated_Himself&gt;/&lt;directed&gt;/&lt;Jack_M._Warn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ashiki_kuchibue&gt;/&lt;directed&gt;/&lt;Shochik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ap&gt;/&lt;directed&gt;/&lt;Pooja_Bha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_Choca&gt;/&lt;directed&gt;/&lt;Emilio_FernÃ¡nde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pider-Man_(film_series)&gt;/&lt;directed&gt;/&lt;Laura_Zisk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Armstrong_(serial)&gt;/&lt;directed&gt;/&lt;Sam_Katz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_Connecticut_Yankee_in_King_Arthur's_Court_(1949_film)&gt;/&lt;directed&gt;/&lt;Robert_Fellow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ils_&amp;_Ties&gt;/&lt;directed&gt;/&lt;Robert_Loren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nro_(film)&gt;/&lt;directed&gt;/&lt;William_L._Sny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bin_in_the_Sky&gt;/&lt;directed&gt;/&lt;Arthur_Free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eats_(film)&gt;/&lt;directed&gt;/&lt;Chris_Ben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d_Poses&gt;/&lt;directed&gt;/&lt;Hal_Roa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to_the_Storm_(film)&gt;/&lt;directed&gt;/&lt;Ridley_Sco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ngs_(film)&gt;/&lt;directed&gt;/&lt;Tommy_Colli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_tu_mamÃ¡_tambiÃ©n&gt;/&lt;directed&gt;/&lt;Jorge_Verg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ve_Us_This_Day&gt;/&lt;directed&gt;/&lt;Edward_Dmytry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ueless_(film)&gt;/&lt;directed&gt;/&lt;Adam_Schroe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krakuchM_de_AimashM&gt;/&lt;directed&gt;/&lt;Daie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me_Fries&gt;/&lt;directed&gt;/&lt;Barry_Levin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Beast_of_Borneo&gt;/&lt;directed&gt;/&lt;Harry_Gar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nted_(2009_film)&gt;/&lt;directed&gt;/&lt;Boney_Kapo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kytonk_Man&gt;/&lt;directed&gt;/&lt;Clint_Eastwo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igh_Grass_Circus&gt;/&lt;directed&gt;/&lt;Colin_Low_(filmmak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Blob_(1988_film)&gt;/&lt;directed&gt;/&lt;Elliott_Kastn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ughter_in_the_Dark_(film)&gt;/&lt;directed&gt;/&lt;Elliott_Kastn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Football_Factory_(film)&gt;/&lt;directed&gt;/&lt;Allan_Nib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ther's_Day_(film)&gt;/&lt;directed&gt;/&lt;Sture_SjÃ¶sted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urting_Condi&gt;/&lt;directed&gt;/&lt;Sebastian_Dogg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Blues_(film)&gt;/&lt;directed&gt;/&lt;Sam_Polla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ather_Jackets_(film)&gt;/&lt;directed&gt;/&lt;Cassian_Elw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imum_Overdrive&gt;/&lt;directed&gt;/&lt;Dino_De_Laurentiis&gt;</text:p>
          </table:table-cell>
          <table:table-cell table:number-columns-repeated="1022"/>
        </table:table-row>
        <table:table-row table:style-name="ro1">
          <table:table-cell office:value-type="string">
            <text:p>?s13 <text:s/>&lt;dealsWith&gt; <text:s/>?o54 <text:s/>?o54 <text:s/>&lt;imports&gt; <text:s/>?o13 <text:s text:c="2"/>=&gt; ?s13 <text:s/>&lt;imports&gt; <text:s/>?o13 <text:s/>Support: 1.1708317335482319E-4 Head coverage: 0.33035714285714285 Confidence: 0.10581506196377502 Improved confidence: 0.1487935656836461 Predictiveness: 0.28884652049571025 Improved Predictiveness: 0.042978503719871095 Std. Improved Predictiveness: 0.03056431246427439 Cardinality: 111 Pred*Conf*Body: 32.061963775023834 Pred*ImprConf*Body: 32.061963775023834 Body size: 1049 Key variable: ?s13</text:p>
          </table:table-cell>
          <table:table-cell table:number-columns-repeated="1023"/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Qatar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ailand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electronics_10609926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pharmaceutical_10392098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ahrain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ahrain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epal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electronics_10609926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zerbaijan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im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electronics_10609926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uerto_Rico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uwait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ordan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industry_1009234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food_10002126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?s92 <text:s/>&lt;isCitizenOf&gt; <text:s/>?o29 <text:s/>?s29 <text:s/>&lt;influences&gt; <text:s/>?s92 <text:s text:c="2"/>=&gt; ?s29 <text:s/>&lt;isCitizenOf&gt; <text:s/>?o29 <text:s/>Support: 1.54001291079317E-4 Head coverage: 0.010020590253946466 Confidence: 0.10564399421128799 Improved confidence: 0.5195729537366548 Predictiveness: 0.796671490593343 Improved Predictiveness: 0.4139289595253668 Std. Improved Predictiveness: 0.0841635583405413 Cardinality: 146 Pred*Conf*Body: 116.31403762662808 Pred*ImprConf*Body: 116.31403762662808 Body size: 1382 Key variable: ?s29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Hippolyte_Taine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._V._Narasimha_Rao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Ã¼rgen_Aschoff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rquato_Tasso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rquato_Tasso&gt;/&lt;isCitizenOf&gt;/&lt;Moldav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Dega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Ãtienne_Bonnot_de_Condillac&gt;/&lt;isCitizenOf&gt;/&lt;Aust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z_Kafka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_Balanti&gt;/&lt;isCitizenOf&gt;/&lt;Ital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_Bradbury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Fielding&gt;/&lt;isCitizenOf&gt;/&lt;Czechoslovak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hu_IV_of_Kolhapur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Celan&gt;/&lt;isCitizenOf&gt;/&lt;Austr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oysius_Bertrand&gt;/&lt;isCitizenOf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i_Bergson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_Whitman&gt;/&lt;isCitizenOf&gt;/&lt;Dominican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Joyce&gt;/&lt;isCitizenOf&gt;/&lt;Jap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Joyce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wart_Lee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sile_Alecsandri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_Foucault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Bernard_Shaw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nut_Hamsun&gt;/&lt;isCitizenOf&gt;/&lt;Slove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Ã©rard_Klein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Drabble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Weber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Camus&gt;/&lt;isCitizenOf&gt;/&lt;Lithu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iji_Matsumoto&gt;/&lt;isCitizenOf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Ã§ois-RenÃ©_de_Chateaubriand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Baudelaire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t_van_der_Leck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orman_Borlaug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FranÃ§ois_Marmontel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rur_Ramaswamy_Iyengar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Morris_(satirist)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Schopenhauer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Agassiz&gt;/&lt;isCitizenOf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thanasius_Kircher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ttfried_August_BÃ¼rger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Goldberg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Diderik_van_der_Waals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Cowper_(anatomist)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Weininger&gt;/&lt;isCitizenOf&gt;/&lt;Austri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ichard_Bentley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ong_Mun_Sen&gt;/&lt;isCitizenOf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O'Brian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s_Dawso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es_AmÃ©dÃ©e_Barbey_d'Aurevilly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el_Houellebecq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bindranath_Tagore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ter_Post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rsula_K._Le_Guin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_Holban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van_Turgenev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stavo_Adolfo_BÃ©cquer&gt;/&lt;isCitizenOf&gt;/&lt;Chi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blo_Neruda&gt;/&lt;isCitizenOf&gt;/&lt;Costa_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Clark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Tonk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y_Shelley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Hotelling&gt;/&lt;isCitizenOf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yodor_Dostoyevsky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an_Heath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slie_Norri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vard_Kocbek&gt;/&lt;isCitizenOf&gt;/&lt;Slove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Betjeman&gt;/&lt;isCitizenOf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nstantin_Daicoviciu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enneth_Arrow&gt;/&lt;isCitizenOf&gt;/&lt;Hunga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go_Pratt&gt;/&lt;isCitizenOf&gt;/&lt;Spa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Gurdjieff&gt;/&lt;isCitizenOf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Gurdjieff&gt;/&lt;isCitizenOf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i_(prophet)&gt;/&lt;isCitizenOf&gt;/&lt;Rom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kob_BÃ¶hme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en_King&gt;/&lt;isCitizenOf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nstantin_Dobrogeanu-Gherea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O'Hara&gt;/&lt;isCitizenOf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Ã©dÃ©rick_LemaÃ®tre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avaggio&gt;/&lt;isCitizenOf&gt;/&lt;Norwa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Thomas_Brown_(philosopher)&gt;/&lt;isCitizenOf&gt;/&lt;Scot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._S._Eliot&gt;/&lt;isCitizenOf&gt;/&lt;Northern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Ã³nio_Feliciano_de_Castilho&gt;/&lt;isCitizenOf&gt;/&lt;Brazi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F._Kennedy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_Tolstoy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van_Raji&gt;/&lt;isCitizenOf&gt;/&lt;Serb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am_Sedgwick&gt;/&lt;isCitizenOf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O'Nolan&gt;/&lt;isCitizenOf&gt;/&lt;Republic_of_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Xuanzang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gelo_Zanelli&gt;/&lt;isCitizenOf&gt;/&lt;Po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._P._Lovecraft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acomo_Leopardi&gt;/&lt;isCitizenOf&gt;/&lt;Roma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lton_Avery&gt;/&lt;isCitizenOf&gt;/&lt;Russi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S._Burrough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Rivers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._MacDonald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orÃ©_de_Balzac&gt;/&lt;isCitizenOf&gt;/&lt;Rus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orÃ©_de_Balzac&gt;/&lt;isCitizenOf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yprian_Norwid&gt;/&lt;isCitizenOf&gt;/&lt;Po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erner_Heisenberg&gt;/&lt;isCitizenOf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hail_Bulgakov&gt;/&lt;isCitizenOf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Twain&gt;/&lt;isCitizenOf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._G._Wells&gt;/&lt;isCitizenOf&gt;/&lt;Wallachia&gt;</text:p>
          </table:table-cell>
          <table:table-cell table:number-columns-repeated="1022"/>
        </table:table-row>
        <table:table-row table:style-name="ro1">
          <table:table-cell office:value-type="string">
            <text:p>?s29 <text:s/>&lt;influences&gt; <text:s/>?o92 <text:s/>?o92 <text:s/>&lt;isCitizenOf&gt; <text:s/>?o29 <text:s text:c="2"/>=&gt; ?s29 <text:s/>&lt;isCitizenOf&gt; <text:s/>?o29 <text:s/>Support: 1.54001291079317E-4 Head coverage: 0.010020590253946466 Confidence: 0.10564399421128799 Improved confidence: 0.5195729537366548 Predictiveness: 0.796671490593343 Improved Predictiveness: 0.4139289595253668 Std. Improved Predictiveness: 0.0841635583405413 Cardinality: 146 Pred*Conf*Body: 116.31403762662808 Pred*ImprConf*Body: 116.31403762662808 Body size: 1382 Key variable: ?s29</text:p>
          </table:table-cell>
          <table:table-cell table:number-columns-repeated="1023"/>
        </table:table-row>
        <table:table-row table:style-name="ro1">
          <table:table-cell office:value-type="string">
            <text:p>?s8 <text:s/>&lt;produced&gt; <text:s/>?o8 <text:s text:c="2"/>=&gt; ?s8 <text:s/>&lt;created&gt; <text:s/>?o8 <text:s/>Support: 0.0021401960246570833 Head coverage: 0.010136991776496568 Confidence: 0.10056502775574941 Improved confidence: 0.1568976183111661 Predictiveness: 0.35904044409199043 Improved Predictiveness: 0.05633259055541669 Std. Improved Predictiveness: 0.03610691222554761 Cardinality: 2029 Pred*Conf*Body: 728.4930610626486 Pred*ImprConf*Body: 728.4930610626486 Body size: 20176 Key variable: ?o8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Jaane_Tu..._Ya_Jaane_Na&gt;/&lt;created&gt;/&lt;Mansoor_K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andam&gt;/&lt;created&gt;/&lt;Ramoji_Ra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madhudu&gt;/&lt;created&gt;/&lt;Akkineni_Nagarju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Tomb_of_Ligeia&gt;/&lt;created&gt;/&lt;Samuel_Z._Arkof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chors_Aweigh_(film)&gt;/&lt;created&gt;/&lt;Joe_Pasterna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lly_Rose's_Jumbo_(film)&gt;/&lt;created&gt;/&lt;Joe_Pasterna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de_Him,_Cowboy&gt;/&lt;created&gt;/&lt;Leon_Schlesing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cna_zmiana&gt;/&lt;created&gt;/&lt;Jacek_Kurs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x_(film)&gt;/&lt;created&gt;/&lt;Ron_W._Mill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oodline_(film)&gt;/&lt;created&gt;/&lt;Sidney_Becker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Crooked_Way&gt;/&lt;created&gt;/&lt;Benedict_Bogea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nticle_of_the_Plains&gt;/&lt;created&gt;/&lt;Mark_Robert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wn_to_Earth_(2001_film)&gt;/&lt;created&gt;/&lt;Chris_Ro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ja_Gamini&gt;/&lt;created&gt;/&lt;Bhupen_Hazari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xed_Blood_(film)&gt;/&lt;created&gt;/&lt;Alain_Sar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uantum_of_Solace&gt;/&lt;created&gt;/&lt;Barbara_Broccol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ues_vom_Hexer&gt;/&lt;created&gt;/&lt;Horst_Wendland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dinal_Richelieu_(film)&gt;/&lt;created&gt;/&lt;Darryl_F._Zanu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ner_Senses&gt;/&lt;created&gt;/&lt;Derek_Y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ai_En_305-il_Kadavul&gt;/&lt;created&gt;/&lt;S._Shank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ng_Bang_Kid&gt;/&lt;created&gt;/&lt;Sidney_W._Pin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ll_of_Eagles&gt;/&lt;created&gt;/&lt;Stuart_Bur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turn_to_Peyton_Place_(film)&gt;/&lt;created&gt;/&lt;Jerry_Wa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Blue_Man_(film)&gt;/&lt;created&gt;/&lt;Buck_Hough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ner_Sanctum_(1948_film)&gt;/&lt;created&gt;/&lt;Walter_Shen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Dry_Gulch_Kid&gt;/&lt;created&gt;/&lt;Willie_Nel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File_on_Thelma_Jordon&gt;/&lt;created&gt;/&lt;Hal_B._Wall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Pink_Panther_(2006_film)&gt;/&lt;created&gt;/&lt;Robert_Simo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_Problem_with_Fear&gt;/&lt;created&gt;/&lt;George_Bapti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constructing_Harry&gt;/&lt;created&gt;/&lt;Jean_Doumani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ree_Faces_West&gt;/&lt;created&gt;/&lt;Sol_C._Sieg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st_of_the_Warrior&gt;/&lt;created&gt;/&lt;Ho_Sung_Pa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ck_to_the_Future_Part_II&gt;/&lt;created&gt;/&lt;Neil_Can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Serpent_(1916_film)&gt;/&lt;created&gt;/&lt;William_Fox_(produc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Visitor_(1979_film)&gt;/&lt;created&gt;/&lt;Ovidio_G._Assonit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ank_(film)&gt;/&lt;created&gt;/&lt;Skip_William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hqiya&gt;/&lt;created&gt;/&lt;Vishal_Bhardwaj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g_Shot's_Funeral&gt;/&lt;created&gt;/&lt;He_P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ttle_Big_Soldier&gt;/&lt;created&gt;/&lt;Jackie_C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nghai_Knights&gt;/&lt;created&gt;/&lt;Roger_Birnbau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Ultimate_Warrior_(1975_film)&gt;/&lt;created&gt;/&lt;Fred_Weintrau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osra_Aadmi&gt;/&lt;created&gt;/&lt;Rajesh_Rosh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ircus_World_(film)&gt;/&lt;created&gt;/&lt;Samuel_Brons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_Boy_Named_Charlie_Brown&gt;/&lt;created&gt;/&lt;Lee_Mendel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taara&gt;/&lt;created&gt;/&lt;Edida_Nageshwara_Ra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_Spot_of_Bother_(film)&gt;/&lt;created&gt;/&lt;Anthony_Havelock-All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Little_Mermaid_(1989_film)&gt;/&lt;created&gt;/&lt;Howard_Ash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rder_Can_Hurt_You&gt;/&lt;created&gt;/&lt;Douglas_S._Cram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ju_Bhai&gt;/&lt;created&gt;/&lt;Mohan_Bab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Phantom_of_the_Opera_(1998_film)&gt;/&lt;created&gt;/&lt;Giuseppe_Colomb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tter_Living&gt;/&lt;created&gt;/&lt;Melissa_Mar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key_(1918_film)&gt;/&lt;created&gt;/&lt;Mack_Senne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sic_(film)&gt;/&lt;created&gt;/&lt;Mike_Medavo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l_the_King's_Men_(2006_film)&gt;/&lt;created&gt;/&lt;Mike_Medavo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sty_Knife&gt;/&lt;created&gt;/&lt;Nikkats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y_Dog_Skip_(film)&gt;/&lt;created&gt;/&lt;Andrew_Koso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dy_vs._Jason&gt;/&lt;created&gt;/&lt;Sean_S._Cunningh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mma_Mia!_(film)&gt;/&lt;created&gt;/&lt;BjÃ¶rn_Ulvae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Kiss_(film)&gt;/&lt;created&gt;/&lt;Eric_Felln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trayal_(1983_film)&gt;/&lt;created&gt;/&lt;Sam_Spieg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ddy's_Song_(film)&gt;/&lt;created&gt;/&lt;Roger_Daltr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Land_Before_Time&gt;/&lt;created&gt;/&lt;Kathleen_Kennedy_(film_produc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ndahar_(2010_film)&gt;/&lt;created&gt;/&lt;Mohanl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e_Somebody&gt;/&lt;created&gt;/&lt;Arnold_Kopel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e_of_the_Gypsies&gt;/&lt;created&gt;/&lt;Harry_Saltz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rrorMask&gt;/&lt;created&gt;/&lt;Lisa_Hen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Fugitive_(1947_film)&gt;/&lt;created&gt;/&lt;Merian_C._Coop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lying_Wild&gt;/&lt;created&gt;/&lt;Sam_Katz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Woman_He_Married&gt;/&lt;created&gt;/&lt;Louis_B._May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ad_Air_(film)&gt;/&lt;created&gt;/&lt;Stephen_Pol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ublic_Enemies_(2009_film)&gt;/&lt;created&gt;/&lt;Kevin_Mis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Interpreter&gt;/&lt;created&gt;/&lt;Kevin_Mis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lk_(film)&gt;/&lt;created&gt;/&lt;Stan_L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n_Against_the_Sky&gt;/&lt;created&gt;/&lt;Howard_Benedic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ef_Crazy_Horse_(1955_film)&gt;/&lt;created&gt;/&lt;William_Al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mmon_Ground_(film)&gt;/&lt;created&gt;/&lt;Brian_Kerw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Hitcher_(2007_film)&gt;/&lt;created&gt;/&lt;Michael_B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ven_Doors_to_Death&gt;/&lt;created&gt;/&lt;Arthur_Alexan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enge_Milenge&gt;/&lt;created&gt;/&lt;Surinder_Kapo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One_(film)&gt;/&lt;created&gt;/&lt;Greg_Silver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Battle_of_the_Century&gt;/&lt;created&gt;/&lt;Hal_Roa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g_Business_(1929_film)&gt;/&lt;created&gt;/&lt;Hal_Roa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otto_(1930_film)&gt;/&lt;created&gt;/&lt;Hal_Roa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rumline_(film)&gt;/&lt;created&gt;/&lt;Jazze_Ph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y_Father's_Glory_(film)&gt;/&lt;created&gt;/&lt;Alain_PoirÃ©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ce_Almighty&gt;/&lt;created&gt;/&lt;James_D._Brubak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our_Girls_in_White&gt;/&lt;created&gt;/&lt;Nat_Lev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nted_(2009_film)&gt;/&lt;created&gt;/&lt;Boney_Kapo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ots_(film)&gt;/&lt;created&gt;/&lt;William_Joy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ve_Over,_Darling&gt;/&lt;created&gt;/&lt;Aaron_Rosen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dhaya_Thirudan&gt;/&lt;created&gt;/&lt;Kailasam_Balachan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wwow_Highway&gt;/&lt;created&gt;/&lt;Denis_O'Bri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Good_Shepherd_(film)&gt;/&lt;created&gt;/&lt;Jane_Rosenth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t_Napping&gt;/&lt;created&gt;/&lt;Fred_Quimb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de_(film)&gt;/&lt;created&gt;/&lt;Warrington_Hud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dulthood&gt;/&lt;created&gt;/&lt;Damian_Jo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idlock'd&gt;/&lt;created&gt;/&lt;Damian_Jo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Payoff_(1942_film)&gt;/&lt;created&gt;/&lt;Jack_Schwar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Brothers_(2001_film)&gt;/&lt;created&gt;/&lt;Doug_McHen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use_of_the_Dead_(film)&gt;/&lt;created&gt;/&lt;Wolfgang_Herold&gt;</text:p>
          </table:table-cell>
          <table:table-cell table:number-columns-repeated="1022"/>
        </table:table-row>
        <table:table-row table:style-name="ro1">
          <table:table-cell office:value-type="string">
            <text:p>?s54 <text:s/>&lt;dealsWith&gt; <text:s/>?s13 <text:s/>?s54 <text:s/>&lt;imports&gt; <text:s/>?o13 <text:s text:c="2"/>=&gt; ?s13 <text:s/>&lt;imports&gt; <text:s/>?o13 <text:s/>Support: 7.911025226677243E-5 Head coverage: 0.22321428571428573 Confidence: 0.09282178217821782 Improved confidence: 0.14097744360902256 Predictiveness: 0.34158415841584155 Improved Predictiveness: 0.048155661430804735 Std. Improved Predictiveness: 0.031706450348005094 Cardinality: 75 Pred*Conf*Body: 25.618811881188115 Pred*ImprConf*Body: 25.618811881188115 Body size: 808 Key variable: ?s13</text:p>
          </table:table-cell>
          <table:table-cell table:number-columns-repeated="1023"/>
        </table:table-row>
        <table:table-row table:style-name="ro1">
          <table:table-cell office:value-type="string">
            <text:p>~</text:p>
          </table:table-cell>
          <table:table-cell office:value-type="string">
            <text:p>&lt;Croatia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electricity_11144990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duras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cement_11480448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livestock_1018874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imports&gt;/&lt;wordnet_food_10002126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thuania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im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nch_Polynesia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enia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ji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CÃ´te_d'Ivoire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pharmaceutical_10392098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Ã´te_d'Ivoire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steel_11480245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drink_10788522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livestock_101887474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industry_1009234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pharmaceutical_10392098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ood_100021265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Germany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imports&gt;/&lt;wordnet_furniture_10340572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go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vehicle_10452431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grain_1092907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electronics_10609926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imports&gt;/&lt;wordnet_rice_10780432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zbekistan&gt;/&lt;imports&gt;/&lt;wordnet_alumina_1148239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nited_Arab_Emirates&gt;/&lt;im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wheat_11214208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plastic_11459261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imports&gt;/&lt;wordnet_wheat_11214208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imports&gt;/&lt;wordnet_food_10002126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jibouti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food_10002126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larus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larus&gt;/&lt;imports&gt;/&lt;wordnet_chemical_11480683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bia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negal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ugar_10785928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drink_10788522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livestock_1018874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electronics_10609926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rice_10780432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harmaceutical_10392098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building_material_1147864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grain_1092907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insecticide_1149199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machinery_1037016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lgeria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negro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s23 <text:s/>&lt;worksAt&gt; <text:s/>?o23 <text:s text:c="2"/>=&gt; ?s23 <text:s/>&lt;graduatedFrom&gt; <text:s/>?o23 <text:s/>Support: 2.3100193661897549E-4 Head coverage: 0.018442105263157895 Confidence: 0.08990147783251232 Improved confidence: 0.16246290801186944 Predictiveness: 0.4466338259441708 Improved Predictiveness: 0.07256143017935712 Std. Improved Predictiveness: 0.040153041002370035 Cardinality: 219 Pred*Conf*Body: 97.8128078817734 Pred*ImprConf*Body: 97.8128078817734 Body size: 2436 Key variable: ?s23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Tollak_B._Sirnes&gt;/&lt;graduatedFrom&gt;/&lt;University_of_Berge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Willem_'s_Gravesande&gt;/&lt;graduatedFrom&gt;/&lt;Leide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acy_R._Lewis&gt;/&lt;graduatedFrom&gt;/&lt;University_of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en_Loir&gt;/&lt;graduatedFrom&gt;/&lt;Pasteur_Institu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uart_Pugh&gt;/&lt;graduatedFrom&gt;/&lt;University_of_Strathcly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_Urbani&gt;/&lt;graduatedFrom&gt;/&lt;MÃ©decins_Sans_FrontiÃ¨r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dwin_Southern&gt;/&lt;graduatedFrom&gt;/&lt;University_of_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Gegenbaur&gt;/&lt;graduatedFrom&gt;/&lt;University_of_Heidelbe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arl_Rogers&gt;/&lt;graduatedFrom&gt;/&lt;Ohio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Keill&gt;/&lt;graduatedFrom&gt;/&lt;University_of_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helm_Eduard_Weber&gt;/&lt;graduatedFrom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hanie_Kwolek&gt;/&lt;graduatedFrom&gt;/&lt;DuPo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nald_Ivey&gt;/&lt;graduatedFrom&gt;/&lt;Canadian_Broadcasting_Corpor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useppe_Attardi&gt;/&lt;graduatedFrom&gt;/&lt;California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nathan_Spence&gt;/&lt;graduatedFrom&gt;/&lt;Yale_Universit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oger_Cotes&gt;/&lt;graduatedFrom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Merzenich&gt;/&lt;graduatedFrom&gt;/&lt;University_of_California,_San_Francisc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istian_Popescu&gt;/&lt;graduatedFrom&gt;/&lt;University_of_California,_San_Dieg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bert_Lefkowitz&gt;/&lt;graduatedFrom&gt;/&lt;Duk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chel_Smith&gt;/&lt;graduatedFrom&gt;/&lt;University_of_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e_Aronson&gt;/&lt;graduatedFrom&gt;/&lt;Albert_Einstein_College_of_Medici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bert_FrÃ¶hlich&gt;/&lt;graduatedFrom&gt;/&lt;University_of_Brist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Edward_Sell&gt;/&lt;graduatedFrom&gt;/&lt;University_of_Pittsburgh_School_of_La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Baptiste_Lamarck&gt;/&lt;graduatedFrom&gt;/&lt;French_Academy_of_Scienc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ber_F._Gubrium&gt;/&lt;graduatedFrom&gt;/&lt;University_of_Missour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rei_Okounkov&gt;/&lt;graduatedFrom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my_Noether&gt;/&lt;graduatedFrom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tony_Stretton&gt;/&lt;graduatedFrom&gt;/&lt;University_of_WisconsinMadi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Blackett,_Baron_Blackett&gt;/&lt;graduatedFrom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mela_L._Gay&gt;/&lt;graduatedFrom&gt;/&lt;Southern_Illinois_University_Edwardsvil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y_Nunamaker&gt;/&lt;graduatedFrom&gt;/&lt;University_of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e_Li&gt;/&lt;graduatedFrom&gt;/&lt;University_of_Toron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Valentin_Boussinesq&gt;/&lt;graduatedFrom&gt;/&lt;UniversitÃ©_Lille_Nord_de_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aron_Twerski&gt;/&lt;graduatedFrom&gt;/&lt;Brooklyn_Law_Scho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Benson&gt;/&lt;graduatedFrom&gt;/&lt;Scripps_Institution_of_Oceanograph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ric_Van_Stryland&gt;/&lt;graduatedFrom&gt;/&lt;University_of_Central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Michel_SavÃ©ant&gt;/&lt;graduatedFrom&gt;/&lt;Paris_Diderot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BÃ¡rÃ¡ny&gt;/&lt;graduatedFrom&gt;/&lt;Uppsal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Truax&gt;/&lt;graduatedFrom&gt;/&lt;United_States_Nav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erry_Emanuel&gt;/&lt;graduatedFrom&gt;/&lt;Massachusetts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k_Ridley_(zoologist)&gt;/&lt;graduatedFrom&gt;/&lt;University_of_Oxfor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eil_Walker_(lawyer)&gt;/&lt;graduatedFrom&gt;/&lt;University_of_Edinburgh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Owen_Willans_Richardson&gt;/&lt;graduatedFrom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Gamow&gt;/&lt;graduatedFrom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le_Danbolt_MjÃ¸s&gt;/&lt;graduatedFrom&gt;/&lt;University_of_TromsÃ¸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vil_Maskelyne&gt;/&lt;graduatedFrom&gt;/&lt;Royal_Socie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Kitcher&gt;/&lt;graduatedFrom&gt;/&lt;Columbia_Universit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Yozo_Matsushima&gt;/&lt;graduatedFrom&gt;/&lt;Osak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akko_HÃ¤meen-Anttila&gt;/&lt;graduatedFrom&gt;/&lt;University_of_Helsink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Ole_JÃ¸rgen_Benedictow&gt;/&lt;graduatedFrom&gt;/&lt;University_of_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endry&gt;/&lt;graduatedFrom&gt;/&lt;Imperial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Arthur_Milne&gt;/&lt;graduatedFrom&gt;/&lt;Victoria_University_of_Manch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lix_Hoppe-Seyler&gt;/&lt;graduatedFrom&gt;/&lt;University_of_Halle-Witten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uan_Vo-Dinh&gt;/&lt;graduatedFrom&gt;/&lt;Duke_Universit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Oscar_Nierstrasz&gt;/&lt;graduatedFrom&gt;/&lt;University_of_Toron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erick_G._Donnan&gt;/&lt;graduatedFrom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aren_Davis_(neuroscientist)&gt;/&lt;graduatedFrom&gt;/&lt;University_of_Toron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resa_A._Dolan&gt;/&lt;graduatedFrom&gt;/&lt;University_of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David_Jenkins&gt;/&lt;graduatedFrom&gt;/&lt;Morgan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Stanley_Eddington&gt;/&lt;graduatedFrom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Zunger&gt;/&lt;graduatedFrom&gt;/&lt;National_Renewable_Energy_Laborato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Tore_LinnÃ©_Eriksen&gt;/&lt;graduatedFrom&gt;/&lt;Oslo_University_Colle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MacGregor&gt;/&lt;graduatedFrom&gt;/&lt;The_City_of_London_Migraine_Clin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Mason&gt;/&lt;graduatedFrom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strid_LÃ¸ken&gt;/&lt;graduatedFrom&gt;/&lt;Norwegian_University_of_Life_Scienc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mes_Strong_(theologian)&gt;/&lt;graduatedFrom&gt;/&lt;Troy_University_(New_York)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J._A._Ratcliffe&gt;/&lt;graduatedFrom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Silhavy&gt;/&lt;graduatedFrom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E._Moore&gt;/&lt;graduatedFrom&gt;/&lt;Cornell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William_Penney,_Baron_Penney&gt;/&lt;graduatedFrom&gt;/&lt;Manhattan_Projec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igore_Moisil&gt;/&lt;graduatedFrom&gt;/&lt;University_of_Buchar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us_Lothar_Meyer&gt;/&lt;graduatedFrom&gt;/&lt;University_of_TÃ¼bing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ck_Drummond&gt;/&lt;graduatedFrom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avid_C._Baldus&gt;/&lt;graduatedFrom&gt;/&lt;University_of_Io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Garstang&gt;/&lt;graduatedFrom&gt;/&lt;University_of_Liverpo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rrett_B._Rutman&gt;/&lt;graduatedFrom&gt;/&lt;University_of_Flori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abriel_Valentin&gt;/&lt;graduatedFrom&gt;/&lt;University_of_Ber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._T._C._Wall&gt;/&lt;graduatedFrom&gt;/&lt;University_of_Liverpo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akel_Babakhanian&gt;/&lt;graduatedFrom&gt;/&lt;Yerevan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tÃ³nio_Egas_Moniz&gt;/&lt;graduatedFrom&gt;/&lt;University_of_Coimb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car_Kempthorne&gt;/&lt;graduatedFrom&gt;/&lt;Rothamsted_Experimental_Stati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hristopher_Hooley&gt;/&lt;graduatedFrom&gt;/&lt;Cardiff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Linden&gt;/&lt;graduatedFrom&gt;/&lt;Johns_Hopkins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dal_Wille&gt;/&lt;graduatedFrom&gt;/&lt;University_of_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Larmor&gt;/&lt;graduatedFrom&gt;/&lt;St_John's_College,_Cambrid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lexander_MacAulay&gt;/&lt;graduatedFrom&gt;/&lt;University_of_Tasm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urt_Wittig&gt;/&lt;graduatedFrom&gt;/&lt;University_of_Southern_Californ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oshe_Zakai&gt;/&lt;graduatedFrom&gt;/&lt;Technion__Israel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us_De_Morgan&gt;/&lt;graduatedFrom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Preti&gt;/&lt;graduatedFrom&gt;/&lt;Monell_Chemical_Senses_Cen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J._Silhavy&gt;/&lt;graduatedFrom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ri_Schake&gt;/&lt;graduatedFrom&gt;/&lt;Hoover_Instituti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teven_West&gt;/&lt;graduatedFrom&gt;/&lt;University_of_the_West_of_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yme_Luiz_Szwarcfiter&gt;/&lt;graduatedFrom&gt;/&lt;Federal_University_of_Rio_de_Janei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opold_Gmelin&gt;/&lt;graduatedFrom&gt;/&lt;University_of_Heidelber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ick_Katz&gt;/&lt;graduatedFrom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Fibiger_Bang&gt;/&lt;graduatedFrom&gt;/&lt;University_of_Copenha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thene_Donald&gt;/&lt;graduatedFrom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ichele_G._Wheatly&gt;/&lt;graduatedFrom&gt;/&lt;West_Virginia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rtram_Raphael&gt;/&lt;graduatedFrom&gt;/&lt;SRI_International&gt;</text:p>
          </table:table-cell>
          <table:table-cell table:number-columns-repeated="1022"/>
        </table:table-row>
        <table:table-row table:style-name="ro1">
          <table:table-cell office:value-type="string">
            <text:p>?s15 <text:s/>&lt;diedIn&gt; <text:s/>?o15 <text:s text:c="2"/>=&gt; ?s15 <text:s/>&lt;wasBornIn&gt; <text:s/>?o15 <text:s/>Support: 0.002067414592571653 Head coverage: 0.0350231402891196 Confidence: 0.08846362159234519 Improved confidence: 0.22531325439705713 Predictiveness: 0.6073749774327496 Improved Predictiveness: 0.13684963280471193 Std. Improved Predictiveness: 0.05373059016826996 Cardinality: 1960 Pred*Conf*Body: 1190.4549557681892 Pred*ImprConf*Body: 1190.4549557681892 Body size: 22156 Key variable: ?s15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us_Hatofsky&gt;/&lt;wasBornIn&gt;/&lt;Vallejo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air_Sisakian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sse_Owens&gt;/&lt;wasBornIn&gt;/&lt;Tucson,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sile_Stroiescu&gt;/&lt;wasBornIn&gt;/&lt;Buchar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uffy_Daugherty&gt;/&lt;wasBornIn&gt;/&lt;Santa_Barbar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nseric&gt;/&lt;wasBornIn&gt;/&lt;Carth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Rubke&gt;/&lt;wasBornIn&gt;/&lt;Marietta,_Georg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Janssen&gt;/&lt;wasBornIn&gt;/&lt;Malibu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Ã©lesphore_Simard_(Quebec_politician)&gt;/&lt;wasBornIn&gt;/&lt;Ville-Marie,_Queb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Wilkes&gt;/&lt;wasBornIn&gt;/&lt;Lubbock,_Texa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einrich_Gottke&gt;/&lt;wasBornIn&gt;/&lt;Wolfs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de_Saint-Ãvremond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Reppe&gt;/&lt;wasBornIn&gt;/&lt;Heidel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n_Li-jen&gt;/&lt;wasBornIn&gt;/&lt;Taichu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ald_Fischer&gt;/&lt;wasBornIn&gt;/&lt;Beit_Ja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a_LackovÃ¡-Zora&gt;/&lt;wasBornIn&gt;/&lt;Myjav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o_Dun&gt;/&lt;wasBornIn&gt;/&lt;Beij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us_Petipa&gt;/&lt;wasBornIn&gt;/&lt;Gurzu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erick_Rolfe&gt;/&lt;wasBornIn&gt;/&lt;Veni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Borovsky&gt;/&lt;wasBornIn&gt;/&lt;Tashke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MgorM_Kaionji&gt;/&lt;wasBornIn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ando_Migliari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Calder&gt;/&lt;wasBornIn&gt;/&lt;Southamp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inrich_Sahm&gt;/&lt;wasBornIn&gt;/&lt;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ny_Buckley&gt;/&lt;wasBornIn&gt;/&lt;Bos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a_Lee&gt;/&lt;wasBornIn&gt;/&lt;Beverly_Hills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Jackson_Faulk&gt;/&lt;wasBornIn&gt;/&lt;Yankton,_South_Dak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e_Norman&gt;/&lt;wasBornIn&gt;/&lt;Montere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ovanni_de'_Medici_il_Popolano&gt;/&lt;wasBornIn&gt;/&lt;Bagno_di_Romag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olin_McCahon&gt;/&lt;wasBornIn&gt;/&lt;Auck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gar_the_Peaceful&gt;/&lt;wasBornIn&gt;/&lt;Winch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die_Shore&gt;/&lt;wasBornIn&gt;/&lt;Springfield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Oliver_(Medal_of_Honor)&gt;/&lt;wasBornIn&gt;/&lt;Lewiston,_Idah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in_Cherry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deon_Welles&gt;/&lt;wasBornIn&gt;/&lt;Hartford,_Connecticu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mund_C._Weeks&gt;/&lt;wasBornIn&gt;/&lt;Tallahassee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unton_Wayne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bridge_Gerry&gt;/&lt;wasBorn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_Nestroy&gt;/&lt;wasBornIn&gt;/&lt;Gra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Upham&gt;/&lt;wasBorn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hannes_Diderik_van_der_Waals&gt;/&lt;wasBorn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ncenc_Prasek&gt;/&lt;wasBornIn&gt;/&lt;Napajed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rgonius&gt;/&lt;wasBornIn&gt;/&lt;Nicome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McKechnie&gt;/&lt;wasBornIn&gt;/&lt;Glasg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y_Pyatakov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est_St._Leon&gt;/&lt;wasBornIn&gt;/&lt;El_Paso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Lynn&gt;/&lt;wasBornIn&gt;/&lt;Southamp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tram_Grassby&gt;/&lt;wasBornIn&gt;/&lt;Scottsdale,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lduin_Baas&gt;/&lt;wasBornIn&gt;/&lt;Ham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pe_Callixtus_III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Frobisher&gt;/&lt;wasBornIn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briel_Metsu&gt;/&lt;wasBorn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Gurdon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len_Suzman&gt;/&lt;wasBornIn&gt;/&lt;Johannes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_A._Hartley,_Jr.&gt;/&lt;wasBornIn&gt;/&lt;Linwood,_New_Jers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stav_Fechner&gt;/&lt;wasBornIn&gt;/&lt;Leipzi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_Frasch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fred_Shaughnessy&gt;/&lt;wasBornIn&gt;/&lt;Plymou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Washington_Woodruff&gt;/&lt;wasBornIn&gt;/&lt;Harrisburg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Picard&gt;/&lt;wasBornIn&gt;/&lt;Charleston,_South_Caroli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Anthony_(writer)&gt;/&lt;wasBornIn&gt;/&lt;Gloucester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ltimore_Plot&gt;/&lt;wasBornIn&gt;/&lt;Baltim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E._Brinker&gt;/&lt;wasBornIn&gt;/&lt;Colorado_Springs,_Colora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Fairchild&gt;/&lt;wasBornIn&gt;/&lt;Columbus,_Oh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uis_Braille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orgos_Gavriilidis&gt;/&lt;wasBornIn&gt;/&lt;Athe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wart_Van_Vliet&gt;/&lt;wasBorn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hapour_Bakhtiar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tto_Brakat&gt;/&lt;wasBornIn&gt;/&lt;Moer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Ã©_Blondel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Varconi&gt;/&lt;wasBornIn&gt;/&lt;Santa_Barbara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stby_Major&gt;/&lt;wasBornIn&gt;/&lt;Buffalo,_New_Yor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ary_Kildall&gt;/&lt;wasBornIn&gt;/&lt;Monterey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Ã©_Beaufre&gt;/&lt;wasBornIn&gt;/&lt;Belgr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Laffan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sily_Zaytsev&gt;/&lt;wasBornIn&gt;/&lt;Kiev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King_(vaudevillian)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C._Wright&gt;/&lt;wasBornIn&gt;/&lt;Oceanside,_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_KarafiÃ¡t&gt;/&lt;wasBornIn&gt;/&lt;Prag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s_Noyes_Hart&gt;/&lt;wasBorn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Berkeley&gt;/&lt;wasBornIn&gt;/&lt;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y_Berman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mon_McTavish&gt;/&lt;wasBornIn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lph_Briscoe&gt;/&lt;wasBornIn&gt;/&lt;Uvalde,_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l_Abernathy&gt;/&lt;wasBornIn&gt;/&lt;Charlotte,_North_Caroli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lbert_KÃ¼chler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se_Lasker-SchÃ¼ler&gt;/&lt;wasBornIn&gt;/&lt;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ilippo_Silvestri&gt;/&lt;wasBornIn&gt;/&lt;Portic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vor_Dean&gt;/&lt;wasBornIn&gt;/&lt;Tru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J._Williams_(senator)&gt;/&lt;wasBornIn&gt;/&lt;Lewes,_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sh_Hawkins&gt;/&lt;wasBorn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er_Foster&gt;/&lt;wasBornIn&gt;/&lt;Here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Collet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Antoine_LÃ©pine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njamin_Brown_(Medal_of_Honor)&gt;/&lt;wasBorn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bramaniyam_Sugirdharajan&gt;/&lt;wasBornIn&gt;/&lt;Trincomal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hazi_Kanaan&gt;/&lt;wasBornIn&gt;/&lt;Damasc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sily_Badanov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._K._Ralston&gt;/&lt;wasBornIn&gt;/&lt;Billings,_Mont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verly_Robertson&gt;/&lt;wasBornIn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?s13 <text:s/>&lt;exports&gt; <text:s/>?o13 <text:s text:c="2"/>=&gt; ?s13 <text:s/>&lt;imports&gt; <text:s/>?o13 <text:s/>Support: 4.641134799650649E-5 Head coverage: 0.13095238095238096 Confidence: 0.08678500986193294 Improved confidence: 0.10328638497652583 Predictiveness: 0.1597633136094675 Improved Predictiveness: 0.016501375114592886 Std. Improved Predictiveness: 0.013865060747172721 Cardinality: 44 Pred*Conf*Body: 7.029585798816569 Pred*ImprConf*Body: 7.029585798816569 Body size: 507 Key variable: ?s13</text:p>
          </table:table-cell>
          <table:table-cell table:number-columns-repeated="1023"/>
        </table:table-row>
        <table:table-row table:style-name="ro1">
          <table:table-cell office:value-type="string">
            <text:p>~</text:p>
          </table:table-cell>
          <table:table-cell office:value-type="string">
            <text:p>&lt;New_South_Wales&gt;/&lt;imports&gt;/&lt;wordnet_iron_ore_11492345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w_South_Wales&gt;/&lt;imports&gt;/&lt;wordnet_coal_114814616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w_South_Wales&gt;/&lt;imports&gt;/&lt;wordnet_wheat_11214208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imports&gt;/&lt;wordnet_sodium_carbonate_11504484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imports&gt;/&lt;wordnet_nickel_11464661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imports&gt;/&lt;wordnet_diamond_11337195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imports&gt;/&lt;wordnet_copper_114635722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exico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gold_113371760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exico&gt;/&lt;imports&gt;/&lt;wordnet_aircraft_10268656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aluminum_11462782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silver_11465495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otton_11487007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silicone_11504049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ship_10419428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biotechnology_10612676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ellular_telephone_10299252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ruit_11313494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battery_108389572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information_technology_10613451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vegetable_10770745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rolling_stock_1041033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lithium_11464379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firearm_10334385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rug_10411802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grain_10929077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herb_11220569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pal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cashew_11275927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seafood_10777686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skatchewan&gt;/&lt;imports&gt;/&lt;wordnet_oilseed_11168948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skatchewan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alumina_1148239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wool_10459923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gold_11337176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iron_ore_1149234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coal_11481461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wheat_11214208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imports&gt;/&lt;wordnet_sugar_10785928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imports&gt;/&lt;wordnet_cotton_11487007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urundi&gt;/&lt;imports&gt;/&lt;wordnet_hide_11475927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imports&gt;/&lt;wordnet_bed_linen_10282103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imports&gt;/&lt;wordnet_rice_10780432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gorno-Karabakh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gorno-Karabakh&gt;/&lt;imports&gt;/&lt;wordnet_alcohol_10788456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gorno-Karabakh&gt;/&lt;imports&gt;/&lt;wordnet_tourism_10029816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lumber_11494358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aluminum_11462782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meroon&gt;/&lt;imports&gt;/&lt;wordnet_cotton_11487007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wood_11509816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wood_11509816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fish_10251205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cacao_11220158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runt_1105435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hemp_1149065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banana_11235228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gold_11337176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cashew_10777214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cotton_11487007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industry_1009234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sugar_10785928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clove_11233983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shellfish_107783210&gt;</text:p>
          </table:table-cell>
          <table:table-cell table:number-columns-repeated="1022"/>
        </table:table-row>
        <table:table-row table:style-name="ro1">
          <table:table-cell office:value-type="string">
            <text:p>?s67 <text:s/>&lt;hasAcademicAdvisor&gt; <text:s/>?s22 <text:s/>?s67 <text:s/>&lt;worksAt&gt; <text:s/>?o22 <text:s text:c="2"/>=&gt; ?s22 <text:s/>&lt;worksAt&gt; <text:s/>?o22 <text:s/>Support: 4.957575808717739E-5 Head coverage: 0.01929392446633826 Confidence: 0.0865561694290976 Improved confidence: 0.2186046511627907 Predictiveness: 0.6040515653775322 Improved Predictiveness: 0.1320484817336931 Std. Improved Predictiveness: 0.05228438963672931 Cardinality: 47 Pred*Conf*Body: 28.390423572744016 Pred*ImprConf*Body: 28.390423572744016 Body size: 543 Key variable: ?s22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edrich_Kohlrausch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Buck&gt;/&lt;worksAt&gt;/&lt;University_of_Surre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rvin_Minsky&gt;/&lt;worksAt&gt;/&lt;Thinking_Mach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J._Cimino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il_Warburg&gt;/&lt;worksAt&gt;/&lt;University_of_Leipzi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rk_ter_Haar&gt;/&lt;worksAt&gt;/&lt;University_of_Susse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Kleitman&gt;/&lt;worksAt&gt;/&lt;National_Center_for_Biotechnology_Inform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Rademacher&gt;/&lt;worksAt&gt;/&lt;University_of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Carey&gt;/&lt;worksAt&gt;/&lt;Yal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kolaas_Tinbergen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._Slater&gt;/&lt;worksAt&gt;/&lt;Institute_for_Advanced_Stud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Ingham&gt;/&lt;worksAt&gt;/&lt;Cardiff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rzej_Ehrenfeucht&gt;/&lt;worksAt&gt;/&lt;University_of_California,_Santa_Cru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Raz&gt;/&lt;worksAt&gt;/&lt;Hebrew_University_of_Jerusale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Gustav_Herglotz&gt;/&lt;worksAt&gt;/&lt;University_of_Ham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rmann_Usener&gt;/&lt;worksAt&gt;/&lt;Humboldt_University_of_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maiyengar_Sridharan&gt;/&lt;worksAt&gt;/&lt;Emory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B._Allendoerfer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ol_Borsuk&gt;/&lt;worksAt&gt;/&lt;Columbi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rdinand_von_Lindemann&gt;/&lt;worksAt&gt;/&lt;University_of_Stuttg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es_Thiele_(chemist)&gt;/&lt;worksAt&gt;/&lt;University_of_Greifswa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helm_Wundt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gon_Pearson&gt;/&lt;worksAt&gt;/&lt;Imperial_Chemical_Industri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dwig_Boltzmann&gt;/&lt;worksAt&gt;/&lt;Leide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helm_Ostwald&gt;/&lt;worksAt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Batchelor&gt;/&lt;worksAt&gt;/&lt;California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icholas_Kemmer&gt;/&lt;worksAt&gt;/&lt;Pakistan_Atomic_Energy_Commissi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xime_BÃ´cher&gt;/&lt;worksAt&gt;/&lt;Ric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uben_Goodstein&gt;/&lt;worksAt&gt;/&lt;University_of_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Whittle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lbrecht_FrÃ¶hlich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H._Welch&gt;/&lt;worksAt&gt;/&lt;Johns_Hopkins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Hall&gt;/&lt;worksAt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ndrzej_Schinzel&gt;/&lt;worksAt&gt;/&lt;Polish_Academy_of_Scienc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i_PoincarÃ©&gt;/&lt;worksAt&gt;/&lt;University_of_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ri_I._Manin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z_Sondheimer&gt;/&lt;worksAt&gt;/&lt;Weizmann_Institute_of_Scie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pert_Emerson&gt;/&lt;worksAt&gt;/&lt;Cornell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C._Kemble&gt;/&lt;worksAt&gt;/&lt;University_of_Minneso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Gordon_Webster&gt;/&lt;worksAt&gt;/&lt;Mount_Holyoke_Colle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wis_Terman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an_Schwinger&gt;/&lt;worksAt&gt;/&lt;Nordic_Institute_for_Theoretical_Physic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nus_Pauling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sa_Gray&gt;/&lt;worksAt&gt;/&lt;Iowa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y_Markov&gt;/&lt;worksAt&gt;/&lt;Brow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y_Markov&gt;/&lt;worksAt&gt;/&lt;University_of_Warsa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Parnas&gt;/&lt;worksAt&gt;/&lt;Yal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Born&gt;/&lt;worksAt&gt;/&lt;University_of_Adelai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hard_Neumann&gt;/&lt;worksAt&gt;/&lt;Keel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nis_William_Sciama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nis_William_Sciama&gt;/&lt;worksAt&gt;/&lt;Perimeter_Institute_for_Theoretical_Physic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nold_Eucken&gt;/&lt;worksAt&gt;/&lt;Max_Planck_Institute_for_Biophysical_Chemist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st_Kummer&gt;/&lt;worksAt&gt;/&lt;University_of_Greifswal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nisBaw_Malinowski&gt;/&lt;worksAt&gt;/&lt;London_School_of_Economic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les_Reid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Goldreich&gt;/&lt;worksAt&gt;/&lt;University_of_Colorado_at_Bould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Schultz&gt;/&lt;worksAt&gt;/&lt;Carnegie_Mell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shall_Hall_(mathematician)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Lieber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H._H._Ingalls,_Sr.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est_William_Brown&gt;/&lt;worksAt&gt;/&lt;Columbi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spard_Monge&gt;/&lt;worksAt&gt;/&lt;University_of_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Wightman&gt;/&lt;worksAt&gt;/&lt;New_York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dney_Coleman&gt;/&lt;worksAt&gt;/&lt;Perimeter_Institute_for_Theoretical_Physic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Beaumont_Wood&gt;/&lt;worksAt&gt;/&lt;Pakistan_Atomic_Energy_Commiss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Jaffe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rnon_Ingram&gt;/&lt;worksAt&gt;/&lt;University_of_WisconsinMadi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Augustus_Rowland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mitri_Egorov&gt;/&lt;worksAt&gt;/&lt;Steklov_Institute_of_Mathematic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ger_Penrose&gt;/&lt;worksAt&gt;/&lt;Imperial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._West_Churchman&gt;/&lt;worksAt&gt;/&lt;Wharton_School_of_the_University_of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-Dieter_Betz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lip_Allen_Sharp&gt;/&lt;worksAt&gt;/&lt;Johns_Hopkins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nold_Sommerfeld&gt;/&lt;worksAt&gt;/&lt;University_of_Brist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Edensor_Littlewood&gt;/&lt;worksAt&gt;/&lt;Institute_for_Advanced_Stud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dwig_Bieberbach&gt;/&lt;worksAt&gt;/&lt;University_of_Copenha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lope&gt;/&lt;worksAt&gt;/&lt;University_of_Ferr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z_Rellich&gt;/&lt;worksAt&gt;/&lt;New_York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Hahn&gt;/&lt;worksAt&gt;/&lt;Institute_for_Advanced_Stud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Condon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st_Haeckel&gt;/&lt;worksAt&gt;/&lt;Museu_Paraense_EmÃ­lio_Goel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_Lang&gt;/&lt;worksAt&gt;/&lt;University_at_Buffalo,_The_State_University_of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_Hull&gt;/&lt;worksAt&gt;/&lt;Institute_of_Educ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P._Dempster&gt;/&lt;worksAt&gt;/&lt;Harvard_School_of_Public_Heal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McNeill_(Chicago_psychologist)&gt;/&lt;worksAt&gt;/&lt;Northwestern_University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haun_Wylie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Brandt&gt;/&lt;worksAt&gt;/&lt;University_of_Pennsylvania_Law_Scho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lomon_Bochner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ison_White&gt;/&lt;worksAt&gt;/&lt;Carnegie_Mell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DiMaggio&gt;/&lt;worksAt&gt;/&lt;Northwester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Wilhelm_Gottlob_Kastner&gt;/&lt;worksAt&gt;/&lt;University_of_Giess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Lighthill&gt;/&lt;worksAt&gt;/&lt;California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Pierre_Serre&gt;/&lt;worksAt&gt;/&lt;Paris_Diderot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Weierstrass&gt;/&lt;worksAt&gt;/&lt;University_of_Frei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arl_Weierstrass&gt;/&lt;worksAt&gt;/&lt;Stockholm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T._Kirstein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yles_Browne&gt;/&lt;worksAt&gt;/&lt;Indiana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Bethe&gt;/&lt;worksAt&gt;/&lt;Royal_Air_For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Ã©cile_DeWitt-Morette&gt;/&lt;worksAt&gt;/&lt;University_of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odor_Zincke&gt;/&lt;worksAt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?s94 <text:s/>&lt;dealsWith&gt; <text:s/>?s36 <text:s/>?s94 <text:s/>&lt;hasOfficialLanguage&gt; <text:s/>?o36 <text:s text:c="2"/>=&gt; ?s36 <text:s/>&lt;hasOfficialLanguage&gt; <text:s/>?o36 <text:s/>Support: 5.4849774904962215E-5 Head coverage: 0.0647571606475716 Confidence: 0.07784431137724551 Improved confidence: 0.09647495361781076 Predictiveness: 0.19311377245508987 Improved Predictiveness: 0.018630642240565258 Std. Improved Predictiveness: 0.015032808634228553 Cardinality: 52 Pred*Conf*Body: 10.041916167664674 Pred*ImprConf*Body: 10.041916167664674 Body size: 668 Key variable: ?s3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Somali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Dominican_Republic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Haitian_Creol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Zambia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Canadian_French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thuania&gt;/&lt;hasOfficialLanguage&gt;/&lt;Eston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akistan&gt;/&lt;hasOfficialLanguage&gt;/&lt;Swahili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Romani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Hungar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Malagasy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New_Zealand_Sig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Sinhala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Burmes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Mori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Thai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ingapore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Bilingualism_in_Hong_Kong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Filipino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reece&gt;/&lt;hasOfficialLanguage&gt;/&lt;Alban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reece&gt;/&lt;hasOfficialLanguage&gt;/&lt;Macedo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Sotho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New_Zealand_Sig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Samo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Hebrew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Swat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Tuareg_languag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South_African_Sig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Nepal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Vend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Languages_of_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New_Zealand_Engli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Azerbaijan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Southern_Ndebel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Tamil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Tswan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Tong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Zarm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Greek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Northern_Sotho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Iceland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Malagasy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Kanur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Mongol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Xhosa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South_African_Engli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Burm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Mor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Tha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Kurd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Somal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geria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geria&gt;/&lt;hasOfficialLanguage&gt;/&lt;Zarma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Jamaican_English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Ital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Catal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Turkme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Norwegian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France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Tuareg_languages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Occit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Astur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Norwegian_Nynorsk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Zarma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Hungar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Roman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Swed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Minority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Leones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Kanuri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Kazak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Galic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Roman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Da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Cze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Romani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Basqu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Tigrinya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hasOfficialLanguage&gt;/&lt;Norwegian_BokmÃ¥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Macedonian_language&gt;</text:p>
          </table:table-cell>
          <table:table-cell table:number-columns-repeated="1022"/>
        </table:table-row>
        <table:table-row table:style-name="ro1">
          <table:table-cell office:value-type="string">
            <text:p>?s19 <text:s/>&lt;dealsWith&gt; <text:s/>?o57 <text:s/>?o57 <text:s/>&lt;exports&gt; <text:s/>?o19 <text:s text:c="2"/>=&gt; ?s19 <text:s/>&lt;exports&gt; <text:s/>?o19 <text:s/>Support: 9.387749935656995E-5 Head coverage: 0.1755424063116371 Confidence: 0.07307060755336617 Improved confidence: 0.07307060755336617 Predictiveness: 0.0 Improved Predictiveness: 0.0 Std. Improved Predictiveness: 0.0 Cardinality: 89 Pred*Conf*Body: 0.0 Pred*ImprConf*Body: 0.0 Body size: 1218 Key variable: ?o19</text:p>
          </table:table-cell>
          <table:table-cell table:number-columns-repeated="1023"/>
        </table:table-row>
        <table:table-row table:style-name="ro1">
          <table:table-cell office:value-type="string">
            <text:p>?s15 <text:s/>&lt;isCitizenOf&gt; <text:s/>?o195 <text:s/>?o195 <text:s/>&lt;hasCapital&gt; <text:s/>?o15 <text:s text:c="2"/>=&gt; ?s15 <text:s/>&lt;wasBornIn&gt; <text:s/>?o15 <text:s/>Support: 0.0010294880828315986 Head coverage: 0.01744009434805139 Confidence: 0.0716382853787434 Improved confidence: 0.2687224669603524 Predictiveness: 0.7334116265413975 Improved Predictiveness: 0.197084181581609 Std. Improved Predictiveness: 0.052540351402261 Cardinality: 976 Pred*Conf*Body: 715.809747504404 Pred*ImprConf*Body: 715.809747504404 Body size: 13624 Key variable: ?s15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Drew_Remenda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hail_Tkachev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ck_Sangster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_Daghlas&gt;/&lt;wasBornIn&gt;/&lt;Amm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gnula_Kunovska&gt;/&lt;wasBornIn&gt;/&lt;Skopj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olas_Lapierre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C._Clarke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alojus_Konstantinas_iurlionis&gt;/&lt;wasBornIn&gt;/&lt;Vilni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ry_Rosenbusch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o_Wittmann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ston-Armand_Amaudruz&gt;/&lt;wasBornIn&gt;/&lt;Ber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Andrews_(CEO_Xchanging)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us_Larson&gt;/&lt;wasBornIn&gt;/&lt;Stockhol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Burtynsky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_Mather&gt;/&lt;wasBornIn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z_Baermann_Steiner&gt;/&lt;wasBornIn&gt;/&lt;Prag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Fert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ire_Ward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Victor_Grignard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nad_Krsti&gt;/&lt;wasBornIn&gt;/&lt;Belgr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Ã©once_Verny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gh_Pigot_(Royal_Navy_captain)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palrao_Patil&gt;/&lt;wasBorn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Victor_BÃ¤cklund&gt;/&lt;wasBornIn&gt;/&lt;Stockhol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_von_BÃ©kÃ©sy&gt;/&lt;wasBornIn&gt;/&lt;Budap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Testu-Brissy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JimÃ©nez&gt;/&lt;wasBorn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gustin_Dontenwill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y_Vorontsevich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a_Eccles,_Viscountess_Eccles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uncan_Fegredo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n_Mersenne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i_ElÃ­as&gt;/&lt;wasBorn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koto_Sei_Watanabe&gt;/&lt;wasBornIn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ne_Strand&gt;/&lt;wasBornIn&gt;/&lt;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c_Temple_Bell&gt;/&lt;wasBornIn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nooker_world_rankings_1985/1986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"Atters"_Attree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Zygmunt_Florenty_WrÃ³blewski&gt;/&lt;wasBornIn&gt;/&lt;Warsa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ra_Boneva&gt;/&lt;wasBornIn&gt;/&lt;Sof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Kerensky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Helenius&gt;/&lt;wasBornIn&gt;/&lt;Helsin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a'akov_Cohen_(writer)&gt;/&lt;wasBornIn&gt;/&lt;Jerusale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ger_Stott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e_Stopes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nis_Kelly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dreas_Heumann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_Ormonde&gt;/&lt;wasBorn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FranÃ§ois_Humbert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d_Rowlands,_Baron_Rowlands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Yasubey_Enomoto&gt;/&lt;wasBornIn&gt;/&lt;Ber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lter_Hohmann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oberto_Colombo_(motorcyclist)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rgei_Monia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eland_Wagner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staq_Ali_Patel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bel_Caballero&gt;/&lt;wasBorn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Hawksley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khtar_ul_Iman&gt;/&lt;wasBorn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dette_Krempin&gt;/&lt;wasBornIn&gt;/&lt;Kinsha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Ellis_(astronomer)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di_Felgenheier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ulie_Elliott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il_Bartlett_(chemist)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_Kraus&gt;/&lt;wasBorn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_Doherty&gt;/&lt;wasBorn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piga&gt;/&lt;wasBornIn&gt;/&lt;BrasÃ­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berto_Ascari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ksandr_Povetkin&gt;/&lt;wasBorn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oufal_Benazzouz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re_Baudrimont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tram_Fraser-Reid&gt;/&lt;wasBorn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rmuid_Wilson&gt;/&lt;wasBorn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_Dawber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Viterbi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ar_FlÃ¥then&gt;/&lt;wasBornIn&gt;/&lt;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Chamberlain_Hurst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g_Than&gt;/&lt;wasBornIn&gt;/&lt;Hano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hgjet_Pacolli&gt;/&lt;wasBornIn&gt;/&lt;Tir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n_Mostaert&gt;/&lt;wasBorn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rder_of_Rachel_McLean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hid_Oulad_El_Hadj&gt;/&lt;wasBornIn&gt;/&lt;Raba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Carlile,_Baron_Carlile_of_Berriew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useppe_Farina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A.M._Pelamourgues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io_Filippo_Ciucci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w_Doyle&gt;/&lt;wasBorn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Geipel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a_Benedini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ierre_Loti&gt;/&lt;wasBorn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_McIntosh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a_Nahles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Eleonardus_MÃ¸ller&gt;/&lt;wasBornIn&gt;/&lt;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van_Goi&gt;/&lt;wasBorn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ers_Christensen&gt;/&lt;wasBornIn&gt;/&lt;Copenha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uter_Bos&gt;/&lt;wasBorn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olph_SchÃ¶nfelder&gt;/&lt;wasBorn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rono_Wor_Petchpun&gt;/&lt;wasBornIn&gt;/&lt;Bangko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Gunn&gt;/&lt;wasBornIn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hendra_Sharma&gt;/&lt;wasBornIn&gt;/&lt;New_Delhi&gt;</text:p>
          </table:table-cell>
          <table:table-cell table:number-columns-repeated="1022"/>
        </table:table-row>
        <table:table-row table:style-name="ro1">
          <table:table-cell office:value-type="string">
            <text:p>?s36 <text:s/>&lt;dealsWith&gt; <text:s/>?o94 <text:s/>?o94 <text:s/>&lt;hasOfficialLanguage&gt; <text:s/>?o36 <text:s text:c="2"/>=&gt; ?s36 <text:s/>&lt;hasOfficialLanguage&gt; <text:s/>?o36 <text:s/>Support: 5.906898835919008E-5 Head coverage: 0.06973848069738481 Confidence: 0.06982543640897755 Improved confidence: 0.08695652173913043 Predictiveness: 0.19700748129675816 Improved Predictiveness: 0.01713108533015288 Std. Improved Predictiveness: 0.013756133357379621 Cardinality: 56 Pred*Conf*Body: 11.032418952618455 Pred*ImprConf*Body: 11.032418952618455 Body size: 802 Key variable: ?s3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emen&gt;/&lt;hasOfficialLanguage&gt;/&lt;Tha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Ital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atar&gt;/&lt;hasOfficialLanguage&gt;/&lt;Wel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livia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Bolivia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Swed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Canadian_Fren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Ukrai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Fin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yana&gt;/&lt;hasOfficialLanguage&gt;/&lt;Wel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Tha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hasOfficialLanguage&gt;/&lt;Malay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uriname&gt;/&lt;hasOfficialLanguage&gt;/&lt;Dut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uriname&gt;/&lt;hasOfficialLanguage&gt;/&lt;Norwegian_BokmÃ¥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Languages_of_Rus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Uruguay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Dut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Uruguay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lovakia&gt;/&lt;hasOfficialLanguage&gt;/&lt;Languages_of_Rus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ingapore&gt;/&lt;hasOfficialLanguage&gt;/&lt;Indones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Swed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Bilingualism_in_Hong_Kong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Bengali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hutan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cuador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an&gt;/&lt;hasOfficialLanguage&gt;/&lt;Pers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Dominican_Republic&gt;/&lt;hasOfficialLanguage&gt;/&lt;Dutch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eru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eru&gt;/&lt;hasOfficialLanguage&gt;/&lt;Canadian_Fren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hasOfficialLanguage&gt;/&lt;Canadian_Fren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hasOfficialLanguage&gt;/&lt;South_African_Englis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sey&gt;/&lt;hasOfficialLanguage&gt;/&lt;Engl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rsey&gt;/&lt;hasOfficialLanguage&gt;/&lt;Wel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lombia&gt;/&lt;hasOfficialLanguage&gt;/&lt;Portugues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Da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Languages_of_Rus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atvia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gorno-Karabakh&gt;/&lt;hasOfficialLanguage&gt;/&lt;Armen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Galici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Basque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Catal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OfficialLanguage&gt;/&lt;Occit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Galic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Astur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Span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Basqu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Catal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Nynorsk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Poli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Leonese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Malay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Norwegian_BokmÃ¥l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iberia&gt;/&lt;hasOfficialLanguage&gt;/&lt;Occit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Romans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Ital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Standard_Mandarin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Arabic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French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thiopia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Languages_of_Russia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Turkme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fghanistan&gt;/&lt;hasOfficialLanguage&gt;/&lt;Swahili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Hin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German_langu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hasOfficialLanguage&gt;/&lt;Modern_Standard_Arabic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Italian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ntenegro&gt;/&lt;hasOfficialLanguage&gt;/&lt;Croatian_languag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ontenegro&gt;/&lt;hasOfficialLanguage&gt;/&lt;Serbian_language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ontenegro&gt;/&lt;hasOfficialLanguage&gt;/&lt;Hungarian_language&gt;</text:p>
          </table:table-cell>
          <table:table-cell table:number-columns-repeated="1022"/>
        </table:table-row>
        <table:table-row table:style-name="ro1">
          <table:table-cell office:value-type="string">
            <text:p>?s22 <text:s/>&lt;hasAcademicAdvisor&gt; <text:s/>?o67 <text:s/>?o67 <text:s/>&lt;worksAt&gt; <text:s/>?o22 <text:s text:c="2"/>=&gt; ?s22 <text:s/>&lt;worksAt&gt; <text:s/>?o22 <text:s/>Support: 5.274016817784829E-5 Head coverage: 0.020525451559934318 Confidence: 0.06868131868131869 Improved confidence: 0.22727272727272727 Predictiveness: 0.6978021978021978 Improved Predictiveness: 0.15859140859140858 Std. Improved Predictiveness: 0.047925975123777324 Cardinality: 50 Pred*Conf*Body: 34.89010989010989 Pred*ImprConf*Body: 34.89010989010989 Body size: 728 Key variable: ?s22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Bernard_Dwork&gt;/&lt;worksAt&gt;/&lt;University_of_Ham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Wald&gt;/&lt;worksAt&gt;/&lt;University_of_North_Carolina_at_Chapel_H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ina_SchrÃ¶der&gt;/&lt;worksAt&gt;/&lt;University_of_Main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Alexander_Rankin&gt;/&lt;worksAt&gt;/&lt;Trinity_College,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_Morrison&gt;/&lt;worksAt&gt;/&lt;Manhattan_Projec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._G._K._Menon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vin_Buzzard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_Tappert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_Peter_Gustav_Lejeune_Dirichlet&gt;/&lt;worksAt&gt;/&lt;Ãcole_Polytechniq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in_Thompson_Jaynes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Conrey&gt;/&lt;worksAt&gt;/&lt;University_of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egfried_FlÃ¼gge&gt;/&lt;worksAt&gt;/&lt;University_College_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ul_Cohen_(mathematician)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est_Walton&gt;/&lt;worksAt&gt;/&lt;McGill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Polkinghorne&gt;/&lt;worksAt&gt;/&lt;Pakistan_Atomic_Energy_Commiss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L._Gernhardt&gt;/&lt;worksAt&gt;/&lt;University_of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oav_Freund&gt;/&lt;worksAt&gt;/&lt;University_of_California,_Santa_Cru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io_Kuga&gt;/&lt;worksAt&gt;/&lt;University_of_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enneth_Lee_Pike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ffrey_Alan_Gray&gt;/&lt;worksAt&gt;/&lt;Institute_of_Psychiatr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lomon_Feferman&gt;/&lt;worksAt&gt;/&lt;University_of_California,_Berkel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fred_Kleiner&gt;/&lt;worksAt&gt;/&lt;University_of_Zuri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E._Evans&gt;/&lt;worksAt&gt;/&lt;University_of_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sai_Schur&gt;/&lt;worksAt&gt;/&lt;Humboldt_University_of_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ud_E._Cleeton&gt;/&lt;worksAt&gt;/&lt;University_of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rman_Zabusky&gt;/&lt;worksAt&gt;/&lt;University_of_Roches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._Alan_George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William_Williamson&gt;/&lt;worksAt&gt;/&lt;University_of_Heidelbe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Diana_Shelstad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toph_Gudermann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yant_Narlikar&gt;/&lt;worksAt&gt;/&lt;Institute_of_Astronomy,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x_Abraham&gt;/&lt;worksAt&gt;/&lt;University_of_Ki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ham_Nelson&gt;/&lt;worksAt&gt;/&lt;Imperial_College_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M._Dennison&gt;/&lt;worksAt&gt;/&lt;University_of_Copenha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ook_Taylor&gt;/&lt;worksAt&gt;/&lt;University_of_Oxfor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gadish_Chandra_Bose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rold_Hotelling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drei_Broder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Gonzalez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erick_Seitz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mkant_Navathe&gt;/&lt;worksAt&gt;/&lt;George_Mas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A._Steitz&gt;/&lt;worksAt&gt;/&lt;University_of_Minnesota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Hermann_Franz_Moritz_Kopp&gt;/&lt;worksAt&gt;/&lt;University_of_Giess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n_Tinbergen&gt;/&lt;worksAt&gt;/&lt;Leide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Tate&gt;/&lt;worksAt&gt;/&lt;University_of_Hambur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elmut_Landsberg&gt;/&lt;worksAt&gt;/&lt;California_Institute_of_Technolog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._N._Vartak&gt;/&lt;worksAt&gt;/&lt;University_of_Mumba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ames_Z._Wang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Shoch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ir_Caldeira&gt;/&lt;worksAt&gt;/&lt;University_of_Sussex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Carr&gt;/&lt;worksAt&gt;/&lt;Perimeter_Institute_for_Theoretical_Physic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E._Caswell&gt;/&lt;worksAt&gt;/&lt;University_of_California,_Santa_Barb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Witten&gt;/&lt;worksAt&gt;/&lt;University_of_California,_Santa_Barb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man_Jackiw&gt;/&lt;worksAt&gt;/&lt;Cornell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Ã©on_Van_Hove&gt;/&lt;worksAt&gt;/&lt;UniversitÃ©_Libre_de_Bruxel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ung-Yao_Chao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as_Salk&gt;/&lt;worksAt&gt;/&lt;University_of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lix_Villars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ei_Alexeyevich_Abrikosov&gt;/&lt;worksAt&gt;/&lt;Baku_State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seph_Liouville&gt;/&lt;worksAt&gt;/&lt;Ãcole_Polytechniq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Dean_Shulman&gt;/&lt;worksAt&gt;/&lt;University_of_Chica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ann_Benedict_Listing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ul_Vojta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mitri_Mendeleev&gt;/&lt;worksAt&gt;/&lt;University_of_Mar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ny_Harrison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seph_Keller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hony_Greenwald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ctor_Garcia-Molina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hilip_Burton_Moon&gt;/&lt;worksAt&gt;/&lt;McGill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rien_Douady&gt;/&lt;worksAt&gt;/&lt;University_of_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urtis_Callan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y_Dowker&gt;/&lt;worksAt&gt;/&lt;Perimeter_Institute_for_Theoretical_Physic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Landau&gt;/&lt;worksAt&gt;/&lt;Carnegie_Mell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arley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aughan_Pratt&gt;/&lt;worksAt&gt;/&lt;Stanford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elson_Dunford&gt;/&lt;worksAt&gt;/&lt;Brow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cBaw_SierpiDski&gt;/&lt;worksAt&gt;/&lt;University_of_Warsa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Goldschmidt&gt;/&lt;worksAt&gt;/&lt;University_of_Mar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iel_Simberloff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lius_Adams_Stratton&gt;/&lt;worksAt&gt;/&lt;ETH_Zuri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J._LeRoy&gt;/&lt;worksAt&gt;/&lt;University_of_WisconsinMadi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anisBaw_Mazur&gt;/&lt;worksAt&gt;/&lt;Lviv_Univers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teven_Weinberg&gt;/&lt;worksAt&gt;/&lt;Princeton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ard_AnschÃ¼tz&gt;/&lt;worksAt&gt;/&lt;University_of_Heidelbe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olph_Strecker&gt;/&lt;worksAt&gt;/&lt;University_of_Giess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Geroch&gt;/&lt;worksAt&gt;/&lt;University_of_North_Carolina_at_Chapel_Hi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em_Abraham_Wythoff&gt;/&lt;worksAt&gt;/&lt;University_of_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Fourer&gt;/&lt;worksAt&gt;/&lt;RAND_Corpor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edrich_Konrad_Beilstein&gt;/&lt;worksAt&gt;/&lt;University_of_Marburg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Noam_Elkies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._J._Finney&gt;/&lt;worksAt&gt;/&lt;Rothamsted_Experimental_St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yon_Playfair,_1st_Baron_Playfair&gt;/&lt;worksAt&gt;/&lt;University_of_Giess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ean-Pierre_Serre&gt;/&lt;worksAt&gt;/&lt;University_of_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cus_Sylvius&gt;/&lt;worksAt&gt;/&lt;University_of_Bas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eter_Coles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Simon&gt;/&lt;worksAt&gt;/&lt;University_of_GÃ¶ttin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ustav_Ludwig_Hertz&gt;/&lt;worksAt&gt;/&lt;University_of_Ki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llis_L._Johnson&gt;/&lt;worksAt&gt;/&lt;RAND_Corpora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thur_Compton&gt;/&lt;worksAt&gt;/&lt;University_of_Cambrid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iprian_Manolescu&gt;/&lt;worksAt&gt;/&lt;Harvard_University&gt;</text:p>
          </table:table-cell>
          <table:table-cell table:number-columns-repeated="1022"/>
        </table:table-row>
        <table:table-row table:style-name="ro1">
          <table:table-cell office:value-type="string">
            <text:p>?s13 <text:s/>&lt;dealsWith&gt; <text:s/>?o54 <text:s/>?o54 <text:s/>&lt;exports&gt; <text:s/>?o13 <text:s text:c="2"/>=&gt; ?s13 <text:s/>&lt;imports&gt; <text:s/>?o13 <text:s/>Support: 8.754867917522815E-5 Head coverage: 0.24702380952380953 Confidence: 0.06814449917898194 Improved confidence: 0.0918141592920354 Predictiveness: 0.25779967159277506 Improved Predictiveness: 0.023669660113053465 Std. Improved Predictiveness: 0.017567629509195673 Cardinality: 83 Pred*Conf*Body: 21.39737274220033 Pred*ImprConf*Body: 21.39737274220033 Body size: 1218 Key variable: ?s13</text:p>
          </table:table-cell>
          <table:table-cell table:number-columns-repeated="1023"/>
        </table:table-row>
        <table:table-row table:style-name="ro1">
          <table:table-cell office:value-type="string">
            <text:p>~</text:p>
          </table:table-cell>
          <table:table-cell office:value-type="string">
            <text:p>&lt;Qatar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electronic_equipment_10327824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palm_oil_10767461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hailand&gt;/&lt;imports&gt;/&lt;wordnet_rubber_1150062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aluminum_11462782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wool_10459923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yrgyzstan&gt;/&lt;imports&gt;/&lt;wordnet_grain_1092907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electronic_equipment_1032782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palm_oil_10767461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rubber_1150062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software_1065660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stralia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foodstuff_1075663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lovakia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mineral_water_10793674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menia&gt;/&lt;imports&gt;/&lt;wordnet_wine_10789172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sugar_10785928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shellfish_10778321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citrus_10774705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nickel_11464661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viet_Union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ahrain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ahrain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platinum_114649543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anzania&gt;/&lt;imports&gt;/&lt;wordnet_cement_11480448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Quebec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soy_11253256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cuador&gt;/&lt;imports&gt;/&lt;wordnet_footwear_10338112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dagascar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ungary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sugar_10785928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fish_10251205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merican_Samoa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otswana&gt;/&lt;imports&gt;/&lt;wordnet_gold_11337176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wine_107891726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imports&gt;/&lt;wordnet_copper_114635722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cacao_bean_10775489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uranium_ore_11508482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nin&gt;/&lt;imports&gt;/&lt;wordnet_livestock_10188747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mineral_water_10793674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plywood_10397121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Azerbaijan&gt;/&lt;imports&gt;/&lt;wordnet_wine_10789172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electronic_equipment_1032782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fuel_11487507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trea&gt;/&lt;imports&gt;/&lt;wordnet_rubber_11500625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imports&gt;/&lt;wordnet_petroleum_1149805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gold_11337176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lumber_11494358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sugar_10785928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silver_11465495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cacao_bean_10775489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fertilizer_11485934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meat_10764985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iti&gt;/&lt;imports&gt;/&lt;wordnet_footwear_10338112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car_10295834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iron_ore_1149234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soy_11253256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dos&gt;/&lt;imports&gt;/&lt;wordnet_footwear_103381126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zech_Republic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Turkmenistan&gt;/&lt;imports&gt;/&lt;wordnet_natural_gas_11496009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beverage_1078818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electronic_equipment_1032782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palm_oil_107674617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gold_11337176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platinum_11464954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unei&gt;/&lt;imports&gt;/&lt;wordnet_tobacco_10444283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gold_11337176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animal_product_11470074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coffee_bean_107929351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uerto_Rico&gt;/&lt;imports&gt;/&lt;wordnet_consumer_goods_10309357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plywood_103971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imports&gt;/&lt;wordnet_apparel_10272844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imports&gt;/&lt;wordnet_metallic_element_11462545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stonia&gt;/&lt;imports&gt;/&lt;wordnet_fabric_103309808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software_106566077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clothing_103051540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ordan&gt;/&lt;imports&gt;/&lt;wordnet_cotton_11487007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tenegro&gt;/&lt;imports&gt;/&lt;wordnet_motor_vehicle_103791235&gt;</text:p>
          </table:table-cell>
          <table:table-cell table:number-columns-repeated="1022"/>
        </table:table-row>
        <table:table-row table:style-name="ro1">
          <table:table-cell office:value-type="string">
            <text:p>?s64 <text:s/>&lt;isCitizenOf&gt; <text:s/>?s12 <text:s/>?s64 <text:s/>&lt;diedIn&gt; <text:s/>?o12 <text:s text:c="2"/>=&gt; ?s12 <text:s/>&lt;hasCapital&gt; <text:s/>?o12 <text:s/>Support: 5.0630561450734355E-5 Head coverage: 0.022652194431335537 Confidence: 0.0679886685552408 Improved confidence: 0.07272727272727272 Predictiveness: 0.06515580736543913 Improved Predictiveness: 0.004738604172031937 Std. Improved Predictiveness: 0.004429856591417958 Cardinality: 48 Pred*Conf*Body: 3.127478753541079 Pred*ImprConf*Body: 3.127478753541079 Body size: 706 Key variable: ?s12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Belgr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Skopj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Prag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Zagreb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Jaff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Kand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Anuradhapur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Colombo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Sri_Lanka&gt;/&lt;hasCapital&gt;/&lt;Sri_Jayawardenapura_Kot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Belgr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Zagreb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Quezon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kati_Cit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hodesia&gt;/&lt;hasCapital&gt;/&lt;Cape_Tow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Berli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Dearborn,_Mich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-Andalus&gt;/&lt;hasCapital&gt;/&lt;Damascu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Karachi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akistan&gt;/&lt;hasCapital&gt;/&lt;Islamaba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Oxfor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ondo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hicag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Hyderabad_State&gt;/&lt;hasCapital&gt;/&lt;Karach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Munic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incipality_of_Bulgaria&gt;/&lt;hasCapital&gt;/&lt;Napl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euv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Knokk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Pari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echel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iÃ¨g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Ghen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Cologn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rug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ntwerp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ynn,_Massachus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mpire_of_Japan&gt;/&lt;hasCapital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Bo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_Empire&gt;/&lt;hasCapital&gt;/&lt;Stuttgar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Kingdom_of_Yugoslavia&gt;/&lt;hasCapital&gt;/&lt;London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Kingdom_of_Bavaria&gt;/&lt;hasCapital&gt;/&lt;Munic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East_Germany&gt;/&lt;hasCapital&gt;/&lt;Stralsu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Washington,_D.C.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Melbourn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Kandaha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Melbourne&gt;</text:p>
          </table:table-cell>
          <table:table-cell table:number-columns-repeated="1022"/>
        </table:table-row>
        <table:table-row table:style-name="ro1">
          <table:table-cell office:value-type="string">
            <text:p>?s26 <text:s/>&lt;directed&gt; <text:s/>?o26 <text:s text:c="2"/>=&gt; ?s26 <text:s/>&lt;produced&gt; <text:s/>?o26 <text:s/>Support: 0.002395458438637869 Head coverage: 0.11255947660586836 Confidence: 0.06784572640635736 Improved confidence: 0.16189050470487595 Predictiveness: 0.5809159621187225 Improved Predictiveness: 0.0940447782985186 Std. Improved Predictiveness: 0.039412665430992706 Cardinality: 2271 Pred*Conf*Body: 1319.2601499716188 Pred*ImprConf*Body: 1319.2601499716188 Body size: 33473 Key variable: ?o26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Jenatsch_(film)&gt;/&lt;produced&gt;/&lt;Daniel_Schm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f_Lucy_Fell&gt;/&lt;produced&gt;/&lt;Eric_Schaeff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Non-Stop_Kid&gt;/&lt;produced&gt;/&lt;Gilbert_Pra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llyrock-a-Bye_Baby&gt;/&lt;produced&gt;/&lt;William_Han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_Antonio_Rose_(film)&gt;/&lt;produced&gt;/&lt;Charles_Lamon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Skeleton_Dance&gt;/&lt;produced&gt;/&lt;Walt_Disn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Enemy_(1979_film)&gt;/&lt;produced&gt;/&lt;Zeki_Ãkt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Doom_Generation&gt;/&lt;produced&gt;/&lt;Gregg_Ara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nterland&gt;/&lt;produced&gt;/&lt;Hisham_Za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w_II&gt;/&lt;produced&gt;/&lt;Darren_Lynn_Bous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ther's_Day_(2010_film)&gt;/&lt;produced&gt;/&lt;Darren_Lynn_Bous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omen_in_Cages&gt;/&lt;produced&gt;/&lt;Gerardo_de_LeÃ³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ar_of_Midnight&gt;/&lt;produced&gt;/&lt;Stephen_Roberts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y_Story&gt;/&lt;produced&gt;/&lt;John_Lasset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riest_(2011_film)&gt;/&lt;produced&gt;/&lt;Scott_Stewart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Eagle_Has_Landed_(film)&gt;/&lt;produced&gt;/&lt;John_Sturg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Spiral_Staircase&gt;/&lt;produced&gt;/&lt;Robert_Siodma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rs._Dane's_Confession&gt;/&lt;produced&gt;/&lt;Michael_Curtiz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Boys_in_Company_C&gt;/&lt;produced&gt;/&lt;Sidney_J._Furi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oru_no_kiba&gt;/&lt;produced&gt;/&lt;Umetsugu_Ino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n_Who_Causes_a_Storm&gt;/&lt;produced&gt;/&lt;Umetsugu_Inou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Great_Mouse_Detective&gt;/&lt;produced&gt;/&lt;John_Musk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thout_Honor&gt;/&lt;produced&gt;/&lt;Irving_Pich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rls_in_the_Night&gt;/&lt;produced&gt;/&lt;Jack_Arnold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Night_the_Prowler&gt;/&lt;produced&gt;/&lt;Jim_Sharm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ouchou_(film)&gt;/&lt;produced&gt;/&lt;Merzak_Allouach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aleanÃ¡_koika_aneb_Kdy~_si_~ena_umÃ­nÃ­&gt;/&lt;produced&gt;/&lt;Svatopluk_Innema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_World_Without_Thieves&gt;/&lt;produced&gt;/&lt;Feng_Xiaoga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Birth_of_Japan&gt;/&lt;produced&gt;/&lt;Hiroshi_Inaga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Struggle_(film)&gt;/&lt;produced&gt;/&lt;D._W._Griffi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gns_of_Life_(1989_film)&gt;/&lt;produced&gt;/&lt;John_David_Col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ggernaut_(1936_film)&gt;/&lt;produced&gt;/&lt;Henry_Edwards_(a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Tales_of_Hoffmann_(film)&gt;/&lt;produced&gt;/&lt;Michael_Powell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p_in_Smoke&gt;/&lt;produced&gt;/&lt;Lou_Adl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Camel's_Dance&gt;/&lt;produced&gt;/&lt;Wan_Chaoch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rian_Blues&gt;/&lt;produced&gt;/&lt;Tennyson_Bardwel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ventures_of_Red_Ryder&gt;/&lt;produced&gt;/&lt;John_English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'Gator_Bait&gt;/&lt;produced&gt;/&lt;Beverly_Sebasti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in_(2001_film)&gt;/&lt;produced&gt;/&lt;Christine_Jeff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cred_Ground_(1983_film)&gt;/&lt;produced&gt;/&lt;Charles_B._Pier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,_B,_C..._Manhattan&gt;/&lt;produced&gt;/&lt;Amir_Nader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nin_in_1918&gt;/&lt;produced&gt;/&lt;Mikhail_Rom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chors_Aweigh_(film)&gt;/&lt;produced&gt;/&lt;George_Sidne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nisaram&gt;/&lt;produced&gt;/&lt;A._B._Raj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Pacific_(2001_film)&gt;/&lt;produced&gt;/&lt;Richard_Pearce_(film_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hat's_Cooking?&gt;/&lt;produced&gt;/&lt;Gurinder_Chadh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ue_Planet_(film)&gt;/&lt;produced&gt;/&lt;Ben_Burt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qraar_By_Chance_(film)&gt;/&lt;produced&gt;/&lt;K._Ravi_Shank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lacula&gt;/&lt;produced&gt;/&lt;William_Crain_(filmmak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ol_Air_(film)&gt;/&lt;produced&gt;/&lt;Bryan_Mo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oodbye_Alexandra,_Andrea&gt;/&lt;produced&gt;/&lt;Carlos_Rinald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paz_(1969_film)&gt;/&lt;produced&gt;/&lt;Alfred_Hitchcoc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Hostage_Tower&gt;/&lt;produced&gt;/&lt;Claudio_GuzmÃ¡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ansylvania_(film)&gt;/&lt;produced&gt;/&lt;Tony_Gatli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Importance_of_Being_Earnest_(1952_film)&gt;/&lt;produced&gt;/&lt;Anthony_Asquit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exmission&gt;/&lt;produced&gt;/&lt;Juliusz_Machuls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3_Deewarein&gt;/&lt;produced&gt;/&lt;Nagesh_Kukunoo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Eagle_Path&gt;/&lt;produced&gt;/&lt;Jean-Claude_Van_Dam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Steel_Trap&gt;/&lt;produced&gt;/&lt;Andrew_L._Sto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Charge_of_the_Light_Brigade_(1968_film)&gt;/&lt;produced&gt;/&lt;Tony_Richard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Gamblers_(2007_film)&gt;/&lt;produced&gt;/&lt;Sebastian_Bienie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mo_of_the_Opera&gt;/&lt;produced&gt;/&lt;Mike_Nawroc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Witching_Hour_(film)&gt;/&lt;produced&gt;/&lt;Henry_Hathawa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oises_Off_(film)&gt;/&lt;produced&gt;/&lt;Peter_Bogdanovic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thout_Warning_(1994_film)&gt;/&lt;produced&gt;/&lt;Robert_Iscov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Personals_(1998_Taiwanese_film)&gt;/&lt;produced&gt;/&lt;Chen_Kuo-F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and_Slam_(1967_film)&gt;/&lt;produced&gt;/&lt;Giuliano_Montal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_Homem_Que_Copiava&gt;/&lt;produced&gt;/&lt;Jorge_Furtad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's_Song&gt;/&lt;produced&gt;/&lt;John_Broderick_(produce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ight_Show&gt;/&lt;produced&gt;/&lt;Damon_Santostefa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Q&amp;A_(film)&gt;/&lt;produced&gt;/&lt;Sidney_Lume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adline__U.S.A.&gt;/&lt;produced&gt;/&lt;Richard_Brook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ite_the_Bullet_(film)&gt;/&lt;produced&gt;/&lt;Richard_Brook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ra-san_Confesses&gt;/&lt;produced&gt;/&lt;Yoji_Yam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ppleseed_Ex_Machina&gt;/&lt;produced&gt;/&lt;Shinji_Aramak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c_Tac_(film)&gt;/&lt;produced&gt;/&lt;Daniel_Alfreds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etham_(film)&gt;/&lt;produced&gt;/&lt;Sajan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oteurs&gt;/&lt;produced&gt;/&lt;Seymour_Kneite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ris_Is_Always_Paris&gt;/&lt;produced&gt;/&lt;Luciano_Emm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nta_Baby_(film)&gt;/&lt;produced&gt;/&lt;Ron_Underwoo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Frietchie_(film)&gt;/&lt;produced&gt;/&lt;Lambert_Hilly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vincible_Shaolin&gt;/&lt;produced&gt;/&lt;Chang_Che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Lion_King&gt;/&lt;produced&gt;/&lt;Rob_Minkoff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tty_Boop's_Ker-Choo&gt;/&lt;produced&gt;/&lt;Dave_Fleisch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t_Dog&amp;The_Movie&gt;/&lt;produced&gt;/&lt;Peter_Mark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Ã©dÃ©_(1935_film)&gt;/&lt;produced&gt;/&lt;RenÃ©_Guissa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ree_Smart_Boys&gt;/&lt;produced&gt;/&lt;Gordon_Douglas_(director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tred_(film)&gt;/&lt;produced&gt;/&lt;Samvel_Gasparov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Adventurer_of_Tortuga&gt;/&lt;produced&gt;/&lt;Luigi_Capuan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oung_Aphrodites&gt;/&lt;produced&gt;/&lt;Nikos_Koundouro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ub_(film)&gt;/&lt;produced&gt;/&lt;Jyoti_Sarup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own_Twisted&gt;/&lt;produced&gt;/&lt;Albert_Pyu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yond_the_Door_(1982_film)&gt;/&lt;produced&gt;/&lt;Liliana_Cavan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uel_But_Necessary&gt;/&lt;produced&gt;/&lt;Saul_Rubine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ender_Son__The_Frankenstein_Project&gt;/&lt;produced&gt;/&lt;KornÃ©l_MundruczÃ³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Two_Sentences&gt;/&lt;produced&gt;/&lt;Tom_Rickett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e_Nickel_Ride&gt;/&lt;produced&gt;/&lt;Robert_Mullig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_Dame_aux_poupÃ©es&gt;/&lt;produced&gt;/&lt;Denys_Desjardi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n_Pan_Alley_(film)&gt;/&lt;produced&gt;/&lt;Walter_Lang&gt;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?</text:p>
          </table:table-cell>
          <table:table-cell table:style-name="ce1" office:value-type="string">
            <text:p>&lt;Her_Convert&gt;/&lt;produced&gt;/&lt;Anthony_O'Sullivan&gt;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?s64 <text:s/>&lt;isCitizenOf&gt; <text:s/>?s12 <text:s/>?s64 <text:s/>&lt;isLocatedIn&gt; <text:s/>?o12 <text:s text:c="2"/>=&gt; ?s12 <text:s/>&lt;hasCapital&gt; <text:s/>?o12 <text:s/>Support: 3.69181177244938E-5 Head coverage: 0.01651722510618216 Confidence: 0.06013745704467354 Improved confidence: 0.0641025641025641 Predictiveness: 0.061855670103092786 Improved Predictiveness: 0.003965107057890563 Std. Improved Predictiveness: 0.0037198427037942396 Cardinality: 35 Pred*Conf*Body: 2.1649484536082477 Pred*ImprConf*Body: 2.1649484536082477 Body size: 582 Key variable: ?s12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akist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aho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Peshawa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Quett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Cavta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cialist_Federal_Republic_of_Yugoslavia&gt;/&lt;hasCapital&gt;/&lt;Nova_Ra</text:p>
          </table:table-cell>
          <table:table-cell table:number-columns-repeated="1022"/>
        </table:table-row>
        <table:table-row table:style-name="ro1">
          <table:table-cell office:value-type="string">
            <text:p>a&gt;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Indones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Fuji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Guangd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Hain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Sembawa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hasCapital&gt;/&lt;Singap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Lumbar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goslavia&gt;/&lt;hasCapital&gt;/&lt;Klanje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mus,_Cav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lland&gt;/&lt;hasCapital&gt;/&lt;Denizl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Schaerbee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Dinan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Sint-Truid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elgiu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orts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russel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Namur_(city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Nivell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Oudenaard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Etterbeek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ourna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Jemapp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ergen_op_Zo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emse&gt;</text:p>
          </table:table-cell>
          <table:table-cell table:number-columns-repeated="1022"/>
        </table:table-row>
        <table:table-row table:style-name="ro1">
          <table:table-cell office:value-type="string">
            <text:p>?s64 <text:s/>&lt;isCitizenOf&gt; <text:s/>?s12 <text:s/>?s64 <text:s/>&lt;livesIn&gt; <text:s/>?o12 <text:s text:c="2"/>=&gt; ?s12 <text:s/>&lt;hasCapital&gt; <text:s/>?o12 <text:s/>Support: 4.535654463294952E-5 Head coverage: 0.020292590844738084 Confidence: 0.05858310626702997 Improved confidence: 0.06574923547400612 Predictiveness: 0.10899182561307907 Improved Predictiveness: 0.0071661292069761465 Std. Improved Predictiveness: 0.0063850797021286106 Cardinality: 43 Pred*Conf*Body: 4.6866485013624 Pred*ImprConf*Body: 4.6866485013624 Body size: 734 Key variable: ?s12</text:p>
          </table:table-cell>
          <table:table-cell table:number-columns-repeated="1023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Cinnamon_Garden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Welikadawatt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ri_Lanka&gt;/&lt;hasCapital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orso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gay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Tarla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ilo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oncepcion,_Tarla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cos_Nor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DasmariÃ±as_Villag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an_Juan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ayantoc,_Tarla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Iloi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untinlupa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Vigan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Metro_Manil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Philippin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acoor,_Cav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atang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Cavit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Gonzaga,_Cagay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Zamboanga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Pangasin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Sorsogon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hilippines&gt;/&lt;hasCapital&gt;/&lt;Bukidn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kie_Country&gt;/&lt;hasCapital&gt;/&lt;Emerald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nkie_Country&gt;/&lt;hasCapital&gt;/&lt;Winkie_Count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Tyls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russia&gt;/&lt;hasCapital&gt;/&lt;Huysbur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_(Oz)&gt;/&lt;hasCapital&gt;/&lt;Munchkin_Count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Duba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Mianwali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Durha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Arifwal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Gojr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Norwa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Lodhra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Trondheim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airo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United_Arab_Emirates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Islamabad_Capital_Territor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Egyp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Sindh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Canad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akistan&gt;/&lt;hasCapital&gt;/&lt;Nawan_Laho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German_Emp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sse&gt;/&lt;hasCapital&gt;/&lt;Grand_Duchy_of_Hess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ibya&gt;/&lt;hasCapital&gt;/&lt;Liby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Lomme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Eker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Borgerhout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ustr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Aalter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Merelbek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Belgium&gt;/&lt;hasCapital&gt;/&lt;Tallahassee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cau&gt;/&lt;hasCapital&gt;/&lt;Maca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hasCapital&gt;/&lt;Hong_Kong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Nauru&gt;/&lt;hasCapital&gt;/&lt;Anabar_District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Afghanistan&gt;/&lt;hasCapital&gt;/&lt;Kabu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fghanistan&gt;/&lt;hasCapital&gt;/&lt;Afghanis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and_of_Ev&gt;/&lt;hasCapital&gt;/&lt;Land_of_Ev&gt;</text:p>
          </table:table-cell>
          <table:table-cell table:number-columns-repeated="1022"/>
        </table:table-row>
        <table:table-row table:style-name="ro1">
          <table:table-cell office:value-type="string">
            <text:p>?s57 <text:s/>&lt;dealsWith&gt; <text:s/>?s19 <text:s/>?s57 <text:s/>&lt;imports&gt; <text:s/>?o19 <text:s text:c="2"/>=&gt; ?s19 <text:s/>&lt;exports&gt; <text:s/>?o19 <text:s/>Support: 4.7466151360063456E-5 Head coverage: 0.08875739644970414 Confidence: 0.055693069306930694 Improved confidence: 0.06474820143884892 Predictiveness: 0.13985148514851486 Improved Predictiveness: 0.009055132131918229 Std. Improved Predictiveness: 0.007788758455053427 Cardinality: 45 Pred*Conf*Body: 6.293316831683169 Pred*ImprConf*Body: 6.293316831683169 Body size: 808 Key variable: ?o19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Lebanon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ssia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udi_Arabia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gypt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y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q&gt;/&lt;exports&gt;/&lt;wordnet_narration_10722077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udi_Arabia&gt;/&lt;ex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ex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y&gt;/&lt;exports&gt;/&lt;wordnet_scientific_instrument_104147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witzerland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apan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ndia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taly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audi_Arabia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elgium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therlands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ench_Polynesia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eople's_Republic_of_China&gt;/&lt;exports&gt;/&lt;wordnet_cereal_11214149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udi_Arabi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y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exports&gt;/&lt;wordnet_gem_103432972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ia&gt;/&lt;ex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an&gt;/&lt;ex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Arab_Emirates&gt;/&lt;ex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ailand&gt;/&lt;ex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y&gt;/&lt;exports&gt;/&lt;wordnet_lubricant_114890659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yria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Japan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taly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audi_Arabia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Iran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araguay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etherlands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France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Germany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People's_Republic_of_China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hile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Lebanon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Switzerland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Mexico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Brazil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Nigeria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Russia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Egypt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~</text:p>
          </table:table-cell>
          <table:table-cell office:value-type="string">
            <text:p>&lt;Canada&gt;/&lt;exports&gt;/&lt;wordnet_paper_114974264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ssia&gt;/&lt;exports&gt;/&lt;wordnet_building_material_1147864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uxembourg&gt;/&lt;exports&gt;/&lt;wordnet_building_material_1147864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States_Virgin_Islands&gt;/&lt;exports&gt;/&lt;wordnet_building_material_1147864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nada&gt;/&lt;exports&gt;/&lt;wordnet_building_material_1147864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uerto_Rico&gt;/&lt;exports&gt;/&lt;wordnet_building_material_1147864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exports&gt;/&lt;wordnet_building_material_114786479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le&gt;/&lt;exports&gt;/&lt;wordnet_tractor_10446550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zil&gt;/&lt;exports&gt;/&lt;wordnet_tractor_10446550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ssia&gt;/&lt;exports&gt;/&lt;wordnet_tractor_104465501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exports&gt;/&lt;wordnet_contraceptive_10309659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nmark&gt;/&lt;exports&gt;/&lt;wordnet_contraceptive_10309659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weden&gt;/&lt;exports&gt;/&lt;wordnet_contraceptive_10309659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exports&gt;/&lt;wordnet_contraceptive_10309659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nada&gt;/&lt;exports&gt;/&lt;wordnet_contraceptive_10309659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yri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taly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rtugal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rdan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kraine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y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ile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uth_Afric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exico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zil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ndi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nada&gt;/&lt;exports&gt;/&lt;wordnet_medicine_106043075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azil&gt;/&lt;exports&gt;/&lt;wordnet_insecticide_1149199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pan&gt;/&lt;exports&gt;/&lt;wordnet_insecticide_11491994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taly&gt;/&lt;exports&gt;/&lt;wordnet_drink_10788522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ng_Kong&gt;/&lt;exports&gt;/&lt;wordnet_drink_10788522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&gt;/&lt;exports&gt;/&lt;wordnet_drink_10788522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y&gt;/&lt;exports&gt;/&lt;wordnet_drink_10788522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ngapore&gt;/&lt;exports&gt;/&lt;wordnet_drink_107885223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taly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ussia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land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urkmenistan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y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ople's_Republic_of_China&gt;/&lt;exports&gt;/&lt;wordnet_energy_111452218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nited_Kingdom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reland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therlands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e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many&gt;/&lt;exports&gt;/&lt;wordnet_raw_material_114596700&gt;</text:p>
          </table:table-cell>
          <table:table-cell table:number-columns-repeated="1022"/>
        </table:table-row>
        <table:table-row table:style-name="ro1">
          <table:table-cell office:value-type="string">
            <text:p>?s15 <text:s/>&lt;livesIn&gt; <text:s/>?o15 <text:s text:c="2"/>=&gt; ?s15 <text:s/>&lt;wasBornIn&gt; <text:s/>?o15 <text:s/>Support: 8.153630000295345E-4 Head coverage: 0.013812697675249718 Confidence: 0.05297060234358939 Improved confidence: 0.17116917626217892 Predictiveness: 0.6905365586239978 Improved Predictiveness: 0.11819857391858953 Std. Improved Predictiveness: 0.03657813745058249 Cardinality: 773 Pred*Conf*Body: 533.7847598163503 Pred*ImprConf*Body: 533.7847598163503 Body size: 14593 Key variable: ?s15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pchai_Nirat&gt;/&lt;wasBornIn&gt;/&lt;Thai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W._Rollins&gt;/&lt;wasBorn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Dudley,_1st_Earl_of_Leicester&gt;/&lt;wasBornIn&gt;/&lt;Warwickshi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k_Leslau&gt;/&lt;wasBornIn&gt;/&lt;Mayfai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ord_Roberts&gt;/&lt;wasBorn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McCrossan&gt;/&lt;wasBornIn&gt;/&lt;Toront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ra_Marti&gt;/&lt;wasBornIn&gt;/&lt;Split_(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N._Leedom&gt;/&lt;wasBornIn&gt;/&lt;Texa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bara_Greene&gt;/&lt;wasBornIn&gt;/&lt;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ina_Mladenovic&gt;/&lt;wasBornIn&gt;/&lt;Boulogne-Billancou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ggie_Valarino&gt;/&lt;wasBornIn&gt;/&lt;Gibralta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Wilson_(angler)&gt;/&lt;wasBornIn&gt;/&lt;Norfol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Rodney&gt;/&lt;wasBorn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gmund_Brouwer&gt;/&lt;wasBornIn&gt;/&lt;Nashville,_Tennesse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y_Saul_Morson&gt;/&lt;wasBornIn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olyn_Davidson&gt;/&lt;wasBornIn&gt;/&lt;Portland,_Oreg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arik_O'Regan&gt;/&lt;wasBornIn&gt;/&lt;New_York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irley_Huntley&gt;/&lt;wasBornIn&gt;/&lt;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skar_Klein&gt;/&lt;wasBornIn&gt;/&lt;US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rina_Rodionova&gt;/&lt;wasBornIn&gt;/&lt;Tambov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Wheatcroft&gt;/&lt;wasBornIn&gt;/&lt;Jacksonville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ander_Mack&gt;/&lt;wasBornIn&gt;/&lt;Germantown,_Philadelphia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o_Fernando_Craveiro&gt;/&lt;wasBornIn&gt;/&lt;Reci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Odersky&gt;/&lt;wasBornIn&gt;/&lt;Switzer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bhan_Babu&gt;/&lt;wasBornIn&gt;/&lt;Tamil_Nad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im_Christiana&gt;/&lt;wasBornIn&gt;/&lt;Beaver_Count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ice_Mujuru&gt;/&lt;wasBornIn&gt;/&lt;Har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=udmila_CervanovÃ¡&gt;/&lt;wasBornIn&gt;/&lt;Slovak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eran_Lalor&gt;/&lt;wasBornIn&gt;/&lt;Peekskill,_New_Yo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orraine_Coghlan&gt;/&lt;wasBornIn&gt;/&lt;Victoria_(Australia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Claudia_Winkleman&gt;/&lt;wasBornIn&gt;/&lt;Connaught_Squa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resh_Premachandran&gt;/&lt;wasBornIn&gt;/&lt;Sri_Lank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ny_Banham&gt;/&lt;wasBornIn&gt;/&lt;Hong_Ko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gon_Spengler&gt;/&lt;wasBornIn&gt;/&lt;Manhatt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._Jones&gt;/&lt;wasBornIn&gt;/&lt;Long_Prairie,_Minnesot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are__Cuzdriorean&gt;/&lt;wasBornIn&gt;/&lt;Limasso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ushal_Pal_Singh&gt;/&lt;wasBornIn&gt;/&lt;Indi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Mazhar_Mahmood_Qurashi&gt;/&lt;wasBornIn&gt;/&lt;Islamaba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_Karamatsu&gt;/&lt;wasBornIn&gt;/&lt;Waipahu,_Hawai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F._Keller&gt;/&lt;wasBornIn&gt;/&lt;Philadelph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enry_Percy,_2nd_Earl_of_Northumberland&gt;/&lt;wasBornIn&gt;/&lt;Warkworth_Castl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rence_Chant&gt;/&lt;wasBornIn&gt;/&lt;Cana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udrey_Joseph&gt;/&lt;wasBornIn&gt;/&lt;Califor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ne_Marie_Palli&gt;/&lt;wasBornIn&gt;/&lt;Scottsdale,_Arizo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ulia_Casoni&gt;/&lt;wasBornIn&gt;/&lt;Ferrar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ymond_Floyd&gt;/&lt;wasBornIn&gt;/&lt;Palm_Beach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hmed_bin_Saeed_Al_Maktoum&gt;/&lt;wasBornIn&gt;/&lt;Duba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uchraya_Hammoudi_Bayoun&gt;/&lt;wasBorn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ttila_BalÃ¡zs&gt;/&lt;wasBornIn&gt;/&lt;Budap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ed_Jarrett&gt;/&lt;wasBornIn&gt;/&lt;Mercer_Island,_Wash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erle_Wouters&gt;/&lt;wasBornIn&gt;/&lt;Riem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ton_Jonsson&gt;/&lt;wasBornIn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o_Ferreiro&gt;/&lt;wasBornIn&gt;/&lt;Porto_Alegr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ert_Coles_(golfer)&gt;/&lt;wasBorn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Bluhdorn&gt;/&lt;wasBornIn&gt;/&lt;Ridgefield,_Connecticu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ck_Marshall&gt;/&lt;wasBornIn&gt;/&lt;New_Zealand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Rafael_GÃ³mez&gt;/&lt;wasBornIn&gt;/&lt;Buenos_Aire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raig_Spence_(golfer)&gt;/&lt;wasBornIn&gt;/&lt;Melbourn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ward_Quartermaine&gt;/&lt;wasBornIn&gt;/&lt;Port_Charles,_New_York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Marie_du_Pont&gt;/&lt;wasBornIn&gt;/&lt;New_Castle_County,_Delawa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Ivan_Izquierdo&gt;/&lt;wasBornIn&gt;/&lt;Rio_Grande_do_Sul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nrique_Granados&gt;/&lt;wasBornIn&gt;/&lt;Santa_Cruz_de_Tenerif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ri_Babu&gt;/&lt;wasBornIn&gt;/&lt;Ind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ik_Bartnes&gt;/&lt;wasBornIn&gt;/&lt;Steinkjer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m_Noakes&gt;/&lt;wasBornIn&gt;/&lt;South_Afric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mneya_Abdel_Kawy&gt;/&lt;wasBornIn&gt;/&lt;Cair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Cranke&gt;/&lt;wasBorn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rbjÃ¸rn_Olesen&gt;/&lt;wasBornIn&gt;/&lt;Denmark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ron_Newman&gt;/&lt;wasBornIn&gt;/&lt;Genoa_City_(fictional_city)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Anna_Brazhnikova&gt;/&lt;wasBornIn&gt;/&lt;Swed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ul_Brandner&gt;/&lt;wasBornIn&gt;/&lt;Fra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agnier&gt;/&lt;wasBornIn&gt;/&lt;Irelan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errick_Cooper&gt;/&lt;wasBornIn&gt;/&lt;Warr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a_Fernanda_Alves&gt;/&lt;wasBornIn&gt;/&lt;FlorianÃ³polis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Piero_Baglioni&gt;/&lt;wasBornIn&gt;/&lt;Florenc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Minta&gt;/&lt;wasBornIn&gt;/&lt;Clarksville,_Indi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b_Burton&gt;/&lt;wasBornIn&gt;/&lt;Ontari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rnest_Wooton&gt;/&lt;wasBornIn&gt;/&lt;Belle_Chasse,_Louisiana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Ryu_Shikun&gt;/&lt;wasBornIn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ictor_Lescovitz&gt;/&lt;wasBornIn&gt;/&lt;Midway,_Washington_County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anne_Brushett&gt;/&lt;wasBornIn&gt;/&lt;Truro,_Nova_Scot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Aramony&gt;/&lt;wasBornIn&gt;/&lt;Alexandria,_Virgi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aomi_Broady&gt;/&lt;wasBornIn&gt;/&lt;Stockpor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m_van_de_Camp&gt;/&lt;wasBornIn&gt;/&lt;Netherland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ob_Flick&gt;/&lt;wasBornIn&gt;/&lt;Malvern,_Pennsylvan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Miller_Bligh&gt;/&lt;wasBornIn&gt;/&lt;United_Kingdo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dler_Volmar&gt;/&lt;wasBornIn&gt;/&lt;Coral_Springs,_Florid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betah&gt;/&lt;wasBornIn&gt;/&lt;Thebes,_Egyp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gnes_Szatmari&gt;/&lt;wasBornIn&gt;/&lt;Gheorgheni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ina_Fischer&gt;/&lt;wasBorn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n_Goodwin&gt;/&lt;wasBornIn&gt;/&lt;Lake_Tahoe&gt;</text:p>
          </table:table-cell>
          <table:table-cell table:number-columns-repeated="1022"/>
        </table:table-row>
        <table:table-row table:style-name="ro1">
          <table:table-cell office:value-type="string">
            <text:p>Y</text:p>
          </table:table-cell>
          <table:table-cell office:value-type="string">
            <text:p>&lt;Melanie_Gloria&gt;/&lt;wasBornIn&gt;/&lt;Montreal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Uri_Rosenthal&gt;/&lt;wasBornIn&gt;/&lt;Rot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eter_MacKay&gt;/&lt;wasBornIn&gt;/&lt;Pictou,_Nova_Scot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Tharp&gt;/&lt;wasBornIn&gt;/&lt;Delaware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Petr_Luxa&gt;/&lt;wasBornIn&gt;/&lt;Czech_Republic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atriarch_of_All_Romania&gt;/&lt;wasBornIn&gt;/&lt;Buchar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ernard_Gallacher&gt;/&lt;wasBornIn&gt;/&lt;Englan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imon_Greul&gt;/&lt;wasBornIn&gt;/&lt;Germany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Sharon_Tay&gt;/&lt;wasBornIn&gt;/&lt;Los_Angeles&gt;</text:p>
          </table:table-cell>
          <table:table-cell table:number-columns-repeated="1022"/>
        </table:table-row>
        <table:table-row table:style-name="ro1">
          <table:table-cell office:value-type="string">
            <text:p>?s11 <text:s/>&lt;isCitizenOf&gt; <text:s/>?o89 <text:s/>?o89 <text:s/>&lt;hasCapital&gt; <text:s/>?o11 <text:s text:c="2"/>=&gt; ?s11 <text:s/>&lt;diedIn&gt; <text:s/>?o11 <text:s/>Support: 7.257047141271924E-4 Head coverage: 0.03105253655894566 Confidence: 0.05049911920140928 Improved confidence: 0.38457238680827277 Predictiveness: 0.8686876100998239 Improved Predictiveness: 0.3340732676068635 Std. Improved Predictiveness: 0.04386795917121836 Cardinality: 688 Pred*Conf*Body: 597.6570757486788 Pred*ImprConf*Body: 597.6570757486788 Body size: 13624 Key variable: ?s11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Scott_MacKenzie_(snooker_player)&gt;/&lt;diedIn&gt;/&lt;Edinburg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nas_Mekas&gt;/&lt;diedIn&gt;/&lt;Vilni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man_Zubarev&gt;/&lt;diedIn&gt;/&lt;Moscow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saac_Smith_(Royal_Navy_officer)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e_Ferguso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ke_Ingham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ex_MacDowall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ses_Wolf_Goldberg&gt;/&lt;diedIn&gt;/&lt;Tallin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ctÃ¡vio_Machado&gt;/&lt;diedIn&gt;/&lt;Lisb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ames_Murdoch_Austin&gt;/&lt;diedIn&gt;/&lt;Well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ich_Little&gt;/&lt;died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na_Hall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i_Saleh_Kahlah_al-Marri&gt;/&lt;diedIn&gt;/&lt;Doh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n_Durst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us-Peter_Bach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Jennings_(boxer)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lara_de_Buen_Richkarday&gt;/&lt;diedIn&gt;/&lt;Mexico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o_Zhisheng&gt;/&lt;diedIn&gt;/&lt;Beij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iuseppe_Pisanu&gt;/&lt;died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yne_King&gt;/&lt;diedIn&gt;/&lt;Wellingt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Velimir_Ili&gt;/&lt;diedIn&gt;/&lt;Belgr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orge_Parker_Bidder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Ã©once_Verny&gt;/&lt;died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n_Li&gt;/&lt;diedIn&gt;/&lt;Beij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arry_Ditchbur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FrÃ©dÃ©ric_Gerhardt&gt;/&lt;died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ny_Vaugha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enÃ©_Rast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ophie_Theallet&gt;/&lt;died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ain_Aspect&gt;/&lt;died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rigore_Moisil&gt;/&lt;diedIn&gt;/&lt;Buchar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lvaro_Gaona&gt;/&lt;diedIn&gt;/&lt;Mexico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d_Pinsent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Pond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in_Broughto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ouben_R.T.&gt;/&lt;diedIn&gt;/&lt;Sof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areth_Potts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lie_Ila_cu&gt;/&lt;diedIn&gt;/&lt;Buchare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tyn_Jones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Ivan_Jakov</text:p>
          </table:table-cell>
          <table:table-cell table:number-columns-repeated="1022"/>
        </table:table-row>
        <table:table-row table:style-name="ro1">
          <table:table-cell office:value-type="string">
            <text:p>i&gt;/&lt;diedIn&gt;/&lt;Zagreb&gt;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Gago_Drago&gt;/&lt;diedIn&gt;/&lt;Yereva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Pyke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ed_O'Keeffe&gt;/&lt;died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Poul_Lange&gt;/&lt;diedIn&gt;/&lt;Copenhage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ponas_Babrauskas&gt;/&lt;diedIn&gt;/&lt;Vilniu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ang_Xuan&gt;/&lt;diedIn&gt;/&lt;Beiji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revor_Phillips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odrigue_Beaubois&gt;/&lt;died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Checa&gt;/&lt;died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jahn_Brahm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omatsu_Yokoyama&gt;/&lt;diedIn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garet_Thatcher_(Due_South)&gt;/&lt;died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ie_Muller&gt;/&lt;diedIn&gt;/&lt;Luxembourg_(city)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eter_Zetsche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Angela_SÃ¢rbu&gt;/&lt;diedIn&gt;/&lt;Chi_inu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ustafa_El-Sayad&gt;/&lt;diedIn&gt;/&lt;Doh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ammy_Miller&gt;/&lt;diedIn&gt;/&lt;Belfas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teve_MacManus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Kay_(Poet)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Brian_Wilson_(Labour_politician)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osta_Perovi&gt;/&lt;diedIn&gt;/&lt;Belgrad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cis_Anscombe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my_Hill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elipe_Reyes&gt;/&lt;diedIn&gt;/&lt;Madrid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JoÃ£o_Batista_Vilanova_Artigas&gt;/&lt;diedIn&gt;/&lt;BrasÃ­li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os_Mijares_Bracho&gt;/&lt;diedIn&gt;/&lt;Mexico_City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Len_Duvall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Gerardo_Machado&gt;/&lt;diedIn&gt;/&lt;Havan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e_Stone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Gavagha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ristaps_Jani</text:p>
          </table:table-cell>
          <table:table-cell table:number-columns-repeated="1022"/>
        </table:table-row>
        <table:table-row table:style-name="ro1">
          <table:table-cell office:value-type="string">
            <text:p>enoks&gt;/&lt;diedIn&gt;/&lt;Riga&gt;</text:p>
          </table:table-cell>
          <table:table-cell table:number-columns-repeated="1023"/>
        </table:table-row>
        <table:table-row table:style-name="ro1">
          <table:table-cell office:value-type="string">
            <text:p>?</text:p>
          </table:table-cell>
          <table:table-cell office:value-type="string">
            <text:p>&lt;Chris_Mort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avid_Alderton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homas_Byrne_(Meath_politician)&gt;/&lt;diedIn&gt;/&lt;Dub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Raffaella_Di_Marzio&gt;/&lt;died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On_Kawara&gt;/&lt;diedIn&gt;/&lt;Toky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NiccolÃ²_Canepa&gt;/&lt;died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Yusif_Khalil_Abdallah_Nur&gt;/&lt;diedIn&gt;/&lt;Riyadh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Dijkstal&gt;/&lt;died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William_Nygaard&gt;/&lt;diedIn&gt;/&lt;Osl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habtai_Rosenne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Dimitrios_Marmarinos&gt;/&lt;diedIn&gt;/&lt;Athen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ven_Regener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arc_Bloch&gt;/&lt;diedIn&gt;/&lt;Paris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harles_Arthur_Gauvreau&gt;/&lt;diedIn&gt;/&lt;Ottawa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Elizabeth_Butler-Sloss,_Baroness_Butler-Sloss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Hans_Heinrich_Euler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imon_Krogh&gt;/&lt;diedIn&gt;/&lt;Copenhagen&gt;</text:p>
          </table:table-cell>
          <table:table-cell table:number-columns-repeated="1022"/>
        </table:table-row>
        <table:table-row table:style-name="ro1">
          <table:table-cell office:value-type="string">
            <text:p>N</text:p>
          </table:table-cell>
          <table:table-cell office:value-type="string">
            <text:p>&lt;Filippo_Pacini&gt;/&lt;diedIn&gt;/&lt;Rome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Uri_Rosenthal&gt;/&lt;diedIn&gt;/&lt;Amsterdam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Kim_Jong-un&gt;/&lt;diedIn&gt;/&lt;Pyongyang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uan_Dominguez_(boxer)&gt;/&lt;diedIn&gt;/&lt;Santo_Domingo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ona_Abou_Hamza&gt;/&lt;diedIn&gt;/&lt;Beirut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Tom_Scholar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Carl_Wagner&gt;/&lt;diedIn&gt;/&lt;Berli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Susan_Sellers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Dollond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John_Leech_(politician)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Michael_Fordham&gt;/&lt;diedIn&gt;/&lt;London&gt;</text:p>
          </table:table-cell>
          <table:table-cell table:number-columns-repeated="1022"/>
        </table:table-row>
        <table:table-row table:style-name="ro1">
          <table:table-cell office:value-type="string">
            <text:p>?</text:p>
          </table:table-cell>
          <table:table-cell office:value-type="string">
            <text:p>&lt;Franz_MÃ¼ntefering&gt;/&lt;diedIn&gt;/&lt;Berlin&gt;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11/23/2012</text:date>, <text:time>16:3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46M46S</meta:editing-duration>
    <meta:editing-cycles>4</meta:editing-cycles>
    <meta:generator>OpenOffice.org/3.2$Unix OpenOffice.org_project/320m19$Build-9505</meta:generator>
    <dc:date>2012-11-23T16:37:55</dc:date>
    <meta:document-statistic meta:table-count="3" meta:cell-count="6676" meta:object-count="0"/>
    <meta:user-defined meta:name="Info 1"/>
    <meta:user-defined meta:name="Info 2"/>
    <meta:user-defined meta:name="Info 3"/>
    <meta:user-defined meta:name="Info 4"/>
  </office:meta>
</office:document-meta>
</file>